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7313in" style:rel-column-width="16384*"/>
    </style:style>
    <style:style style:name="Table45.B" style:family="table-column">
      <style:table-column-properties style:column-width="1.7313in" style:rel-column-width="16383*"/>
    </style:style>
    <style:style style:name="Table45.A1" style:family="table-cell">
      <style:table-cell-properties fo:padding="0.0382in" fo:border-left="0.05pt solid #000000" fo:border-right="none" fo:border-top="0.05pt solid #000000" fo:border-bottom="none"/>
    </style:style>
    <style:style style:name="Table45.D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Standard">
      <style:text-properties style:font-name="DejaVu Serif"/>
    </style:style>
    <style:style style:name="P11"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text-properties style:font-name="DejaVu Serif" fo:font-style="italic" style:font-style-asian="italic" style:font-style-complex="italic"/>
    </style:style>
    <style:style style:name="P13" style:family="paragraph" style:parent-style-name="Standard">
      <style:text-properties style:font-name="DejaVu Serif" fo:font-style="italic" fo:font-weight="normal" style:font-style-asian="italic" style:font-weight-asian="normal" style:font-style-complex="italic" style:font-weight-complex="normal"/>
    </style:style>
    <style:style style:name="P14"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5"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6" style:family="paragraph" style:parent-style-name="Standard">
      <style:text-properties style:font-name="DejaVu Serif" fo:font-size="16pt" fo:font-weight="bold" style:font-size-asian="16pt" style:font-weight-asian="bold" style:font-size-complex="16pt" style:font-weight-complex="bold"/>
    </style:style>
    <style:style style:name="P17" style:family="paragraph" style:parent-style-name="Standard">
      <style:text-properties style:font-name="DejaVu Serif" fo:font-size="14pt" fo:font-weight="bold" style:font-size-asian="12.25pt" style:font-weight-asian="bold" style:font-size-complex="14pt" style:font-weight-complex="bold"/>
    </style:style>
    <style:style style:name="P18"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text-properties style:font-name="DejaVu Serif" fo:font-size="12pt" fo:font-weight="normal" style:font-size-asian="12pt" style:font-weight-asian="normal" style:font-size-complex="12pt" style:font-weight-complex="normal"/>
    </style:style>
    <style:style style:name="P21"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2" style:family="paragraph" style:parent-style-name="Standard">
      <style:text-properties style:font-name="DejaVu Serif" fo:font-size="10pt" fo:font-weight="bold" style:font-size-asian="10pt" style:font-weight-asian="bold" style:font-size-complex="10pt" style:font-weight-complex="bold"/>
    </style:style>
    <style:style style:name="P23" style:family="paragraph" style:parent-style-name="Standard">
      <style:text-properties style:font-name="DejaVu Serif" fo:font-style="normal" style:font-style-asian="normal" style:font-style-complex="normal"/>
    </style:style>
    <style:style style:name="P24" style:family="paragraph" style:parent-style-name="Standard">
      <style:text-properties style:font-name="DejaVu Serif" fo:font-style="normal" officeooo:rsid="0015cc59" officeooo:paragraph-rsid="0015cc59" style:font-style-asian="normal" style:font-style-complex="normal"/>
    </style:style>
    <style:style style:name="P25" style:family="paragraph" style:parent-style-name="Standard">
      <style:text-properties style:font-name="DejaVu Serif" fo:font-weight="bold" style:font-weight-asian="bold" style:font-weight-complex="bold"/>
    </style:style>
    <style:style style:name="P26" style:family="paragraph" style:parent-style-name="Standard">
      <style:text-properties style:font-name="DejaVu Serif" fo:font-weight="bold" officeooo:rsid="0015cc59" officeooo:paragraph-rsid="0015cc59" style:font-weight-asian="bold" style:font-weight-complex="bold"/>
    </style:style>
    <style:style style:name="P27" style:family="paragraph" style:parent-style-name="Standard">
      <style:text-properties style:font-name="DejaVu Serif" fo:font-weight="bold" officeooo:rsid="002851fd" officeooo:paragraph-rsid="002851fd" style:font-weight-asian="bold" style:font-weight-complex="bold"/>
    </style:style>
    <style:style style:name="P28"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9" style:family="paragraph" style:parent-style-name="Standard">
      <style:text-properties style:font-name="DejaVu Serif" fo:font-weight="normal" style:font-weight-asian="normal" style:font-weight-complex="normal"/>
    </style:style>
    <style:style style:name="P30" style:family="paragraph" style:parent-style-name="Standard">
      <style:text-properties style:font-name="DejaVu Serif" fo:font-weight="normal" officeooo:paragraph-rsid="0025b8b8" style:font-weight-asian="normal" style:font-weight-complex="normal"/>
    </style:style>
    <style:style style:name="P31" style:family="paragraph" style:parent-style-name="Standard">
      <style:text-properties style:font-name="DejaVu Serif" fo:font-weight="normal" officeooo:rsid="002a3b96" officeooo:paragraph-rsid="002a3b96" style:font-weight-asian="normal" style:font-weight-complex="normal"/>
    </style:style>
    <style:style style:name="P32" style:family="paragraph" style:parent-style-name="Standard">
      <style:text-properties style:font-name="DejaVu Serif" officeooo:paragraph-rsid="0010aee3"/>
    </style:style>
    <style:style style:name="P33" style:family="paragraph" style:parent-style-name="Standard">
      <style:text-properties style:font-name="DejaVu Serif" officeooo:paragraph-rsid="0017b96b"/>
    </style:style>
    <style:style style:name="P34" style:family="paragraph" style:parent-style-name="Standard">
      <style:text-properties style:font-name="DejaVu Serif" officeooo:rsid="003d45cd" officeooo:paragraph-rsid="003d45cd"/>
    </style:style>
    <style:style style:name="P35" style:family="paragraph" style:parent-style-name="Standard">
      <style:text-properties style:font-name="DejaVu Serif" officeooo:paragraph-rsid="003d45cd"/>
    </style:style>
    <style:style style:name="P36" style:family="paragraph" style:parent-style-name="Standard">
      <style:text-properties officeooo:paragraph-rsid="000eb0a0"/>
    </style:style>
    <style:style style:name="P37" style:family="paragraph" style:parent-style-name="Standard">
      <style:text-properties officeooo:paragraph-rsid="0010aee3"/>
    </style:style>
    <style:style style:name="P38" style:family="paragraph" style:parent-style-name="Standard">
      <style:text-properties fo:font-weight="bold" officeooo:rsid="002a3b96" officeooo:paragraph-rsid="002a3b96" style:font-weight-asian="bold" style:font-weight-complex="bold"/>
    </style:style>
    <style:style style:name="P39" style:family="paragraph" style:parent-style-name="Standard">
      <style:text-properties officeooo:paragraph-rsid="0025b8b8"/>
    </style:style>
    <style:style style:name="P40" style:family="paragraph" style:parent-style-name="Standard">
      <style:text-properties officeooo:paragraph-rsid="002e3f2a"/>
    </style:style>
    <style:style style:name="P41" style:family="paragraph" style:parent-style-name="Table_20_Contents">
      <style:text-properties style:font-name="DejaVu Serif"/>
    </style:style>
    <style:style style:name="P42" style:family="paragraph" style:parent-style-name="Table_20_Contents">
      <style:text-properties style:font-name="DejaVu Serif" fo:font-weight="bold" style:font-weight-asian="bold" style:font-weight-complex="bold"/>
    </style:style>
    <style:style style:name="P43" style:family="paragraph" style:parent-style-name="Table_20_Contents">
      <style:text-properties style:font-name="DejaVu Serif" fo:font-weight="bold" officeooo:rsid="003742d6" officeooo:paragraph-rsid="003742d6" style:font-weight-asian="bold" style:font-weight-complex="bold"/>
    </style:style>
    <style:style style:name="P44" style:family="paragraph" style:parent-style-name="Table_20_Contents">
      <style:text-properties style:font-name="DejaVu Serif" fo:font-weight="bold" officeooo:rsid="003a6f04" officeooo:paragraph-rsid="003a6f04" style:font-weight-asian="bold" style:font-weight-complex="bold"/>
    </style:style>
    <style:style style:name="P45" style:family="paragraph" style:parent-style-name="Table_20_Contents">
      <style:text-properties style:font-name="DejaVu Serif" fo:font-weight="bold" officeooo:rsid="003cc71e" officeooo:paragraph-rsid="003cc71e" style:font-weight-asian="bold" style:font-weight-complex="bold"/>
    </style:style>
    <style:style style:name="P46" style:family="paragraph" style:parent-style-name="Table_20_Contents">
      <style:text-properties style:font-name="DejaVu Serif" fo:font-size="12pt" style:font-name-asian="Microsoft YaHei" style:font-size-asian="10.5pt" style:font-name-complex="Arial" style:font-size-complex="12pt"/>
    </style:style>
    <style:style style:name="P47" style:family="paragraph" style:parent-style-name="Table_20_Contents">
      <style:text-properties style:font-name="DejaVu Serif" fo:font-size="12pt" style:font-size-asian="12pt" style:font-size-complex="12pt"/>
    </style:style>
    <style:style style:name="P48" style:family="paragraph" style:parent-style-name="Table_20_Contents">
      <style:text-properties style:font-name="DejaVu Serif" fo:font-size="12pt" officeooo:rsid="002f4faf" style:font-size-asian="12pt" style:font-size-complex="12pt"/>
    </style:style>
    <style:style style:name="P49" style:family="paragraph" style:parent-style-name="Table_20_Contents">
      <style:text-properties style:font-name="DejaVu Serif" fo:font-size="12pt" officeooo:rsid="002f4faf" officeooo:paragraph-rsid="002f4faf" style:font-size-asian="12pt" style:font-size-complex="12pt"/>
    </style:style>
    <style:style style:name="P50"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51"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2"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53" style:family="paragraph" style:parent-style-name="Table_20_Contents">
      <style:text-properties style:font-name="DejaVu Serif" fo:font-weight="normal" style:font-weight-asian="normal" style:font-weight-complex="normal"/>
    </style:style>
    <style:style style:name="P54" style:family="paragraph" style:parent-style-name="Table_20_Contents">
      <style:text-properties style:font-name="DejaVu Serif" officeooo:rsid="00323c57" officeooo:paragraph-rsid="00323c57"/>
    </style:style>
    <style:style style:name="P55" style:family="paragraph" style:parent-style-name="Table_20_Contents">
      <style:text-properties style:font-name="DejaVu Serif" officeooo:rsid="0033f3fd" officeooo:paragraph-rsid="0033f3fd"/>
    </style:style>
    <style:style style:name="P56" style:family="paragraph" style:parent-style-name="Table_20_Contents">
      <style:text-properties style:font-name="DejaVu Serif" officeooo:rsid="0033f3fd" officeooo:paragraph-rsid="00352545"/>
    </style:style>
    <style:style style:name="P57" style:family="paragraph" style:parent-style-name="Table_20_Contents">
      <style:text-properties style:font-name="DejaVu Serif" officeooo:rsid="0033f3fd" officeooo:paragraph-rsid="00353164"/>
    </style:style>
    <style:style style:name="P58" style:family="paragraph" style:parent-style-name="Table_20_Contents">
      <style:text-properties style:font-name="DejaVu Serif" officeooo:rsid="00352545" officeooo:paragraph-rsid="00352545"/>
    </style:style>
    <style:style style:name="P59" style:family="paragraph" style:parent-style-name="Table_20_Contents">
      <style:text-properties style:font-name="DejaVu Serif" officeooo:rsid="00352545" officeooo:paragraph-rsid="00353164"/>
    </style:style>
    <style:style style:name="P60" style:family="paragraph" style:parent-style-name="Table_20_Contents">
      <style:text-properties style:font-name="DejaVu Serif" officeooo:paragraph-rsid="00352545"/>
    </style:style>
    <style:style style:name="P61" style:family="paragraph" style:parent-style-name="Table_20_Contents">
      <style:text-properties style:font-name="DejaVu Serif" officeooo:paragraph-rsid="00353164"/>
    </style:style>
    <style:style style:name="P62" style:family="paragraph" style:parent-style-name="Table_20_Contents">
      <style:text-properties style:font-name="DejaVu Serif" officeooo:rsid="003742d6" officeooo:paragraph-rsid="003742d6"/>
    </style:style>
    <style:style style:name="P63" style:family="paragraph" style:parent-style-name="Table_20_Contents">
      <style:text-properties style:font-name="DejaVu Serif" officeooo:rsid="003a6f04" officeooo:paragraph-rsid="003a6f04"/>
    </style:style>
    <style:style style:name="P64" style:family="paragraph" style:parent-style-name="Table_20_Contents">
      <style:text-properties officeooo:paragraph-rsid="003a6f04"/>
    </style:style>
    <style:style style:name="P65" style:family="paragraph" style:parent-style-name="Text_20_body">
      <style:text-properties style:font-name="DejaVu Serif"/>
    </style:style>
    <style:style style:name="P66" style:family="paragraph" style:parent-style-name="Text_20_body">
      <style:text-properties style:font-name="DejaVu Serif" fo:font-weight="bold" style:font-weight-asian="bold" style:font-weight-complex="bold"/>
    </style:style>
    <style:style style:name="P67" style:family="paragraph" style:parent-style-name="Text_20_body">
      <style:text-properties style:font-name="DejaVu Serif" fo:font-weight="bold" officeooo:rsid="001f5f31" officeooo:paragraph-rsid="001f5f31" style:font-weight-asian="bold" style:font-weight-complex="bold"/>
    </style:style>
    <style:style style:name="P68" style:family="paragraph" style:parent-style-name="Text_20_body">
      <style:text-properties style:font-name="DejaVu Serif" fo:font-weight="bold" officeooo:rsid="001f5f31" officeooo:paragraph-rsid="0033f3fd" style:font-weight-asian="bold" style:font-weight-complex="bold"/>
    </style:style>
    <style:style style:name="P69" style:family="paragraph" style:parent-style-name="Text_20_body">
      <style:text-properties style:font-name="DejaVu Serif" fo:font-weight="bold" officeooo:rsid="001f5f31" officeooo:paragraph-rsid="00352545" style:font-weight-asian="bold" style:font-weight-complex="bold"/>
    </style:style>
    <style:style style:name="P70" style:family="paragraph" style:parent-style-name="Text_20_body">
      <style:text-properties style:font-name="DejaVu Serif" fo:font-weight="bold" officeooo:rsid="001f5f31" officeooo:paragraph-rsid="00353164" style:font-weight-asian="bold" style:font-weight-complex="bold"/>
    </style:style>
    <style:style style:name="P71" style:family="paragraph" style:parent-style-name="Text_20_body">
      <style:text-properties style:font-name="DejaVu Serif" fo:font-weight="bold" officeooo:rsid="00353164" officeooo:paragraph-rsid="00353164" style:font-weight-asian="bold" style:font-weight-complex="bold"/>
    </style:style>
    <style:style style:name="P72" style:family="paragraph" style:parent-style-name="Text_20_body">
      <style:text-properties style:font-name="DejaVu Serif" fo:font-weight="bold" officeooo:rsid="00356364" officeooo:paragraph-rsid="00356364" style:font-weight-asian="bold" style:font-weight-complex="bold"/>
    </style:style>
    <style:style style:name="P73" style:family="paragraph" style:parent-style-name="Text_20_body">
      <style:text-properties style:font-name="DejaVu Serif" fo:font-weight="bold" officeooo:rsid="00371702" officeooo:paragraph-rsid="00371702" style:font-weight-asian="bold" style:font-weight-complex="bold"/>
    </style:style>
    <style:style style:name="P74"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75"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76"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77"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78"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79" style:family="paragraph" style:parent-style-name="Text_20_body">
      <style:text-properties style:font-name="DejaVu Serif" fo:font-style="normal" fo:font-weight="bold" style:font-style-asian="normal" style:font-weight-asian="bold" style:font-style-complex="normal" style:font-weight-complex="bold"/>
    </style:style>
    <style:style style:name="P80" style:family="paragraph" style:parent-style-name="Text_20_body">
      <style:text-properties style:font-name="DejaVu Serif" fo:font-style="normal" style:font-style-asian="normal" style:font-style-complex="normal"/>
    </style:style>
    <style:style style:name="P81" style:family="paragraph" style:parent-style-name="Text_20_body">
      <style:text-properties style:font-name="DejaVu Serif" fo:font-weight="normal" style:font-weight-asian="normal" style:font-weight-complex="normal"/>
    </style:style>
    <style:style style:name="P82" style:family="paragraph" style:parent-style-name="Text_20_body">
      <style:text-properties style:font-name="DejaVu Serif" fo:font-weight="normal" officeooo:rsid="00371702" officeooo:paragraph-rsid="00371702" style:font-weight-asian="normal" style:font-weight-complex="normal"/>
    </style:style>
    <style:style style:name="P83" style:family="paragraph" style:parent-style-name="Text_20_body">
      <style:text-properties style:font-name="DejaVu Serif" fo:font-weight="normal" officeooo:rsid="00371702" officeooo:paragraph-rsid="003742d6" style:font-weight-asian="normal" style:font-weight-complex="normal"/>
    </style:style>
    <style:style style:name="P84" style:family="paragraph" style:parent-style-name="Text_20_body">
      <style:text-properties style:font-name="DejaVu Serif" fo:font-weight="normal" officeooo:rsid="003742d6" officeooo:paragraph-rsid="003742d6" style:font-weight-asian="normal" style:font-weight-complex="normal"/>
    </style:style>
    <style:style style:name="P85"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86" style:family="paragraph" style:parent-style-name="Text_20_body">
      <style:text-properties style:font-name="DejaVu Serif" officeooo:rsid="001cc52f" officeooo:paragraph-rsid="001cc52f"/>
    </style:style>
    <style:style style:name="P87"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88"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officeooo:rsid="00204d19" officeooo:paragraph-rsid="00204d19" style:font-weight-asian="bold" style:font-weight-complex="bold"/>
    </style:style>
    <style:style style:name="P91" style:family="paragraph" style:parent-style-name="Text_20_body">
      <style:text-properties fo:font-weight="bold" officeooo:paragraph-rsid="00204d19" style:font-weight-asian="bold" style:font-weight-complex="bold"/>
    </style:style>
    <style:style style:name="P92" style:family="paragraph" style:parent-style-name="Text_20_body">
      <style:text-properties fo:font-weight="bold" officeooo:rsid="0022f57a" officeooo:paragraph-rsid="0022f57a" style:font-weight-asian="bold" style:font-weight-complex="bold"/>
    </style:style>
    <style:style style:name="P93" style:family="paragraph" style:parent-style-name="Text_20_body">
      <style:text-properties fo:font-weight="bold" officeooo:rsid="00241884" officeooo:paragraph-rsid="00241884" style:font-weight-asian="bold" style:font-weight-complex="bold"/>
    </style:style>
    <style:style style:name="P94" style:family="paragraph" style:parent-style-name="Text_20_body">
      <style:text-properties fo:font-weight="bold" officeooo:rsid="0026c136" officeooo:paragraph-rsid="0026c136" style:font-weight-asian="bold" style:font-weight-complex="bold"/>
    </style:style>
    <style:style style:name="P95" style:family="paragraph" style:parent-style-name="Text_20_body">
      <style:text-properties fo:font-weight="bold" officeooo:rsid="002836a8" officeooo:paragraph-rsid="002836a8" style:font-weight-asian="bold" style:font-weight-complex="bold"/>
    </style:style>
    <style:style style:name="P96" style:family="paragraph" style:parent-style-name="Text_20_body">
      <style:text-properties fo:font-weight="bold" officeooo:rsid="0030dc7a" officeooo:paragraph-rsid="0030dc7a" style:font-weight-asian="bold" style:font-weight-complex="bold"/>
    </style:style>
    <style:style style:name="P97" style:family="paragraph" style:parent-style-name="Text_20_body">
      <style:text-properties fo:font-weight="bold" officeooo:rsid="00353164" officeooo:paragraph-rsid="00353164" style:font-weight-asian="bold" style:font-weight-complex="bold"/>
    </style:style>
    <style:style style:name="P98" style:family="paragraph" style:parent-style-name="Text_20_body">
      <style:text-properties fo:font-weight="bold" officeooo:rsid="00356364" officeooo:paragraph-rsid="0035e8aa" style:font-weight-asian="bold" style:font-weight-complex="bold"/>
    </style:style>
    <style:style style:name="P99" style:family="paragraph" style:parent-style-name="Text_20_body">
      <style:text-properties fo:font-weight="bold" officeooo:rsid="00356364" officeooo:paragraph-rsid="00371702" style:font-weight-asian="bold" style:font-weight-complex="bold"/>
    </style:style>
    <style:style style:name="P100" style:family="paragraph" style:parent-style-name="Text_20_body">
      <style:text-properties fo:font-weight="bold" officeooo:rsid="00371702" officeooo:paragraph-rsid="00371702" style:font-weight-asian="bold" style:font-weight-complex="bold"/>
    </style:style>
    <style:style style:name="P101" style:family="paragraph" style:parent-style-name="Text_20_body">
      <style:text-properties fo:font-weight="bold" officeooo:rsid="001cc52f" officeooo:paragraph-rsid="001cc52f" style:font-weight-asian="bold" style:font-weight-complex="bold"/>
    </style:style>
    <style:style style:name="P102" style:family="paragraph" style:parent-style-name="Text_20_body">
      <style:text-properties fo:font-weight="bold" officeooo:rsid="003742d6" officeooo:paragraph-rsid="003742d6" style:font-weight-asian="bold" style:font-weight-complex="bold"/>
    </style:style>
    <style:style style:name="P103" style:family="paragraph" style:parent-style-name="Text_20_body">
      <style:text-properties fo:font-weight="normal" style:font-weight-asian="normal" style:font-weight-complex="normal"/>
    </style:style>
    <style:style style:name="P104" style:family="paragraph" style:parent-style-name="Text_20_body">
      <style:text-properties fo:font-weight="normal" officeooo:rsid="001cc52f" officeooo:paragraph-rsid="001cc52f" style:font-weight-asian="normal" style:font-weight-complex="normal"/>
    </style:style>
    <style:style style:name="P105" style:family="paragraph" style:parent-style-name="Text_20_body">
      <style:text-properties fo:font-weight="normal" officeooo:rsid="001cc52f" officeooo:paragraph-rsid="00356364" style:font-weight-asian="normal" style:font-weight-complex="normal"/>
    </style:style>
    <style:style style:name="P106" style:family="paragraph" style:parent-style-name="Text_20_body">
      <style:text-properties fo:font-weight="normal" officeooo:rsid="0026742a" officeooo:paragraph-rsid="0026742a" style:font-weight-asian="normal" style:font-weight-complex="normal"/>
    </style:style>
    <style:style style:name="P107" style:family="paragraph" style:parent-style-name="Text_20_body">
      <style:text-properties fo:font-weight="normal" officeooo:rsid="0026742a" officeooo:paragraph-rsid="0026c136" style:font-weight-asian="normal" style:font-weight-complex="normal"/>
    </style:style>
    <style:style style:name="P108" style:family="paragraph" style:parent-style-name="Text_20_body">
      <style:text-properties fo:font-weight="normal" officeooo:rsid="00371702" officeooo:paragraph-rsid="00371702" style:font-weight-asian="normal" style:font-weight-complex="normal"/>
    </style:style>
    <style:style style:name="P109" style:family="paragraph" style:parent-style-name="Text_20_body">
      <style:text-properties fo:font-weight="normal" officeooo:rsid="003a6f04" officeooo:paragraph-rsid="003a6f04" style:font-weight-asian="normal" style:font-weight-complex="normal"/>
    </style:style>
    <style:style style:name="P110" style:family="paragraph" style:parent-style-name="Text_20_body">
      <style:text-properties fo:font-weight="normal" officeooo:rsid="002836a8" officeooo:paragraph-rsid="002836a8" style:font-weight-asian="normal" style:font-weight-complex="normal"/>
    </style:style>
    <style:style style:name="P111" style:family="paragraph" style:parent-style-name="Text_20_body">
      <style:text-properties officeooo:paragraph-rsid="001f8fa9"/>
    </style:style>
    <style:style style:name="P112" style:family="paragraph" style:parent-style-name="Text_20_body">
      <style:text-properties officeooo:paragraph-rsid="00241884"/>
    </style:style>
    <style:style style:name="P113" style:family="paragraph" style:parent-style-name="Text_20_body">
      <style:text-properties officeooo:paragraph-rsid="0026742a"/>
    </style:style>
    <style:style style:name="P114" style:family="paragraph" style:parent-style-name="Text_20_body">
      <style:text-properties officeooo:paragraph-rsid="0028975a"/>
    </style:style>
    <style:style style:name="P115" style:family="paragraph" style:parent-style-name="Text_20_body">
      <style:text-properties officeooo:paragraph-rsid="002836a8"/>
    </style:style>
    <style:style style:name="P116" style:family="paragraph" style:parent-style-name="Text_20_body">
      <style:text-properties officeooo:paragraph-rsid="0033f3fd"/>
    </style:style>
    <style:style style:name="P117" style:family="paragraph" style:parent-style-name="Text_20_body">
      <style:text-properties officeooo:paragraph-rsid="00356364"/>
    </style:style>
    <style:style style:name="P118" style:family="paragraph" style:parent-style-name="Text_20_body">
      <style:text-properties officeooo:paragraph-rsid="003742d6"/>
    </style:style>
    <style:style style:name="P119" style:family="paragraph" style:parent-style-name="Text_20_body">
      <style:text-properties officeooo:paragraph-rsid="001cc52f"/>
    </style:style>
    <style:style style:name="P120" style:family="paragraph" style:parent-style-name="Text_20_body">
      <style:text-properties officeooo:paragraph-rsid="003a38ee"/>
    </style:style>
    <style:style style:name="P121"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22"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23" style:family="paragraph" style:parent-style-name="Text_20_body">
      <style:text-properties officeooo:rsid="003d45cd" officeooo:paragraph-rsid="003d45cd"/>
    </style:style>
    <style:style style:name="P124" style:family="paragraph" style:parent-style-name="Text_20_body">
      <style:paragraph-properties fo:margin-top="0in" fo:margin-bottom="0in" loext:contextual-spacing="false"/>
      <style:text-properties style:font-name="DejaVu Serif"/>
    </style:style>
    <style:style style:name="P125" style:family="paragraph" style:parent-style-name="Heading_20_1">
      <style:text-properties style:font-name="DejaVu Serif"/>
    </style:style>
    <style:style style:name="P126" style:family="paragraph" style:parent-style-name="Heading_20_1" style:list-style-name="">
      <style:text-properties style:font-name="DejaVu Serif"/>
    </style:style>
    <style:style style:name="P127"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28" style:family="paragraph" style:parent-style-name="Heading_20_1">
      <style:paragraph-properties fo:margin-top="0in" fo:margin-bottom="0in" loext:contextual-spacing="false"/>
      <style:text-properties officeooo:paragraph-rsid="00323c57"/>
    </style:style>
    <style:style style:name="P129"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0"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1" style:family="paragraph" style:parent-style-name="Heading_20_1">
      <style:paragraph-properties fo:break-before="page"/>
      <style:text-properties style:font-name="DejaVu Serif"/>
    </style:style>
    <style:style style:name="P132"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3"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34" style:family="paragraph" style:parent-style-name="Heading_20_1">
      <style:paragraph-properties fo:margin-top="0.0083in" fo:margin-bottom="0in" loext:contextual-spacing="false" fo:text-align="center" style:justify-single-word="false"/>
      <style:text-properties style:font-name="DejaVu Serif"/>
    </style:style>
    <style:style style:name="P135"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6" style:family="paragraph" style:parent-style-name="Heading_20_2">
      <style:text-properties style:font-name="DejaVu Serif"/>
    </style:style>
    <style:style style:name="P137" style:family="paragraph" style:parent-style-name="Heading_20_2">
      <style:paragraph-properties fo:break-before="page"/>
      <style:text-properties style:font-name="DejaVu Serif"/>
    </style:style>
    <style:style style:name="P138" style:family="paragraph" style:parent-style-name="Heading_20_3">
      <style:text-properties style:font-name="DejaVu Serif"/>
    </style:style>
    <style:style style:name="P139" style:family="paragraph" style:parent-style-name="Heading_20_3">
      <style:text-properties style:font-name="DejaVu Serif" officeooo:rsid="002a3b96" officeooo:paragraph-rsid="002a3b96"/>
    </style:style>
    <style:style style:name="P140"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41" style:family="paragraph" style:parent-style-name="Heading_20_3">
      <style:paragraph-properties fo:margin-top="0.1366in" fo:margin-bottom="0.1228in" loext:contextual-spacing="false"/>
      <style:text-properties style:font-name="DejaVu Serif"/>
    </style:style>
    <style:style style:name="P142" style:family="paragraph" style:parent-style-name="Heading_20_3">
      <style:paragraph-properties fo:break-before="page"/>
      <style:text-properties style:font-name="DejaVu Serif"/>
    </style:style>
    <style:style style:name="P143" style:family="paragraph" style:parent-style-name="Standard" style:list-style-name="L1"/>
    <style:style style:name="P144" style:family="paragraph" style:parent-style-name="Standard" style:list-style-name="L2">
      <style:text-properties officeooo:paragraph-rsid="0030a597"/>
    </style:style>
    <style:style style:name="P145" style:family="paragraph" style:parent-style-name="Standard" style:list-style-name="L2">
      <style:text-properties fo:font-weight="bold" officeooo:rsid="002bbe54" officeooo:paragraph-rsid="002bbe54" style:font-weight-asian="bold" style:font-weight-complex="bold"/>
    </style:style>
    <style:style style:name="P146" style:family="paragraph" style:parent-style-name="Standard">
      <style:text-properties style:font-name="DejaVu Serif"/>
    </style:style>
    <style:style style:name="P147" style:family="paragraph" style:parent-style-name="Standard" style:list-style-name="L2">
      <style:text-properties style:font-name="DejaVu Serif" fo:font-weight="normal" officeooo:rsid="002bbe54" officeooo:paragraph-rsid="002bbe54" style:font-weight-asian="normal" style:font-weight-complex="normal"/>
    </style:style>
    <style:style style:name="P148"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49"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50"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51"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52" style:family="paragraph" style:parent-style-name="Standard" style:list-style-name="L2">
      <style:text-properties fo:font-size="12pt" officeooo:paragraph-rsid="002bbe54" style:font-size-asian="12pt" style:font-size-complex="12pt"/>
    </style:style>
    <style:style style:name="P153" style:family="paragraph" style:parent-style-name="Standard" style:list-style-name="L2">
      <style:text-properties fo:font-size="12pt" officeooo:rsid="002bbe54" officeooo:paragraph-rsid="002bbe54" style:font-size-asian="12pt" style:font-size-complex="12pt"/>
    </style:style>
    <style:style style:name="P154" style:family="paragraph" style:parent-style-name="Standard" style:list-style-name="L3">
      <style:text-properties officeooo:paragraph-rsid="002f4faf"/>
    </style:style>
    <style:style style:name="P155" style:family="paragraph" style:parent-style-name="Standard" style:list-style-name="L1">
      <style:paragraph-properties fo:margin-top="0.0398in" fo:margin-bottom="0.0398in" loext:contextual-spacing="false"/>
      <style:text-properties officeooo:paragraph-rsid="00241884"/>
    </style:style>
    <style:style style:name="P156" style:family="paragraph" style:parent-style-name="Table_20_Contents">
      <style:text-properties style:font-name="DejaVu Serif" fo:font-weight="bold" officeooo:rsid="0041c895" officeooo:paragraph-rsid="0041c895" style:font-weight-asian="bold" style:font-weight-complex="bold"/>
    </style:style>
    <style:style style:name="P157" style:family="paragraph" style:parent-style-name="Table_20_Contents">
      <style:text-properties style:font-name="DejaVu Serif" fo:font-weight="normal" officeooo:rsid="0041c895" officeooo:paragraph-rsid="0041c895" style:font-weight-asian="normal" style:font-weight-complex="normal"/>
    </style:style>
    <style:style style:name="P158"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159" style:family="paragraph" style:parent-style-name="Table_20_Contents">
      <style:text-properties style:font-name="DejaVu Serif" officeooo:rsid="00438853" officeooo:paragraph-rsid="00438853"/>
    </style:style>
    <style:style style:name="P160" style:family="paragraph" style:parent-style-name="Table_20_Contents">
      <style:text-properties style:font-name="DejaVu Serif" officeooo:rsid="003742d6" officeooo:paragraph-rsid="003742d6"/>
    </style:style>
    <style:style style:name="P161"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162"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163"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164"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16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66" style:family="paragraph" style:parent-style-name="Text_20_body" style:list-style-name="L4">
      <style:text-properties fo:font-weight="normal" officeooo:rsid="0021f087" officeooo:paragraph-rsid="0021f087" style:font-weight-asian="normal" style:font-weight-complex="normal"/>
    </style:style>
    <style:style style:name="P167" style:family="paragraph" style:parent-style-name="Text_20_body" style:list-style-name="L5">
      <style:text-properties fo:font-weight="normal" officeooo:rsid="0022f57a" officeooo:paragraph-rsid="0022f57a" style:font-weight-asian="normal" style:font-weight-complex="normal"/>
    </style:style>
    <style:style style:name="P168" style:family="paragraph" style:parent-style-name="Text_20_body" style:list-style-name="L6">
      <style:text-properties fo:font-weight="normal" officeooo:rsid="0026742a" officeooo:paragraph-rsid="0026742a" style:font-weight-asian="normal" style:font-weight-complex="normal"/>
    </style:style>
    <style:style style:name="P169" style:family="paragraph" style:parent-style-name="Text_20_body" style:list-style-name="L7">
      <style:text-properties fo:font-weight="normal" officeooo:rsid="0026c136" officeooo:paragraph-rsid="002851fd" style:font-weight-asian="normal" style:font-weight-complex="normal"/>
    </style:style>
    <style:style style:name="P170" style:family="paragraph" style:parent-style-name="Text_20_body" style:list-style-name="L7">
      <style:text-properties fo:font-weight="normal" officeooo:rsid="0026c136" officeooo:paragraph-rsid="0026c136" style:font-weight-asian="normal" style:font-weight-complex="normal"/>
    </style:style>
    <style:style style:name="P171" style:family="paragraph" style:parent-style-name="Text_20_body" style:list-style-name="L7">
      <style:text-properties fo:font-weight="normal" officeooo:rsid="0026c136" officeooo:paragraph-rsid="0028975a" style:font-weight-asian="normal" style:font-weight-complex="normal"/>
    </style:style>
    <style:style style:name="P172" style:family="paragraph" style:parent-style-name="Text_20_body" style:list-style-name="L8">
      <style:text-properties fo:font-weight="normal" officeooo:rsid="0026c136" officeooo:paragraph-rsid="0026c136" style:font-weight-asian="normal" style:font-weight-complex="normal"/>
    </style:style>
    <style:style style:name="P173" style:family="paragraph" style:parent-style-name="Text_20_body" style:list-style-name="L7">
      <style:text-properties fo:font-weight="normal" officeooo:paragraph-rsid="0026c136" style:font-weight-asian="normal" style:font-weight-complex="normal"/>
    </style:style>
    <style:style style:name="P174" style:family="paragraph" style:parent-style-name="Text_20_body" style:list-style-name="List_20_1">
      <style:text-properties fo:font-weight="normal" style:font-weight-asian="normal" style:font-weight-complex="normal"/>
    </style:style>
    <style:style style:name="P175" style:family="paragraph" style:parent-style-name="Text_20_body" style:list-style-name="L9">
      <style:text-properties fo:font-weight="normal" style:font-weight-asian="normal" style:font-weight-complex="normal"/>
    </style:style>
    <style:style style:name="P176" style:family="paragraph" style:parent-style-name="Text_20_body" style:list-style-name="L6">
      <style:text-properties officeooo:paragraph-rsid="0026742a"/>
    </style:style>
    <style:style style:name="P177" style:family="paragraph" style:parent-style-name="Text_20_body" style:list-style-name="L6">
      <style:text-properties fo:font-weight="bold" officeooo:rsid="0026742a" officeooo:paragraph-rsid="0026742a" style:font-weight-asian="bold" style:font-weight-complex="bold"/>
    </style:style>
    <style:style style:name="P178" style:family="paragraph" style:parent-style-name="Text_20_body" style:list-style-name="L7">
      <style:text-properties fo:font-weight="bold" officeooo:rsid="0026c136" officeooo:paragraph-rsid="0026c136" style:font-weight-asian="bold" style:font-weight-complex="bold"/>
    </style:style>
    <style:style style:name="P179" style:family="paragraph" style:parent-style-name="Text_20_body" style:list-style-name="L8">
      <style:text-properties fo:font-weight="bold" officeooo:rsid="0026c136" officeooo:paragraph-rsid="0026c136" style:font-weight-asian="bold" style:font-weight-complex="bold"/>
    </style:style>
    <style:style style:name="P180" style:family="paragraph" style:parent-style-name="Text_20_body" style:list-style-name="List_20_1">
      <style:text-properties fo:font-weight="bold" style:font-weight-asian="bold" style:font-weight-complex="bold"/>
    </style:style>
    <style:style style:name="P181" style:family="paragraph" style:parent-style-name="Text_20_body" style:list-style-name="L7">
      <style:text-properties officeooo:paragraph-rsid="0026c136"/>
    </style:style>
    <style:style style:name="P182" style:family="paragraph" style:parent-style-name="Text_20_body" style:list-style-name="L7">
      <style:text-properties officeooo:paragraph-rsid="0028975a"/>
    </style:style>
    <style:style style:name="P183" style:family="paragraph" style:parent-style-name="Text_20_body" style:list-style-name="List_20_1"/>
    <style:style style:name="P184" style:family="paragraph" style:parent-style-name="Text_20_body" style:list-style-name="List_20_1">
      <style:text-properties style:font-name="DejaVu Serif"/>
    </style:style>
    <style:style style:name="P185" style:family="paragraph" style:parent-style-name="Text_20_body" style:list-style-name="List_20_1">
      <style:text-properties style:font-name="DejaVu Serif" fo:font-weight="bold" style:font-weight-asian="bold" style:font-weight-complex="bold"/>
    </style:style>
    <style:style style:name="P186" style:family="paragraph" style:parent-style-name="Text_20_body" style:list-style-name="List_20_1">
      <style:text-properties style:font-name="DejaVu Serif" fo:font-weight="normal" style:font-weight-asian="normal" style:font-weight-complex="normal"/>
    </style:style>
    <style:style style:name="P187" style:family="paragraph" style:parent-style-name="Text_20_body" style:list-style-name="L10">
      <style:text-properties style:font-name="DejaVu Serif" fo:font-weight="normal" style:font-weight-asian="normal" style:font-weight-complex="normal"/>
    </style:style>
    <style:style style:name="P188" style:family="paragraph" style:parent-style-name="Text_20_body" style:list-style-name="L14">
      <style:text-properties style:font-name="DejaVu Serif" fo:font-weight="normal" style:font-weight-asian="normal" style:font-weight-complex="normal"/>
    </style:style>
    <style:style style:name="P189" style:family="paragraph" style:parent-style-name="Text_20_body" style:list-style-name="Numbering_20_123">
      <style:text-properties style:font-name="DejaVu Serif"/>
    </style:style>
    <style:style style:name="P190"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191"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192"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193"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194" style:family="paragraph" style:parent-style-name="Text_20_body" style:list-style-name="L12">
      <style:text-properties style:font-name="DejaVu Serif" fo:font-style="normal" style:font-style-asian="normal" style:font-style-complex="normal"/>
    </style:style>
    <style:style style:name="P195" style:family="paragraph" style:parent-style-name="Text_20_body" style:list-style-name="L13">
      <style:text-properties style:font-name="DejaVu Serif" fo:font-style="normal" style:font-style-asian="normal" style:font-style-complex="normal"/>
    </style:style>
    <style:style style:name="P196" style:family="paragraph" style:parent-style-name="Text_20_body" style:list-style-name="L11">
      <style:text-properties style:font-name="DejaVu Serif"/>
    </style:style>
    <style:style style:name="P197"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198" style:family="paragraph" style:parent-style-name="Text_20_body" style:list-style-name="L9"/>
    <style:style style:name="P199" style:family="paragraph" style:parent-style-name="Text_20_body" style:list-style-name="L10"/>
    <style:style style:name="P200" style:family="paragraph" style:parent-style-name="Text_20_body" style:list-style-name="L12"/>
    <style:style style:name="P201" style:family="paragraph" style:parent-style-name="Text_20_body">
      <style:text-properties officeooo:paragraph-rsid="00402f6a"/>
    </style:style>
    <style:style style:name="P202" style:family="paragraph" style:parent-style-name="Text_20_body">
      <style:text-properties officeooo:paragraph-rsid="00371702"/>
    </style:style>
    <style:style style:name="P203" style:family="paragraph" style:parent-style-name="Text_20_body">
      <style:text-properties officeooo:paragraph-rsid="003742d6"/>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bold" officeooo:rsid="0030dc7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04d19" style:font-weight-asian="normal" style:font-weight-complex="normal"/>
    </style:style>
    <style:style style:name="T12" style:family="text">
      <style:text-properties fo:font-weight="normal" officeooo:rsid="00241884" style:font-weight-asian="normal" style:font-weight-complex="normal"/>
    </style:style>
    <style:style style:name="T13" style:family="text">
      <style:text-properties fo:font-weight="normal" officeooo:rsid="0026742a" style:font-weight-asian="normal" style:font-weight-complex="normal"/>
    </style:style>
    <style:style style:name="T14" style:family="text">
      <style:text-properties fo:font-weight="normal" officeooo:rsid="002836a8" style:font-weight-asian="normal" style:font-weight-complex="normal"/>
    </style:style>
    <style:style style:name="T15" style:family="text">
      <style:text-properties fo:font-weight="normal" officeooo:rsid="002851fd" style:font-weight-asian="normal" style:font-weight-complex="normal"/>
    </style:style>
    <style:style style:name="T16" style:family="text">
      <style:text-properties fo:font-weight="normal" officeooo:rsid="0028975a" style:font-weight-asian="normal" style:font-weight-complex="normal"/>
    </style:style>
    <style:style style:name="T17" style:family="text">
      <style:text-properties fo:font-weight="normal" officeooo:rsid="0026c136" style:font-weight-asian="normal" style:font-weight-complex="normal"/>
    </style:style>
    <style:style style:name="T18" style:family="text">
      <style:text-properties fo:font-weight="normal" officeooo:rsid="00323c57"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style:style>
    <style:style style:name="T21" style:family="text">
      <style:text-properties style:text-position="super 58%" style:font-name="DejaVu Serif"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15cc59" style:font-style-asian="normal" style:font-style-complex="normal"/>
    </style:style>
    <style:style style:name="T24" style:family="text">
      <style:text-properties fo:font-style="normal" officeooo:rsid="0017b96b" style:font-style-asian="normal" style:font-style-complex="normal"/>
    </style:style>
    <style:style style:name="T25" style:family="text">
      <style:text-properties fo:font-style="normal" officeooo:rsid="0017ecec" style:font-style-asian="normal" style:font-style-complex="normal"/>
    </style:style>
    <style:style style:name="T26" style:family="text">
      <style:text-properties fo:font-style="normal" officeooo:rsid="001915cf"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04d19" style:font-style-asian="normal" style:font-weight-asian="normal" style:font-style-complex="normal" style:font-weight-complex="normal"/>
    </style:style>
    <style:style style:name="T30" style:family="text">
      <style:text-properties fo:font-style="normal" fo:font-weight="normal" officeooo:rsid="0021f087" style:font-style-asian="normal" style:font-weight-asian="normal" style:font-style-complex="normal" style:font-weight-complex="normal"/>
    </style:style>
    <style:style style:name="T31" style:family="text">
      <style:text-properties fo:font-style="normal" fo:font-weight="normal" officeooo:rsid="0022f57a" style:font-style-asian="normal" style:font-weight-asian="normal" style:font-style-complex="normal" style:font-weight-complex="normal"/>
    </style:style>
    <style:style style:name="T32" style:family="text">
      <style:text-properties fo:font-style="normal" fo:font-weight="normal" officeooo:rsid="00241884" style:font-style-asian="normal" style:font-weight-asian="normal" style:font-style-complex="normal" style:font-weight-complex="normal"/>
    </style:style>
    <style:style style:name="T33" style:family="text">
      <style:text-properties fo:font-style="normal" fo:font-weight="normal" officeooo:rsid="0026742a" style:font-style-asian="normal" style:font-weight-asian="normal" style:font-style-complex="normal" style:font-weight-complex="normal"/>
    </style:style>
    <style:style style:name="T34" style:family="text">
      <style:text-properties fo:font-style="normal" fo:font-weight="normal" officeooo:rsid="0028975a" style:font-style-asian="normal" style:font-weight-asian="normal" style:font-style-complex="normal" style:font-weight-complex="normal"/>
    </style:style>
    <style:style style:name="T35" style:family="text">
      <style:text-properties fo:font-style="normal" fo:font-weight="normal" officeooo:rsid="00323c57" style:font-style-asian="normal" style:font-weight-asian="normal" style:font-style-complex="normal" style:font-weight-complex="normal"/>
    </style:style>
    <style:style style:name="T36" style:family="text">
      <style:text-properties style:font-name="DejaVu Serif"/>
    </style:style>
    <style:style style:name="T37" style:family="text">
      <style:text-properties style:font-name="DejaVu Serif" fo:font-style="italic" style:font-style-asian="italic" style:font-style-complex="italic"/>
    </style:style>
    <style:style style:name="T38" style:family="text">
      <style:text-properties style:font-name="DejaVu Serif" fo:font-style="italic" fo:font-weight="normal" style:font-style-asian="italic" style:font-weight-asian="normal" style:font-style-complex="italic" style:font-weight-complex="normal"/>
    </style:style>
    <style:style style:name="T39" style:family="text">
      <style:text-properties style:font-name="DejaVu Serif" fo:font-style="italic" fo:font-weight="normal" officeooo:rsid="0025b8b8" style:font-style-asian="italic" style:font-weight-asian="normal" style:font-style-complex="italic" style:font-weight-complex="normal"/>
    </style:style>
    <style:style style:name="T40" style:family="text">
      <style:text-properties style:font-name="DejaVu Serif" fo:font-style="italic" fo:font-weight="normal" officeooo:rsid="00241884" style:font-style-asian="italic" style:font-weight-asian="normal" style:font-style-complex="italic" style:font-weight-complex="normal"/>
    </style:style>
    <style:style style:name="T41" style:family="text">
      <style:text-properties style:font-name="DejaVu Serif" fo:font-style="italic" fo:font-weight="normal" officeooo:rsid="0035e8aa" style:font-style-asian="italic" style:font-weight-asian="normal" style:font-style-complex="italic" style:font-weight-complex="normal"/>
    </style:style>
    <style:style style:name="T42" style:family="text">
      <style:text-properties style:font-name="DejaVu Serif" fo:font-style="italic" fo:font-weight="normal" officeooo:rsid="00402f6a" style:font-style-asian="italic" style:font-weight-asian="normal" style:font-style-complex="italic" style:font-weight-complex="normal"/>
    </style:style>
    <style:style style:name="T43" style:family="text">
      <style:text-properties style:font-name="DejaVu Serif" fo:font-style="italic" fo:font-weight="normal" officeooo:rsid="00371702" style:font-style-asian="italic" style:font-weight-asian="normal" style:font-style-complex="italic" style:font-weight-complex="normal"/>
    </style:style>
    <style:style style:name="T44" style:family="text">
      <style:text-properties style:font-name="DejaVu Serif" fo:font-style="italic" fo:font-weight="bold" officeooo:rsid="00241884" style:font-style-asian="italic" style:font-weight-asian="bold" style:font-style-complex="italic" style:font-weight-complex="bold"/>
    </style:style>
    <style:style style:name="T45" style:family="text">
      <style:text-properties style:font-name="DejaVu Serif" fo:font-style="italic" fo:font-weight="bold" officeooo:rsid="001cc52f" style:font-style-asian="italic" style:font-weight-asian="bold" style:font-style-complex="italic" style:font-weight-complex="bold"/>
    </style:style>
    <style:style style:name="T46" style:family="text">
      <style:text-properties style:font-name="DejaVu Serif" fo:font-style="normal" fo:font-weight="bold" style:font-style-asian="normal" style:font-weight-asian="bold" style:font-style-complex="normal" style:font-weight-complex="bold"/>
    </style:style>
    <style:style style:name="T47" style:family="text">
      <style:text-properties style:font-name="DejaVu Serif" fo:font-style="normal" fo:font-weight="bold" officeooo:rsid="002bbe54" style:font-style-asian="normal" style:font-weight-asian="bold" style:font-style-complex="normal" style:font-weight-complex="bold"/>
    </style:style>
    <style:style style:name="T48" style:family="text">
      <style:text-properties style:font-name="DejaVu Serif" fo:font-style="normal" style:font-style-asian="normal" style:font-style-complex="normal"/>
    </style:style>
    <style:style style:name="T49" style:family="text">
      <style:text-properties style:font-name="DejaVu Serif" fo:font-style="normal" officeooo:rsid="0033f3fd" style:font-style-asian="normal" style:font-style-complex="normal"/>
    </style:style>
    <style:style style:name="T50" style:family="text">
      <style:text-properties style:font-name="DejaVu Serif" fo:font-style="normal" officeooo:rsid="0035e8aa" style:font-style-asian="normal" style:font-style-complex="normal"/>
    </style:style>
    <style:style style:name="T51" style:family="text">
      <style:text-properties style:font-name="DejaVu Serif" fo:font-style="normal" officeooo:rsid="003a38ee" style:font-style-asian="normal" style:font-style-complex="normal"/>
    </style:style>
    <style:style style:name="T52" style:family="text">
      <style:text-properties style:font-name="DejaVu Serif" fo:font-style="normal" fo:font-weight="normal" style:font-style-asian="normal" style:font-weight-asian="normal" style:font-style-complex="normal" style:font-weight-complex="normal"/>
    </style:style>
    <style:style style:name="T53" style:family="text">
      <style:text-properties style:font-name="DejaVu Serif" fo:font-style="normal" fo:font-weight="normal" officeooo:rsid="00204d19" style:font-style-asian="normal" style:font-weight-asian="normal" style:font-style-complex="normal" style:font-weight-complex="normal"/>
    </style:style>
    <style:style style:name="T54" style:family="text">
      <style:text-properties style:font-name="DejaVu Serif" fo:font-style="normal" fo:font-weight="normal" officeooo:rsid="00241884" style:font-style-asian="normal" style:font-weight-asian="normal" style:font-style-complex="normal" style:font-weight-complex="normal"/>
    </style:style>
    <style:style style:name="T55" style:family="text">
      <style:text-properties style:font-name="DejaVu Serif" fo:font-style="normal" fo:font-weight="normal" officeooo:rsid="0025b8b8" style:font-style-asian="normal" style:font-weight-asian="normal" style:font-style-complex="normal" style:font-weight-complex="normal"/>
    </style:style>
    <style:style style:name="T56" style:family="text">
      <style:text-properties style:font-name="DejaVu Serif" fo:font-style="normal" fo:font-weight="normal" officeooo:rsid="0026742a" style:font-style-asian="normal" style:font-weight-asian="normal" style:font-style-complex="normal" style:font-weight-complex="normal"/>
    </style:style>
    <style:style style:name="T57" style:family="text">
      <style:text-properties style:font-name="DejaVu Serif" fo:font-style="normal" fo:font-weight="normal" officeooo:rsid="002836a8" style:font-style-asian="normal" style:font-weight-asian="normal" style:font-style-complex="normal" style:font-weight-complex="normal"/>
    </style:style>
    <style:style style:name="T58" style:family="text">
      <style:text-properties style:font-name="DejaVu Serif" fo:font-style="normal" fo:font-weight="normal" officeooo:rsid="0028975a" style:font-style-asian="normal" style:font-weight-asian="normal" style:font-style-complex="normal" style:font-weight-complex="normal"/>
    </style:style>
    <style:style style:name="T59" style:family="text">
      <style:text-properties style:font-name="DejaVu Serif" fo:font-style="normal" fo:font-weight="normal" officeooo:rsid="002bbe54" style:font-style-asian="normal" style:font-weight-asian="normal" style:font-style-complex="normal" style:font-weight-complex="normal"/>
    </style:style>
    <style:style style:name="T60" style:family="text">
      <style:text-properties style:font-name="DejaVu Serif" fo:font-style="normal" fo:font-weight="normal" officeooo:rsid="002d59b8" style:font-style-asian="normal" style:font-weight-asian="normal" style:font-style-complex="normal" style:font-weight-complex="normal"/>
    </style:style>
    <style:style style:name="T61" style:family="text">
      <style:text-properties style:font-name="DejaVu Serif" fo:font-style="normal" fo:font-weight="normal" officeooo:rsid="00323c57" style:font-style-asian="normal" style:font-weight-asian="normal" style:font-style-complex="normal" style:font-weight-complex="normal"/>
    </style:style>
    <style:style style:name="T62" style:family="text">
      <style:text-properties style:font-name="DejaVu Serif" fo:font-style="normal" fo:font-weight="normal" officeooo:rsid="0035e8aa" style:font-style-asian="normal" style:font-weight-asian="normal" style:font-style-complex="normal" style:font-weight-complex="normal"/>
    </style:style>
    <style:style style:name="T63" style:family="text">
      <style:text-properties style:font-name="DejaVu Serif" fo:font-style="normal" fo:font-weight="normal" officeooo:rsid="00371702" style:font-style-asian="normal" style:font-weight-asian="normal" style:font-style-complex="normal" style:font-weight-complex="normal"/>
    </style:style>
    <style:style style:name="T64" style:family="text">
      <style:text-properties style:font-name="DejaVu Serif" fo:font-style="normal" fo:font-weight="normal" officeooo:rsid="003a38ee" style:font-style-asian="normal" style:font-weight-asian="normal" style:font-style-complex="normal" style:font-weight-complex="normal"/>
    </style:style>
    <style:style style:name="T65" style:family="text">
      <style:text-properties style:font-name="DejaVu Serif" fo:font-style="normal" fo:font-weight="normal" officeooo:rsid="00402f6a" style:font-style-asian="normal" style:font-weight-asian="normal" style:font-style-complex="normal" style:font-weight-complex="normal"/>
    </style:style>
    <style:style style:name="T66" style:family="text">
      <style:text-properties style:font-name="DejaVu Serif" fo:font-weight="normal" style:font-weight-asian="normal" style:font-weight-complex="normal"/>
    </style:style>
    <style:style style:name="T67" style:family="text">
      <style:text-properties style:font-name="DejaVu Serif" fo:font-weight="normal" officeooo:rsid="0010aee3" style:font-weight-asian="normal" style:font-weight-complex="normal"/>
    </style:style>
    <style:style style:name="T68" style:family="text">
      <style:text-properties style:font-name="DejaVu Serif" fo:font-weight="normal" officeooo:rsid="001f8fa9" style:font-weight-asian="normal" style:font-weight-complex="normal"/>
    </style:style>
    <style:style style:name="T69" style:family="text">
      <style:text-properties style:font-name="DejaVu Serif" fo:font-weight="normal" officeooo:rsid="0022f57a" style:font-weight-asian="normal" style:font-weight-complex="normal"/>
    </style:style>
    <style:style style:name="T70" style:family="text">
      <style:text-properties style:font-name="DejaVu Serif" fo:font-weight="normal" officeooo:rsid="00241884" style:font-weight-asian="normal" style:font-weight-complex="normal"/>
    </style:style>
    <style:style style:name="T71" style:family="text">
      <style:text-properties style:font-name="DejaVu Serif" fo:font-weight="normal" officeooo:rsid="0025b8b8" style:font-weight-asian="normal" style:font-weight-complex="normal"/>
    </style:style>
    <style:style style:name="T72" style:family="text">
      <style:text-properties style:font-name="DejaVu Serif" fo:font-weight="normal" officeooo:rsid="0026742a" style:font-weight-asian="normal" style:font-weight-complex="normal"/>
    </style:style>
    <style:style style:name="T73" style:family="text">
      <style:text-properties style:font-name="DejaVu Serif" fo:font-weight="normal" officeooo:rsid="002836a8" style:font-weight-asian="normal" style:font-weight-complex="normal"/>
    </style:style>
    <style:style style:name="T74" style:family="text">
      <style:text-properties style:font-name="DejaVu Serif" fo:font-weight="normal" officeooo:rsid="002851fd" style:font-weight-asian="normal" style:font-weight-complex="normal"/>
    </style:style>
    <style:style style:name="T75" style:family="text">
      <style:text-properties style:font-name="DejaVu Serif" fo:font-weight="normal" officeooo:rsid="0028975a" style:font-weight-asian="normal" style:font-weight-complex="normal"/>
    </style:style>
    <style:style style:name="T76" style:family="text">
      <style:text-properties style:font-name="DejaVu Serif" fo:font-weight="normal" officeooo:rsid="0030a597" style:font-weight-asian="normal" style:font-weight-complex="normal"/>
    </style:style>
    <style:style style:name="T77" style:family="text">
      <style:text-properties style:font-name="DejaVu Serif" fo:font-weight="normal" officeooo:rsid="0030dc7a" style:font-weight-asian="normal" style:font-weight-complex="normal"/>
    </style:style>
    <style:style style:name="T78" style:family="text">
      <style:text-properties style:font-name="DejaVu Serif" fo:font-weight="normal" officeooo:rsid="00356364" style:font-weight-asian="normal" style:font-weight-complex="normal"/>
    </style:style>
    <style:style style:name="T79" style:family="text">
      <style:text-properties style:font-name="DejaVu Serif" fo:font-weight="normal" officeooo:rsid="0035e8aa" style:font-weight-asian="normal" style:font-weight-complex="normal"/>
    </style:style>
    <style:style style:name="T80" style:family="text">
      <style:text-properties style:font-name="DejaVu Serif" fo:font-weight="normal" officeooo:rsid="003742d6" style:font-weight-asian="normal" style:font-weight-complex="normal"/>
    </style:style>
    <style:style style:name="T81" style:family="text">
      <style:text-properties style:font-name="DejaVu Serif" fo:font-weight="normal" officeooo:rsid="003ecf95" style:font-weight-asian="normal" style:font-weight-complex="normal"/>
    </style:style>
    <style:style style:name="T82" style:family="text">
      <style:text-properties style:font-name="DejaVu Serif" fo:font-weight="normal" officeooo:rsid="00371702" style:font-weight-asian="normal" style:font-weight-complex="normal"/>
    </style:style>
    <style:style style:name="T83" style:family="text">
      <style:text-properties style:font-name="DejaVu Serif" fo:font-weight="normal" officeooo:rsid="00402f6a" style:font-weight-asian="normal" style:font-weight-complex="normal"/>
    </style:style>
    <style:style style:name="T84" style:family="text">
      <style:text-properties style:font-name="DejaVu Serif" fo:font-weight="bold" style:font-weight-asian="bold" style:font-weight-complex="bold"/>
    </style:style>
    <style:style style:name="T85" style:family="text">
      <style:text-properties style:font-name="DejaVu Serif" fo:font-weight="bold" officeooo:rsid="0026c136" style:font-weight-asian="bold" style:font-weight-complex="bold"/>
    </style:style>
    <style:style style:name="T86" style:family="text">
      <style:text-properties style:font-name="DejaVu Serif" fo:font-weight="bold" officeooo:rsid="0030a597" style:font-weight-asian="bold" style:font-weight-complex="bold"/>
    </style:style>
    <style:style style:name="T87" style:family="text">
      <style:text-properties style:font-name="DejaVu Serif" fo:font-weight="bold" officeooo:rsid="00356364" style:font-weight-asian="bold" style:font-weight-complex="bold"/>
    </style:style>
    <style:style style:name="T88" style:family="text">
      <style:text-properties style:font-name="DejaVu Serif" fo:font-weight="bold" officeooo:rsid="003742d6" style:font-weight-asian="bold" style:font-weight-complex="bold"/>
    </style:style>
    <style:style style:name="T89" style:family="text">
      <style:text-properties style:font-name="DejaVu Serif" fo:font-weight="bold" officeooo:rsid="001cc52f" style:font-weight-asian="bold" style:font-weight-complex="bold"/>
    </style:style>
    <style:style style:name="T90" style:family="text">
      <style:text-properties style:font-name="DejaVu Serif" fo:font-weight="bold" officeooo:rsid="003cc71e" style:font-weight-asian="bold" style:font-weight-complex="bold"/>
    </style:style>
    <style:style style:name="T91" style:family="text">
      <style:text-properties style:font-name="DejaVu Serif" fo:font-weight="bold" officeooo:rsid="003a6f04" style:font-weight-asian="bold" style:font-weight-complex="bold"/>
    </style:style>
    <style:style style:name="T92" style:family="text">
      <style:text-properties style:font-name="DejaVu Serif" fo:font-weight="bold" officeooo:rsid="00402f6a" style:font-weight-asian="bold" style:font-weight-complex="bold"/>
    </style:style>
    <style:style style:name="T93" style:family="text">
      <style:text-properties style:font-name="DejaVu Serif" officeooo:rsid="000eb0a0"/>
    </style:style>
    <style:style style:name="T94" style:family="text">
      <style:text-properties style:font-name="DejaVu Serif" officeooo:rsid="0010aee3"/>
    </style:style>
    <style:style style:name="T95" style:family="text">
      <style:text-properties style:font-name="DejaVu Serif" officeooo:rsid="001152d1"/>
    </style:style>
    <style:style style:name="T96" style:family="text">
      <style:text-properties style:font-name="DejaVu Serif" officeooo:rsid="00130249"/>
    </style:style>
    <style:style style:name="T97" style:family="text">
      <style:text-properties style:font-name="DejaVu Serif" officeooo:rsid="0014fd1b"/>
    </style:style>
    <style:style style:name="T98" style:family="text">
      <style:text-properties style:font-name="DejaVu Serif" officeooo:rsid="0015cc59"/>
    </style:style>
    <style:style style:name="T99" style:family="text">
      <style:text-properties style:font-name="DejaVu Serif" fo:font-size="12pt" fo:font-weight="normal" officeooo:rsid="0030a597" style:font-size-asian="12pt" style:font-weight-asian="normal" style:font-size-complex="12pt" style:font-weight-complex="normal"/>
    </style:style>
    <style:style style:name="T100" style:family="text">
      <style:text-properties style:font-name="DejaVu Serif" fo:font-size="12pt" fo:font-weight="normal" officeooo:rsid="002e3f2a" style:font-size-asian="12pt" style:font-weight-asian="normal" style:font-size-complex="12pt" style:font-weight-complex="normal"/>
    </style:style>
    <style:style style:name="T101" style:family="text">
      <style:text-properties style:font-name="DejaVu Serif" fo:font-size="12pt" fo:font-weight="normal" officeooo:rsid="002f4faf" style:font-size-asian="12pt" style:font-weight-asian="normal" style:font-size-complex="12pt" style:font-weight-complex="normal"/>
    </style:style>
    <style:style style:name="T102" style:family="text">
      <style:text-properties style:font-name="DejaVu Serif" fo:font-size="12pt" fo:font-weight="normal" officeooo:rsid="0030dc7a" style:font-size-asian="12pt" style:font-weight-asian="normal" style:font-size-complex="12pt" style:font-weight-complex="normal"/>
    </style:style>
    <style:style style:name="T103" style:family="text">
      <style:text-properties style:font-name="DejaVu Serif" fo:font-size="12pt" fo:font-weight="bold" officeooo:rsid="0030a597" style:font-size-asian="12pt" style:font-weight-asian="bold" style:font-size-complex="12pt" style:font-weight-complex="bold"/>
    </style:style>
    <style:style style:name="T104" style:family="text">
      <style:text-properties style:font-name="DejaVu Serif" fo:font-size="12pt" fo:font-weight="bold" officeooo:rsid="002f4faf" style:font-size-asian="12pt" style:font-weight-asian="bold" style:font-size-complex="12pt" style:font-weight-complex="bold"/>
    </style:style>
    <style:style style:name="T105" style:family="text">
      <style:text-properties style:font-name="DejaVu Serif" fo:font-size="12pt" fo:font-weight="bold" officeooo:rsid="002e3f2a" style:font-size-asian="12pt" style:font-weight-asian="bold" style:font-size-complex="12pt" style:font-weight-complex="bold"/>
    </style:style>
    <style:style style:name="T106" style:family="text">
      <style:text-properties style:font-name="DejaVu Serif" fo:font-size="12pt" fo:font-weight="bold" officeooo:rsid="0030dc7a" style:font-size-asian="12pt" style:font-weight-asian="bold" style:font-size-complex="12pt" style:font-weight-complex="bold"/>
    </style:style>
    <style:style style:name="T107" style:family="text">
      <style:text-properties style:font-name="DejaVu Serif" fo:font-size="12pt" fo:font-weight="bold" officeooo:rsid="00323c57" style:font-size-asian="12pt" style:font-weight-asian="bold" style:font-size-complex="12pt" style:font-weight-complex="bold"/>
    </style:style>
    <style:style style:name="T108" style:family="text">
      <style:text-properties style:font-name="DejaVu Serif" officeooo:rsid="00323c57"/>
    </style:style>
    <style:style style:name="T109" style:family="text">
      <style:text-properties style:font-name="DejaVu Serif" fo:font-size="10pt" fo:font-weight="normal" style:font-size-asian="10pt" style:font-weight-asian="normal" style:font-size-complex="10pt" style:font-weight-complex="normal"/>
    </style:style>
    <style:style style:name="T110"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11" style:family="text">
      <style:text-properties style:font-name="DejaVu Serif" officeooo:rsid="0033f3fd"/>
    </style:style>
    <style:style style:name="T112" style:family="text">
      <style:text-properties style:font-name="DejaVu Serif" officeooo:rsid="00356364"/>
    </style:style>
    <style:style style:name="T113" style:family="text">
      <style:text-properties style:font-name="DejaVu Serif" officeooo:rsid="00388336"/>
    </style:style>
    <style:style style:name="T114" style:family="text">
      <style:text-properties style:font-name="DejaVu Serif" officeooo:rsid="002a3b96"/>
    </style:style>
    <style:style style:name="T115" style:family="text">
      <style:text-properties fo:font-size="12pt" fo:font-weight="normal" style:font-size-asian="10.5pt" style:font-weight-asian="normal" style:font-size-complex="12pt" style:font-weight-complex="normal"/>
    </style:style>
    <style:style style:name="T1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8" style:family="text">
      <style:text-properties fo:font-size="12pt" fo:font-style="normal" fo:font-weight="bold" style:font-size-asian="10.5pt" style:font-style-asian="normal" style:font-weight-asian="bold" style:font-size-complex="12pt" style:font-style-complex="normal" style:font-weight-complex="bold"/>
    </style:style>
    <style:style style:name="T119"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20" style:family="text">
      <style:text-properties officeooo:rsid="000eb0a0"/>
    </style:style>
    <style:style style:name="T121" style:family="text">
      <style:text-properties officeooo:rsid="0010aee3"/>
    </style:style>
    <style:style style:name="T122" style:family="text">
      <style:text-properties officeooo:rsid="001152d1"/>
    </style:style>
    <style:style style:name="T123" style:family="text">
      <style:text-properties officeooo:rsid="001bf410"/>
    </style:style>
    <style:style style:name="T124" style:family="text">
      <style:text-properties officeooo:rsid="001f8fa9"/>
    </style:style>
    <style:style style:name="T125" style:family="text">
      <style:text-properties officeooo:rsid="00204d19"/>
    </style:style>
    <style:style style:name="T126" style:family="text">
      <style:text-properties officeooo:rsid="0022f57a"/>
    </style:style>
    <style:style style:name="T127" style:family="text">
      <style:text-properties officeooo:rsid="00241884"/>
    </style:style>
    <style:style style:name="T128" style:family="text">
      <style:text-properties officeooo:rsid="0026742a"/>
    </style:style>
    <style:style style:name="T129" style:family="text">
      <style:text-properties officeooo:rsid="0026c136"/>
    </style:style>
    <style:style style:name="T130" style:family="text">
      <style:text-properties officeooo:rsid="002851fd"/>
    </style:style>
    <style:style style:name="T131" style:family="text">
      <style:text-properties officeooo:rsid="0028975a"/>
    </style:style>
    <style:style style:name="T132" style:family="text">
      <style:text-properties officeooo:rsid="002f4faf"/>
    </style:style>
    <style:style style:name="T133" style:family="text">
      <style:text-properties officeooo:rsid="0030dc7a"/>
    </style:style>
    <style:style style:name="T134" style:family="text">
      <style:text-properties officeooo:rsid="00352545"/>
    </style:style>
    <style:style style:name="T135" style:family="text">
      <style:text-properties fo:font-size="8pt" style:font-size-asian="8pt" style:font-size-complex="8pt"/>
    </style:style>
    <style:style style:name="T136" style:family="text">
      <style:text-properties fo:font-size="7pt" style:font-size-asian="7pt" style:font-size-complex="7pt"/>
    </style:style>
    <style:style style:name="T137" style:family="text">
      <style:text-properties fo:font-size="6pt" style:font-size-asian="6pt" style:font-size-complex="6pt"/>
    </style:style>
    <style:style style:name="T138" style:family="text">
      <style:text-properties officeooo:rsid="003ecf95"/>
    </style:style>
    <style:style style:name="T139" style:family="text">
      <style:text-properties officeooo:rsid="00402f6a"/>
    </style:style>
    <style:style style:name="T140" style:family="text">
      <style:text-properties officeooo:rsid="0041fa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A Player's Guide to Alaturmen </text:span><text:span text:style-name="T109">(v.03)</text:span></text:h>
      <text:p text:style-name="P88">AND</text:p>
      <text:h text:style-name="P128" text:outline-level="1"><text:span text:style-name="T36">Roll High. Or Die. </text:span><text:span text:style-name="T109">(v.0</text:span><text:span text:style-name="T110">1</text:span><text:span text:style-name="T109">)</text:span></text:h>
      <text:p text:style-name="P124"/>
      <text:p text:style-name="Text_20_body"><text:span text:style-name="Emphasis"><text:span text:style-name="T36">A setting-based </text:span></text:span><text:span text:style-name="Emphasis"><text:span text:style-name="T108">supplement combined with a house-rule-</text:span></text:span><text:span text:style-name="Emphasis"><text:span text:style-name="T38">hack of</text:span></text:span><text:span text:style-name="Emphasis"><text:span text:style-name="T36"> 5e D&amp;D </text:span></text:span><text:span text:style-name="Emphasis"><text:span text:style-name="T111">with the intent of promoting a modern realism-sandbox TTRPG experience </text:span></text:span><text:span text:style-name="Emphasis"><text:span text:style-name="T113">for folks who don’t mind it crunchy</text:span></text:span></text:p>
      <text:p text:style-name="P116"><text:span text:style-name="Emphasis"><text:span text:style-name="T51">Written </text:span></text:span><text:span text:style-name="Emphasis"><text:span text:style-name="T49">by Ian </text:span></text:span><text:span text:style-name="Emphasis"><text:span text:style-name="T64">Wuth</text:span></text:span></text:p>
      <text:p text:style-name="P120"><text:span text:style-name="Emphasis"><text:span text:style-name="T64">Edited by Brock Wuth</text:span></text:span></text:p>
      <text:p text:style-name="P6"/>
      <text:p text:style-name="P87"/>
      <text:p text:style-name="P87"/>
      <text:p text:style-name="P75">For the friends I leave behind.</text:p>
      <text:p text:style-name="P5">Part 0:</text:p>
      <text:p text:style-name="P11">A Preface and/or an Introduction</text:p>
      <text:p text:style-name="P10"/>
      <text:p text:style-name="P12">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0"><text:span text:style-name="T1"><text:tab/>- </text:span>Eladrithal Greystone to his parents in the Feywild <text:s/></text:p>
      <text:p text:style-name="P10"/>
      <text:p text:style-name="P10">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0"/>
      <text:p text:style-name="P10">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0"/>
      <text:p text:style-name="P10">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0"/>
      <text:p text:style-name="P10">I present to you some central truths:</text:p>
      <text:p text:style-name="P10"><text:tab/>1. Alaturmen is young, only a century and some change. <text:s text:c="2"/></text:p>
      <text:p text:style-name="P10"><text:tab/>2. The Gods are here, we can see them walk among us. We form them with our Faith. <text:s/></text:p>
      <text:p text:style-name="P10"><text:tab/>3. This place changes. Someone always does something that makes it change. It changes alone too. <text:s/></text:p>
      <text:p text:style-name="P10"><text:tab/>4. The Planes are close. We can harness this, for our own power, but this poses a threat to us as well. <text:s/></text:p>
      <text:p text:style-name="P10"><text:soft-page-break/><text:tab/>5. People of this place are alien to you and I, but not to each other. Some people have certain traits that we may consider incredibly abnormal, but the people of Alaturmen would not. Play your character.</text:p>
      <text:p text:style-name="P10"><text:tab/>6. We begin with peace; war happens anyways. <text:s text:c="2"/></text:p>
      <text:p text:style-name="P10"><text:tab/>7. Things happen despite your influence. This isn't just your story.</text:p>
      <text:p text:style-name="P10"><text:tab/>8. If it’s yours, you may know more about it than I do. Don’t be afraid to speak truth in this world of fantasy.</text:p>
      <text:p text:style-name="P10"/>
      <text:p text:style-name="P16">Safety Tools</text:p>
      <text:p text:style-name="P16"/>
      <text:p text:style-name="P17">Lines and Veils</text:p>
      <text:p text:style-name="P10"><text:span text:style-name="T115">I will always do my best to read the room, but let it be known, I believe that no human can be a bastion of true insight or perfection. To that purpose, I am writing this here, in the Player’s Guide, </text:span><text:span text:style-name="T116">as a tool for you</text:span><text:span text:style-name="T117">. Please come to my game with an open mind, and I will meet you there. </text:span></text:p>
      <text:p text:style-name="P18"/>
      <text:p text:style-name="P10"><text:span text:style-name="T117">You have things that you will not budge on, as do I, and as do too our other players sitting around this table. These are called </text:span><text:span text:style-name="T118">Lines</text:span><text:span text:style-name="T117">, and for </text:span><text:span text:style-name="T116">all</text:span><text:span text:style-name="T117"> players at the table, including myself, no scenes involving these topics will be present in our game, and, at request, no discussions involving these topics will be present at our table.</text:span></text:p>
      <text:p text:style-name="P18"/>
      <text:p text:style-name="P10"><text:span text:style-name="T117">You have things that you would not like to participate in, or see, in our game, but you are willing to participate in discussions or omashes to the topic of. As do I, and so on. These are called </text:span><text:span text:style-name="T118">Veils</text:span><text:span text:style-name="T117">.</text:span><text:span text:style-name="T118"> </text:span><text:span text:style-name="T117">These are those topics we will never directly view, though we may or may not view the effects of their occurrence in the background of our fiction.</text:span><text:span text:style-name="T118"> </text:span></text:p>
      <text:p text:style-name="P19"/>
      <text:p text:style-name="P19">The X Card</text:p>
      <text:p text:style-name="P18">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130" text:outline-level="1">Part 1: </text:h>
      <text:h text:style-name="P129" text:outline-level="1">Building a Character</text:h>
      <text:p text:style-name="P10">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0"/>
      <text:p text:style-name="P10">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8">Arcanist Press</text:span> and splitting those mechanical benefits between your character's <text:span text:style-name="T7">C</text:span><text:span text:style-name="T27">ulture </text:span>and their <text:span text:style-name="T27">Heritage</text:span>. </text:p>
      <text:p text:style-name="P10"/>
      <text:p text:style-name="P10">Your character will inherit certain traits from their heritage, such as their size and speed, and will be affected by their culture by a cultural alignment and ideals (in the form of Ability Score Increases and the like).</text:p>
      <text:p text:style-name="P10"/>
      <text:p text:style-name="P10">In addition, many mechanics of the typical 5<text:span text:style-name="T20">th</text:span> edition experience have changed, slightly, or drastically, depending on your taste.</text:p>
      <text:p text:style-name="P10"/>
      <text:p text:style-name="P10">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10"/>
      <text:p text:style-name="P10">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25" text:outline-level="1">Heritages</text:h>
      <text:p text:style-name="P10">Some heritages are marked with an (s.) or an (a.). This corresponds to the ability for this heritage to participate in sexual reproduction (s.) or not (a.). Those heritages that are capable of sexual reproduction are compatible for the purposes of conceiving a child.</text:p>
      <text:p text:style-name="P10"/>
      <text:p text:style-name="P10">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0"/>
      <text:h text:style-name="P136" text:outline-level="2">Common to Alaturmen</text:h>
      <text:p text:style-name="P65">The following heritages are commonly found throughout Alaturmen. I recommend selecting from this section for your first experience in this plane. An “average” commoner likey is of one of these heritages.</text:p>
      <text:h text:style-name="P138" text:outline-level="3">Goblin (s.)</text:h>
      <text:p text:style-name="P10">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0"/>
      <text:p text:style-name="P10"><text:span text:style-name="T7">Age.</text:span> You are considered fully matured at age thirteen and live to be about thirty-five. Goblin mothers birth litters of about six children. <text:s/></text:p>
      <text:p text:style-name="P10"><text:span text:style-name="T7">Size.</text:span> Mechanically, you are considered a small creature. You stand at about three and a half feet tall, though your limbs are built for someone just an inch or two taller than yourself. You weigh about eighty pounds. <text:s/></text:p>
      <text:p text:style-name="P10"><text:span text:style-name="T7">Speed.</text:span> Your speed is 30 feet per round.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0"><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10"/>
      <text:h text:style-name="P138" text:outline-level="3">Hobgoblin (s.)</text:h>
      <text:p text:style-name="P10">Hobgoblin are extremely similar to humans, the largest difference between the two being that the Hobgoblin know the myth of their origins.</text:p>
      <text:p text:style-name="P10"/>
      <text:p text:style-name="P10"><text:span text:style-name="T7">Age.</text:span> You are considered fully mature at twenty-five and live to about eighty-five. Hobgoblin mothers birth children in twins, though these children are never identical. <text:s text:c="2"/></text:p>
      <text:p text:style-name="P10"><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38" text:outline-level="3">Bugbear (s.)</text:h>
      <text:p text:style-name="P10">Bugbear are large, gangly humanoid with sharp ears and heavy fur.</text:p>
      <text:p text:style-name="P10"/>
      <text:p text:style-name="P10"><text:span text:style-name="T7">Age.</text:span> You are considered fully mature at sixteen and live to about fifty. Bugbear mothers birth litters of about four children. <text:s/></text:p>
      <text:p text:style-name="P10"><text:span text:style-name="T7">Size.</text:span> Mechanically, your size is medium. You stand at about seven and a half feet tall. You weigh about 300 pounds. <text:s/></text:p>
      <text:p text:style-name="P10"><text:span text:style-name="T7">Speed.</text:span> Your speed is 35 feet per round. <text:s/></text:p>
      <text:p text:style-name="P10"><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0"><text:span text:style-name="T7">Powerful Form.</text:span> You have proficiency in the Athletics skill. You count as one size larger when determining your <text:span text:style-name="T120">ability to wield weaponry, don armor, your </text:span>carrying capacity, and the weight you can push, drag, or lift. <text:s text:c="2"/></text:p>
      <text:p text:style-name="P10"/>
      <text:h text:style-name="P138" text:outline-level="3">Human (s.)</text:h>
      <text:p text:style-name="P10">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0"/>
      <text:p text:style-name="P10"><text:span text:style-name="T7">Age.</text:span> You are considered fully mature at twenty-five and live till about ninety. Human mothers typically birth only one child per conception, but it is possible that a human could birth quite large litters. <text:s/></text:p>
      <text:p text:style-name="P10"><text:soft-page-break/><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38" text:outline-level="3">Elven (s.)</text:h>
      <text:p text:style-name="P10">Many of the visual features of an Elf is based on their seasonal ancestry, although they all share their above human-average height, sharp ears, and powerful eyes.</text:p>
      <text:p text:style-name="P10"/>
      <text:p text:style-name="P10"><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84">Keen Senses.</text:span><text:span text:style-name="T36"> You have advantage on Wisdom (Spot) </text:span><text:span text:style-name="T93">and Wisdom (Listen)</text:span><text:span text:style-name="T36"> checks.</text:span></text:p>
      <text:p text:style-name="P10"><text:span text:style-name="T7">Fey-Ceilie Ancestry.</text:span> You have advantage on saving throws against effects that charm and you cannot be made to sleep by magical means. You also gain another trait as corresponding to your seasonal ancestry; <text:s/></text:p>
      <text:p text:style-name="P10"><text:tab/>- <text:span text:style-name="T7">Spring.</text:span> Your base walking speed increases to 35 feet, and you have advantage on saving throws that apply Exhaustion.</text:p>
      <text:p text:style-name="P10"><text:tab/>- <text:span text:style-name="T7">Summer.</text:span> You gain resistance to fire damage, experience extreme heat as only mild heat, and you have advantage on saving throws that apply Exhaustion. <text:s/></text:p>
      <text:p text:style-name="P10"><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6"><text:span text:style-name="T36"><text:tab/>- </text:span><text:span text:style-name="T84">Winter.</text:span><text:span text:style-name="T36"> You have disadvantage on attack rolls and Wisdom (Spot) checks that rely on sight </text:span><text:span text:style-name="T93">while you are in bright sunlight</text:span><text:span text:style-name="T36">. You know the Dancing Lights cantrip. When you reach 3rd level, you can cast the Faerie Fire spell once with </text:span><text:soft-page-break/><text:span text:style-name="T36">this trait and regain the ability to do so when you finish a </text:span><text:span text:style-name="T93">Full</text:span><text:span text:style-name="T36"> </text:span><text:span text:style-name="T93">R</text:span><text:span text:style-name="T36">est. When you reach 5th level, you can cast the Darkness spell once and regain the ability to do so when you finish a </text:span><text:span text:style-name="T93">Full</text:span><text:span text:style-name="T36"> </text:span><text:span text:style-name="T93">R</text:span><text:span text:style-name="T36">est. Charisma is your spellcasting ability for these spells. <text:s/></text:span></text:p>
      <text:p text:style-name="P10"/>
      <text:h text:style-name="P138" text:outline-level="3">Dragonborn (s.)</text:h>
      <text:p text:style-name="P10">Common wisdom tells us that the Dragonborn were quite literally born to a humanoid and a dragon, inheriting their color of scale and affinity of element from their dragon ancestors.</text:p>
      <text:p text:style-name="P10"/>
      <text:p text:style-name="P10"><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0"><text:span text:style-name="T7">Size.</text:span> Mechanically, you are considered Medium. You stand about six feet tall. You weigh about 240 pounds. <text:s/></text:p>
      <text:p text:style-name="P10"><text:span text:style-name="T7">Speed.</text:span> Your speed is 30 feet per round. <text:s/></text:p>
      <text:p text:style-name="P10"><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36">- </text:span><text:span text:style-name="T84">Breath Weapon.</text:span><text:span text:style-name="T3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93">R</text:span><text:span text:style-name="T36">est. <text:s/></text:span></text:p>
      <text:p text:style-name="Standard"><text:span text:style-name="T36">- </text:span><text:span text:style-name="T84">Chromatic Warding. </text:span><text:span text:style-name="T3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93">Full</text:span><text:span text:style-name="T36"> </text:span><text:span text:style-name="T93">R</text:span><text:span text:style-name="T36">est. <text:s/></text:span></text:p>
      <text:p text:style-name="P10"/>
      <table:table table:name="Table1" table:style-name="Table1">
        <table:table-column table:style-name="Table1.A"/>
        <table:table-column table:style-name="Table1.B"/>
        <table:table-row>
          <table:table-cell table:style-name="Table1.A1" office:value-type="string">
            <text:p text:style-name="P42">Draconic Ancestry</text:p>
          </table:table-cell>
          <table:table-cell table:style-name="Table1.B1" office:value-type="string">
            <text:p text:style-name="P42">Type</text:p>
          </table:table-cell>
        </table:table-row>
        <table:table-row>
          <table:table-cell table:style-name="Table1.A2" office:value-type="string">
            <text:p text:style-name="P41">Black</text:p>
          </table:table-cell>
          <table:table-cell table:style-name="Table1.B2" office:value-type="string">
            <text:p text:style-name="P41">Acid</text:p>
          </table:table-cell>
        </table:table-row>
        <table:table-row>
          <table:table-cell table:style-name="Table1.A2" office:value-type="string">
            <text:p text:style-name="P41">Blue</text:p>
          </table:table-cell>
          <table:table-cell table:style-name="Table1.B2" office:value-type="string">
            <text:p text:style-name="P41">Lightning</text:p>
          </table:table-cell>
        </table:table-row>
        <table:table-row>
          <table:table-cell table:style-name="Table1.A2" office:value-type="string">
            <text:p text:style-name="P41">Green</text:p>
          </table:table-cell>
          <table:table-cell table:style-name="Table1.B2" office:value-type="string">
            <text:p text:style-name="P41">Poison</text:p>
          </table:table-cell>
        </table:table-row>
        <table:table-row>
          <table:table-cell table:style-name="Table1.A2" office:value-type="string">
            <text:p text:style-name="P41">Red</text:p>
          </table:table-cell>
          <table:table-cell table:style-name="Table1.B2" office:value-type="string">
            <text:p text:style-name="P41">Fire</text:p>
          </table:table-cell>
        </table:table-row>
        <table:table-row>
          <table:table-cell table:style-name="Table1.A2" office:value-type="string">
            <text:p text:style-name="P41">White</text:p>
          </table:table-cell>
          <table:table-cell table:style-name="Table1.B2" office:value-type="string">
            <text:p text:style-name="P41">Cold</text:p>
          </table:table-cell>
        </table:table-row>
        <table:table-row>
          <table:table-cell table:style-name="Table1.A2" office:value-type="string">
            <text:p text:style-name="P41">Yellow</text:p>
          </table:table-cell>
          <table:table-cell table:style-name="Table1.B2" office:value-type="string">
            <text:p text:style-name="P41">Force</text:p>
          </table:table-cell>
        </table:table-row>
        <table:table-row>
          <table:table-cell table:style-name="Table1.A2" office:value-type="string">
            <text:p text:style-name="P41">Brass</text:p>
          </table:table-cell>
          <table:table-cell table:style-name="Table1.B2" office:value-type="string">
            <text:p text:style-name="P41">Fire</text:p>
          </table:table-cell>
        </table:table-row>
        <table:table-row>
          <table:table-cell table:style-name="Table1.A2" office:value-type="string">
            <text:p text:style-name="P41">Bronze</text:p>
          </table:table-cell>
          <table:table-cell table:style-name="Table1.B2" office:value-type="string">
            <text:p text:style-name="P41">Lightning</text:p>
          </table:table-cell>
        </table:table-row>
        <table:table-row>
          <table:table-cell table:style-name="Table1.A2" office:value-type="string">
            <text:p text:style-name="P41">Copper</text:p>
          </table:table-cell>
          <table:table-cell table:style-name="Table1.B2" office:value-type="string">
            <text:p text:style-name="P41">Acid</text:p>
          </table:table-cell>
        </table:table-row>
        <table:table-row>
          <table:table-cell table:style-name="Table1.A2" office:value-type="string">
            <text:p text:style-name="P41">Gold</text:p>
          </table:table-cell>
          <table:table-cell table:style-name="Table1.B2" office:value-type="string">
            <text:p text:style-name="P41">Fire</text:p>
          </table:table-cell>
        </table:table-row>
        <table:table-row>
          <table:table-cell table:style-name="Table1.A2" office:value-type="string">
            <text:p text:style-name="P41">Silver</text:p>
          </table:table-cell>
          <table:table-cell table:style-name="Table1.B2" office:value-type="string">
            <text:p text:style-name="P41">Cold</text:p>
          </table:table-cell>
        </table:table-row>
      </table:table>
      <text:p text:style-name="P10"/>
      <text:p text:style-name="P10"/>
      <text:h text:style-name="P138" text:outline-level="3">Triton (s.)</text:h>
      <text:p text:style-name="P10">The Triton swam from the Plane of Water into Alaturmen. Why or how is largely unknown, but it is the truth that they came to Alaturmen when the elves and humans did.</text:p>
      <text:p text:style-name="P10"/>
      <text:p text:style-name="P10"><text:span text:style-name="T7">Age.</text:span> You are considered fully mature at twenty and live to over two hundred. Triton mothers typically birth only one child per conception, but it is possible that a mother could birth quite large litters. <text:s/></text:p>
      <text:p text:style-name="P10"><text:span text:style-name="T7">Size.</text:span> Mechanically, your size is Medium. You stand at about five feet tall. You weigh about 160 pounds. <text:s/></text:p>
      <text:p text:style-name="P10"><text:span text:style-name="T7">Speed.</text:span> Your speed is 30 feet per round. You gain a swimming speed of 25 feet per round. <text:s/></text:p>
      <text:p text:style-name="P10"><text:span text:style-name="T7">Amphibious.</text:span> You can breathe air and water. <text:s/></text:p>
      <text:p text:style-name="Standard"><text:span text:style-name="T84">Elemental Ancestry (Water).</text:span><text:span text:style-name="T3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93">the</text:span><text:span text:style-name="T36"> cantrip </text:span><text:span text:style-name="T37">shape water</text:span><text:span text:style-name="T36">. <text:s/></text:span></text:p>
      <text:p text:style-name="P10"/>
      <text:h text:style-name="P138" text:outline-level="3">Dwarven (a.)</text:h>
      <text:p text:style-name="P10">The origins of dwarves are shrouded in myth, with some saying that their ancestors were fashioned from the very stone itself. </text:p>
      <text:p text:style-name="P10"/>
      <text:p text:style-name="P10"><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10"><text:span text:style-name="T7">Darkvision.</text:span> You can see in dim light within 60 feet of you as if it were bright light, and in darkness as if it were dim light. You can't discern color in darkness, only shades of gray. <text:s/></text:p>
      <text:p text:style-name="Standard"><text:span text:style-name="T84">Elemental Ancestry (Earth).</text:span><text:span text:style-name="T3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93">Vitality</text:span><text:span text:style-name="T36"> maximum increases by 1, and it increases by 1 every time you gain a level. <text:s/></text:span></text:p>
      <text:p text:style-name="P10"/>
      <text:h text:style-name="P137" text:outline-level="2">Uncommon to Alaturmen</text:h>
      <text:p text:style-name="P65">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38" text:outline-level="3">Kobold (a.) </text:h>
      <text:p text:style-name="P10">Kobolds are rumored to be formed from the blood of a true Dragon, and inherit a measure of that dragon's powers.</text:p>
      <text:p text:style-name="P10"/>
      <text:p text:style-name="P10"><text:span text:style-name="T7">Age.</text:span> You are considered fully mature at age six and you can live up to one-hundred and twenty years. Kobold mothers birth litters of about six. <text:s/></text:p>
      <text:p text:style-name="P10"><text:span text:style-name="T7">Size.</text:span> Mechanically, your size is small. You stand at about two and a half feet tall. You weigh about sixty pounds. <text:s/></text:p>
      <text:p text:style-name="P10"><text:span text:style-name="T7">Speed.</text:span> Your speed is 30 feet per round. <text:s text:c="2"/></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Pack Brain.</text:span> You have advantage on an attack roll against a creature if at least one of your allies is within 5 feet of the creature and the ally isn't incapacitated. <text:s/></text:p>
      <text:p text:style-name="P36"><text:span text:style-name="T84">Sunlight Sensitivity.</text:span><text:span text:style-name="T36"> You have disadvantage on attack rolls and Wisdom (Spot) checks that rely on sight </text:span><text:span text:style-name="T93">while you are in bright sunlight</text:span><text:span text:style-name="T36">. <text:s/></text:span></text:p>
      <text:p text:style-name="P10"><text:span text:style-name="T7">Blood of Dragon.</text:span> You have advantage on saving throws to avoid or end the <text:span text:style-name="T120">F</text:span>rightened condition on yourself. You know one cantrip of your choice from the sorcerer spell list. Intelligence, Wisdom, or Charisma is your spellcasting ability for that cantrip). <text:s/></text:p>
      <text:h text:style-name="P138" text:outline-level="3">Orc (a.)</text:h>
      <text:p text:style-name="P10">Orcs have been the slave-race of the multiverse for as long as they have existed, the Titans created them for this purpose. Orcs on Alaturmen are young, descendants of those survivors of The Assault of the Giant Dissenters.</text:p>
      <text:p text:style-name="P10"/>
      <text:p text:style-name="P10"><text:span text:style-name="T7">Age.</text:span> You are considered fully mature at fourteen and live to be about seventy. Orcs reproduce ritually, with a mage imparting Woven life into the severed flesh of any number of Orc. <text:s/></text:p>
      <text:p text:style-name="P10"><text:span text:style-name="T7">Size.</text:span> Mechanically, your size is Medium. You stand at about six and a half feet tall. You weigh about 260 pounds. <text:s/></text:p>
      <text:p text:style-name="P10"><text:span text:style-name="T7">Speed.</text:span> Your speed is thirty feet per round. <text:s/></text:p>
      <text:p text:style-name="Standard"><text:span text:style-name="T84">Unrelenting Endurance.</text:span><text:span text:style-name="T36"> When you are reduced to 0 </text:span><text:span text:style-name="T93">Vitality</text:span><text:span text:style-name="T36">, you </text:span><text:span text:style-name="T93">may</text:span><text:span text:style-name="T36"> drop to 1</text:span><text:span text:style-name="T93">5</text:span><text:span text:style-name="T36"> </text:span><text:span text:style-name="T93">vitality </text:span><text:span text:style-name="T36">instead. You can’t use this feature again until you finish a </text:span><text:span text:style-name="T93">Full</text:span><text:span text:style-name="T36"> </text:span><text:span text:style-name="T93">R</text:span><text:span text:style-name="T36">est. <text:s/></text:span></text:p>
      <text:p text:style-name="P32"><text:soft-page-break/><text:span text:style-name="T7">Powerful Form.</text:span> You have proficiency in the Athletics skill. You count as one size larger when determining your <text:span text:style-name="T120">ability to wield weaponry, don armor, your </text:span>carrying capacity, and the weight you can push, drag, or lift.</text:p>
      <text:p text:style-name="P10"/>
      <text:h text:style-name="P138" text:outline-level="3">Tabaxi (s.)</text:h>
      <text:p text:style-name="P10">The Tabaxi have become on Alaturmen only recently, born to the Beasts Righteous of the Great Quillbuck Jungle. </text:p>
      <text:p text:style-name="P10"/>
      <text:p text:style-name="P10"><text:span text:style-name="T7">Age.</text:span> You are considered fully mature at about twenty-two and live to about ninety. Tabaxi mothers typically birth litters of about three children. <text:s/></text:p>
      <text:p text:style-name="P10"><text:span text:style-name="T7">Size.</text:span> Mechanically, your size is Medium. You stand at about four and a half feet tall. You weigh about one-hundred pounds. <text:s/></text:p>
      <text:p text:style-name="P10"><text:span text:style-name="T7">Speed.</text:span> Your speed is thirty-five feet per round. <text:s/></text:p>
      <text:p text:style-name="P10"><text:span text:style-name="T7">Lesser Darkvision.</text:span> You can see in dim light within 45 feet of you as if it were bright light, and in darkness as if it were dim light. You can't discern color in darkness, only shades of gray. <text:s/></text:p>
      <text:p text:style-name="P10"><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
      <text:h text:style-name="P138" text:outline-level="3">Kenku (s.)</text:h>
      <text:p text:style-name="P10">The Kenku have become on Alaturmen only recently, born to the Beasts Righteous of the Great Quillbuck Jungle. </text:p>
      <text:p text:style-name="P10"/>
      <text:p text:style-name="Standard"><text:span text:style-name="T84">Age.</text:span><text:span text:style-name="T36"> You are considered fully mature at twelve and you live until about sixty. </text:span><text:span text:style-name="T93">Kenku mothers </text:span><text:span text:style-name="T94">birth their children in eggs, which sometimes do not sustain the neccesary requirements for a healty “birth” of a non-Kenku, sadly leading to many miscarrages of mixed-heritage Kenku.</text:span></text:p>
      <text:p text:style-name="P10"><text:span text:style-name="T7">Size.</text:span> Mechanically, your size is Small. You stand at two and a half feet tall. You weigh about fifty pounds. <text:s/></text:p>
      <text:p text:style-name="P10"><text:span text:style-name="T7">Speed.</text:span> Your speed is 30 feet per round. You gain a hovering speed of 5 feet per round. <text:s/></text:p>
      <text:p text:style-name="P10"><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10"/>
      <text:h text:style-name="P138" text:outline-level="3">Goliath (s.)</text:h>
      <text:p text:style-name="P10">The origins of Goliath are shrouded in myth, with some saying that their ancestors were born of Ice Giants.</text:p>
      <text:p text:style-name="P10"/>
      <text:p text:style-name="P10"><text:span text:style-name="T7">Age.</text:span> You are considered fully matured at twenty and live until about one-hundred. Goliath mothers always birth children in identical twins. <text:s text:c="2"/></text:p>
      <text:p text:style-name="P10"><text:soft-page-break/><text:span text:style-name="T7">Size.</text:span> Mechanically, your size is medium. You stand at about eight and a half feet tall. You weigh about 280 pounds. <text:s/></text:p>
      <text:p text:style-name="P10"><text:span text:style-name="T7">Speed.</text:span> Your speed is 30 feet per round. <text:s/></text:p>
      <text:p text:style-name="P10"><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2"><text:span text:style-name="T7">Powerful Form.</text:span> You have proficiency in the Athletics skill. You count as one size larger when determining your <text:span text:style-name="T120">ability to wield weaponry, don armor, your </text:span>carrying capacity, and the weight you can push, drag, or lift.</text:p>
      <text:p text:style-name="P10"><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10"/>
      <text:h text:style-name="P138" text:outline-level="3">Halfling (a.)</text:h>
      <text:p text:style-name="P10">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0"/>
      <text:p text:style-name="P10"><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0"><text:span text:style-name="T7">Size.</text:span> Mechanically, your size is small. You stand at about three feet tall. You weigh about sixty pounds. <text:s/></text:p>
      <text:p text:style-name="P10"><text:span text:style-name="T7">Speed.</text:span> Your speed is 25 feet per round. <text:s/></text:p>
      <text:p text:style-name="P10"><text:span text:style-name="T7">Plot-Armor.</text:span> You have advantage on saving throws against being frightened. When you roll a 1 on an attack roll, ability check, or saving throw, you can reroll the die. You must use the new result, even if it is another 1.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38" text:outline-level="3">Gnoll (s.)</text:h>
      <text:p text:style-name="P10">The origin tale of the Gnoll are known; they owe their existence to Orcus, the Demon Lord of the Undead, made to be his foot-soldiers against the humanoids of Alaturmen. </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P10"><text:soft-page-break/><text:span text:style-name="T7">Speed.</text:span> Your speed is thirty-five feet per round. <text:s/></text:p>
      <text:p text:style-name="P10"><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84">Demonic Ancestry.</text:span><text:span text:style-name="T36"> You are proficient in the Intimidation skill. When you reduce a creature to 0 </text:span><text:span text:style-name="T94">Vitality</text:span><text:span text:style-name="T36"> with a melee attack on your turn, you may use a bonus action to move up to half your speed and make up to one Bite attack. <text:s/></text:span></text:p>
      <text:h text:style-name="P137" text:outline-level="2">Rare to Alaturmen</text:h>
      <text:p text:style-name="P65">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36" text:outline-level="2">Feywild</text:h>
      <text:h text:style-name="P138" text:outline-level="3">Eladrin (a.)</text:h>
      <text:p text:style-name="P10">Eladrin are born of the Ceilie Courts, composing a large section of the courts' common fey.</text:p>
      <text:p text:style-name="P10"/>
      <text:p text:style-name="P10"><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pan text:style-name="T7">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span text:style-name="T7">Fey-Step.</text:span> You may cast misty step as a bonus action. After using this feature, you cannot use it again until you complete a short or long rest. <text:s/></text:p>
      <text:p text:style-name="P10">-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0"><text:span text:style-name="T7">Child of a Seasonal Monarch.</text:span> You gain a trait corresponding to your seasonal ancestry; <text:s/></text:p>
      <text:p text:style-name="P10">-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0">-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0">-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37"><text:span text:style-name="T36">- </text:span><text:span text:style-name="T84">Winter.</text:span><text:span text:style-name="T36"> You have disadvantage on attack rolls and Wisdom (Spot) checks that rely on sight </text:span><text:span text:style-name="T93">while you are in bright sunlight</text:span><text:span text:style-name="T3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94">F</text:span><text:span text:style-name="T36">rightened of you until the end of your next turn. <text:s/></text:span></text:p>
      <text:p text:style-name="P10"/>
      <text:h text:style-name="P138" text:outline-level="3">Satyr (a.) </text:h>
      <text:p text:style-name="P10">Satyr are created by the Ceilie Courts, with the life directive of writing and telling the story of an event, person, or concept of their Court's choice.</text:p>
      <text:p text:style-name="P10"/>
      <text:p text:style-name="P10"><text:span text:style-name="T7">Age.</text:span> You are considered fully mature at twenty-five and live till about ninety. Satyr parent a single child at about seventy-five, whom they teach everything they know about their task. <text:s/></text:p>
      <text:p text:style-name="P10"><text:span text:style-name="T7">Size.</text:span> Mechanically, your size is Medium. You stand at about five feet tall. <text:s/></text:p>
      <text:p text:style-name="P10"><text:span text:style-name="T7">Speed.</text:span> Your speed is 30 feet per round. You have a climb speed of 5 feet per round; you are restricted by gravity as a humanoid. <text:s/></text:p>
      <text:p text:style-name="P10"><text:span text:style-name="T7">Plot-Armor.</text:span> You have advantage on saving throws against being <text:span text:style-name="T121">F</text:span>rightened. When you roll a 1 on an attack roll, ability check, or saving throw, you can re-roll the die. You must use the new result, even if it is another 1. <text:s/></text:p>
      <text:p text:style-name="Standard"><text:span text:style-name="T84">Magical Reveler. </text:span><text:span text:style-name="T66">Y</text:span><text:span text:style-name="T36">ou have advantage on saving throws against spells and other magical effects. You have proficiency in </text:span><text:span text:style-name="T94">all</text:span><text:span text:style-name="T36"> Performance skills, </text:span><text:span text:style-name="T94">and in Diplomacy.</text:span><text:span text:style-name="T36"> </text:span></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h text:style-name="P138" text:outline-level="3">Gnome (a.)</text:h>
      <text:p text:style-name="P10">When a great work of invention is created in the multiverse, a Gnome becomes. Most find themselves born into the Astral Sea, adrift and surviving with nothing but their intellect to protect them.</text:p>
      <text:p text:style-name="P10"/>
      <text:p text:style-name="P10"><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0"><text:span text:style-name="T7">Size.</text:span> Mechanically, your size is Small. You stand at about two and a half feet tall. You weigh about forty pounds. <text:s/></text:p>
      <text:p text:style-name="P10"><text:span text:style-name="T7">Speed.</text:span> Your speed is 25 feet per round. <text:s/></text:p>
      <text:p text:style-name="P10"><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0"><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text:p>
      <text:p text:style-name="P10"/>
      <text:h text:style-name="P139" text:outline-level="3">Changling (s.)</text:h>
      <text:p text:style-name="P123"><text:span text:style-name="T114">A</text:span><text:span text:style-name="T36">a</text:span></text:p>
      <text:p text:style-name="P35"><text:span text:style-name="T7">Age.</text:span> You are considered fully matured at eight and live to about forty. <text:s/></text:p>
      <text:p text:style-name="P35"><text:span text:style-name="T7">Size.</text:span> Mechanically, your size is Medium. You stand at about six and a half feet tall. You weigh about 220 pounds. <text:s/></text:p>
      <text:p text:style-name="P34"><text:span text:style-name="T7">Speed.</text:span><text:span text:style-name="T36"> Your speed is thirty-five feet per round. </text:span></text:p>
      <text:h text:style-name="P136" text:outline-level="2">Underdark</text:h>
      <text:p text:style-name="P65">These people come from a plane just below Alaturmen. The Underdark. The Deep Below. The Dug-too-Deep. Many names that inspire fear in those who truly understand what lurks beneath the surface of our world.</text:p>
      <text:h text:style-name="P138" text:outline-level="3"><text:soft-page-break/>Duergar (a.) </text:h>
      <text:p text:style-name="P10">A distant cousin of the Dwarves, the Duergar come from the Deep Below, a plane of caves, tunnels, horror, and riches. Duergar evolved for the deepest and darkest reaches of this place.</text:p>
      <text:p text:style-name="P10"/>
      <text:p text:style-name="P10"><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37"><text:span text:style-name="T84">Superior Darkvision.</text:span><text:span text:style-name="T36"> You can see in dim light within 120 feet of you as if it were bright light, and in darkness as if it were dim light. You can't discern color in darkness, only shades of gray. </text:span><text:span text:style-name="T67">You</text:span><text:span text:style-name="T36"> have disadvantage on attack rolls and Wisdom (Spot) checks that rely on sight </text:span><text:span text:style-name="T93">while you are in bright sunlight</text:span><text:span text:style-name="T36">.</text:span></text:p>
      <text:p text:style-name="P10"><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0"/>
      <text:h text:style-name="P138" text:outline-level="3">Kalix (s.)</text:h>
      <text:p text:style-name="P10">The Kalix evolved in the Deep Below, a plane of caves, tunnels, horror, and riches. They are evolved for the damp lush areas of this place.</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Standard"><text:span text:style-name="T84">Speed.</text:span><text:span text:style-name="T36"> Your speed is 35 feet per round. You gain a swimming speed of </text:span><text:span text:style-name="T96">25 </text:span><text:span text:style-name="T97">feet per round</text:span><text:span text:style-name="T36">. <text:s/></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Standard"><text:span text:style-name="T84">Enduring Flesh.</text:span><text:span text:style-name="T36"> When you take damage, you can use your reaction to roll a d12. Add your Constitution modifier to the number rolled, and reduce the damage by that total. After you use this trait, you can’t use it again until you finish a </text:span><text:span text:style-name="T94">short</text:span><text:span text:style-name="T36"> </text:span><text:span text:style-name="T94">R</text:span><text:span text:style-name="T36">est. <text:s/></text:span></text:p>
      <text:p text:style-name="P10"><text:soft-page-break/><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0"/>
      <text:p text:style-name="P10"/>
      <text:h text:style-name="P138" text:outline-level="3">Kuo-Toa (s.)</text:h>
      <text:p text:style-name="P10">The Kuo-Toa evolved in the Deep Below, a plane of caves, tunnels, horror, and riches. They evolved for life in the wettest places here.</text:p>
      <text:p text:style-name="P10"/>
      <text:p text:style-name="P10"><text:span text:style-name="T7">Age.</text:span> You are considered fully mature at fourteen and live to be about seventy. Kuo-Toa reproduce like traditional fish, fathers inseminate hundreds of a mother's eggs. <text:s/></text:p>
      <text:p text:style-name="P10"><text:span text:style-name="T7">Size.</text:span> Mechanically, your size is small. You stand at about two and a half feet tall. You weigh about sixty pounds. <text:s/></text:p>
      <text:p text:style-name="Standard"><text:span text:style-name="T84">Speed.</text:span><text:span text:style-name="T36"> Your speed is 25 feet per round. You gain a swimming speed of </text:span><text:span text:style-name="T95">20</text:span><text:span text:style-name="T36"> feet per round. <text:s text:c="2"/></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36" text:outline-level="2">Elementals</text:h>
      <text:p text:style-name="P65">These people all share heritage in the Elemental Planes, just a close jog through the Astral Sea away from Alaturmen.</text:p>
      <text:h text:style-name="P138" text:outline-level="3">Aaracokra (s.)</text:h>
      <text:p text:style-name="P10">Hollow boned humanoid-birdfolk native to the Elemental Plane of Air.</text:p>
      <text:p text:style-name="P10"/>
      <text:p text:style-name="P10"><text:span text:style-name="T7">Age.</text:span> You are considered fully mature at six and live to be about sixty. <text:s/></text:p>
      <text:p text:style-name="P10"><text:span text:style-name="T7">Size.</text:span> Mechanically, your size is medium. You stand at about five and a half feet tall. You weigh about one-hundred thirty pounds. <text:s/></text:p>
      <text:p text:style-name="P10"><text:span text:style-name="T7">Speed.</text:span> Your speed is 30 feet per round. <text:s text:c="2"/></text:p>
      <text:p text:style-name="P10"><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text:soft-page-break/><text:span text:style-name="T7">Elemental Ancestry (Air).</text:span> You gain a flying speed of 50 feet per round, though you cannot use this speed when you are wearing medium or heavy armor. You can hold your breath indefinitely while you’re not incapacitated. <text:s/></text:p>
      <text:p text:style-name="P10"/>
      <text:h text:style-name="P138" text:outline-level="3">Genasi (a.)</text:h>
      <text:p text:style-name="P10">Genasi are humanoid elementals native to the Elemental Planes. Those Genasi who find themselves on Alaturmen typically came of their own volition.</text:p>
      <text:p text:style-name="P10"/>
      <text:p text:style-name="P10"><text:span text:style-name="T7">Age.</text:span> You are considered fully mature at about forty and live to about four-hundred years.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Elemental Ancestry.</text:span> You gain your choice of one of the following traits; <text:s/></text:p>
      <text:p text:style-name="P10">- <text:span text:style-name="T7">(Air).</text:span> You gain a flying speed of 50 feet per round, though you cannot use this speed when you are wearing heavy armor. You can hold your breath indefinitely while you’re not incapacitated. <text:s/></text:p>
      <text:p text:style-name="P10">-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36">- </text:span><text:span text:style-name="T84">(Water).</text:span><text:span text:style-name="T36"> </text:span><text:span text:style-name="T94">You gain a swim speed of </text:span><text:span text:style-name="T95">30 feet per round. </text:span><text:span text:style-name="T94">Y</text:span><text:span text:style-name="T36">ou have resistance to cold damage. You can communicate simple ideas with beasts that can breathe water. They can understand the meaning of your words, though you have no special ability to understand them in return. You know the cantrip </text:span><text:span text:style-name="T37">shape water</text:span><text:span text:style-name="T36">. Constitution is your spellcasting ability for this spell. <text:s/></text:span></text:p>
      <text:p text:style-name="P10">-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22">R</text:span>est.<text:line-break/></text:p>
      <text:p text:style-name="P2">Outer-Planer </text:p>
      <text:p text:style-name="P65">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38" text:outline-level="3">Tiefling (s.)</text:h>
      <text:p text:style-name="P10">Tiefling are the children of Devils and humanoids. Often, they are born of contract ("I give you my first born child, and in exchange..."), but other times, a human and a devil truly fall into what they consider love and bear a tiefling together. <text:s/></text:p>
      <text:p text:style-name="P10"/>
      <text:p text:style-name="P10"><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0"><text:span text:style-name="T7">Size.</text:span> Mechanically, your size is Medium. You stand at about five feet tall. You wiegh about one-hundred sixty pounds. <text:s/></text:p>
      <text:p text:style-name="P10"><text:span text:style-name="T7">Speed.</text:span> Your speed is thirty feet per round. <text:s/></text:p>
      <text:p text:style-name="P10"><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0">-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0">-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0">-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0">-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0">-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0">-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0">-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0">-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0">-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0"/>
      <text:h text:style-name="P138" text:outline-level="3">Mecha (a.)</text:h>
      <text:p text:style-name="P10">Mecha are the lawful reformation of a Faith-full Soul. A soul that passes into Mechanis becomes a Mecha here, though they are stripped of any previous sense of self, they are allowed the memories of their soul's owner.</text:p>
      <text:p text:style-name="P10"/>
      <text:p text:style-name="P10"><text:span text:style-name="T7">Age.</text:span> You are considered fully mature, and you do not age. <text:s/></text:p>
      <text:p text:style-name="P10"><text:span text:style-name="T7">Size.</text:span> Mechanically, your size is Medium. You stand at five feet tall. You weigh four-hundred thirty five pounds, seven ounces precisely. <text:s/></text:p>
      <text:p text:style-name="P10"><text:span text:style-name="T7">Speed.</text:span> Your speed is 30 feet per round. <text:s/></text:p>
      <text:p text:style-name="P10"><text:span text:style-name="T7">Constructed Form.</text:span> Your creature type is construct. You cannot perform acts that the fates would consider chaotic ("we care not the petty laws of man, but the laws of nature, of power"). You gain the following benefits; <text:s/></text:p>
      <text:p text:style-name="P10">- You have immunity against being poisoned and to poison damage. </text:p>
      <text:p text:style-name="P10"><text:soft-page-break/>- You are immune to disease. </text:p>
      <text:p text:style-name="P10">-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0">- You don’t need to eat, drink, or breathe. </text:p>
      <text:p text:style-name="P10">- You can don only armor with which you have proficiency. </text:p>
      <text:p text:style-name="P10">- To don armor, you must incorporate it into your body over the course of 1 hour, during which you must remain in contact with the armor. To doff armor, you must spend 1 hour removing it. You can rest while donning or doffing armor in this way. </text:p>
      <text:p text:style-name="P10">- While you live, your armor can't be removed from your body against your will.</text:p>
      <text:p text:style-name="P10">Versatile Form. You gain proficiency in a skill of your choice. You gain one feat of your choice. You may increase one ability score of your choice by one. <text:s text:c="2"/></text:p>
      <text:p text:style-name="P10"/>
      <text:h text:style-name="P138" text:outline-level="3">Aasimar (a.)</text:h>
      <text:p text:style-name="P10">Aasimar are the good reformation of a Faith-full Soul. A soul that passes into Elysium becomes a Aasimar here, though they are stripped of any previous sense of self, they are allowed the memories of their soul's owner. <text:s/></text:p>
      <text:p text:style-name="P10"/>
      <text:p text:style-name="P10"><text:span text:style-name="T7">Age.</text:span> You are considered fully mature, and you do not age. <text:s/></text:p>
      <text:p text:style-name="P10"><text:span text:style-name="T7">Size.</text:span> Mechanically, your size is Medium. You stand at about seven feet tall. You weigh about four-hundred pounds. <text:s/></text:p>
      <text:p text:style-name="P10"><text:span text:style-name="T7">Speed.</text:span> Your speed is 30 feet per round. You gain a hover speed of 5 feet per round. <text:s/></text:p>
      <text:p text:style-name="P10"><text:span text:style-name="T7">Celestial Ancestry.</text:span> Your creature type is celestial. You cannot perform acts that the fates would consider evil. You gain the following benefits; <text:s text:c="2"/></text:p>
      <text:p text:style-name="P10">- You have resistance to necrotic damage and radiant damage.</text:p>
      <text:p text:style-name="P10">-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0">- As a reaction, you may cast protection from evil and good on yourself or one creature within five feet of you. You cannot use this feature until you complete a long rest.</text:p>
      <text:p text:style-name="P10">Powerful Form. You have proficiency in the Athletics skill. You count as one size larger when determining your carrying capacity and the weight you can push, drag, or lift. <text:s text:c="2"/></text:p>
      <text:p text:style-name="P10"/>
      <text:p text:style-name="P10"/>
      <text:p text:style-name="P10"/>
      <text:p text:style-name="P10"/>
      <text:p text:style-name="P10"/>
      <text:p text:style-name="P22">Wha! Wha! I wanna be an asshole at the table!</text:p>
      <text:p text:style-name="P10"><text:soft-page-break/>You may have noticed that there is no Chaotic or Evil counterparts to the Mecha or the Aasimar. This was a purposeful design choice; you do not get to play Demons or Devils at my table. Full stop, no exceptions. </text:p>
      <text:p text:style-name="P10"/>
      <text:p text:style-name="P10">There are plenty enough ways to perform evil or induce chaos without having the inability to perform acts of good or lawfulness.</text:p>
      <text:p text:style-name="P10"/>
      <text:p text:style-name="P10">Try a human.</text:p>
      <text:p text:style-name="P10"/>
      <text:h text:style-name="P131" text:outline-level="1">Culture</text:h>
      <text:p text:style-name="P10">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0"/>
      <text:p text:style-name="P10">If you decide that your character's alignment needs to shift to more accurately represent their actions, please do so, but if this is more like a character arc thing you should come talk to me.</text:p>
      <text:p text:style-name="P10"/>
      <text:h text:style-name="P136" text:outline-level="2">Nation-States of Coalition</text:h>
      <text:p text:style-name="P65">Banded by treaty and bond, these four nations, and their daughter capital-city-state, are together known as Coalition.</text:p>
      <text:h text:style-name="P138" text:outline-level="3">Kingdom of Prosper</text:h>
      <text:p text:style-name="P10">After the Fall of Tetrimoc, and the entrance of sentient life unto Alaturmen, a group of so-called "Bandit Lords" ruled the Great Northern Forests. Only six years later, they fall in the West, but here in the East, they ruled for another forty years. </text:p>
      <text:p text:style-name="P10"/>
      <text:p text:style-name="P10">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0"/>
      <text:p text:style-name="P10">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0"/>
      <text:p text:style-name="P10"><text:span text:style-name="T7">Ability Score Increase.</text:span> Your Strength score increases by 1, and your Intelligence score increases by 1. <text:s text:c="2"/></text:p>
      <text:p text:style-name="P10"><text:span text:style-name="T7">Languages.</text:span> You know at least these two languages; King's Common (language) and Goblin (language). <text:s/></text:p>
      <text:p text:style-name="P10"><text:soft-page-break/><text:span text:style-name="T7">Skills.</text:span> You are proficient in Intelligence (Nature), Wisdom (Survival), and one set of tools of your choice. <text:s/></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38" text:outline-level="3">Church of the White Flame</text:h>
      <text:p text:style-name="P10">The Church of the White Flame rose from the ashes of the North-West – after the Great Fires immolated this place people flocked to their new deity. Quickly, a caste-theocracy formed around The Holy Flame and It's wishes. </text:p>
      <text:p text:style-name="P10"/>
      <text:p text:style-name="P10">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0"/>
      <text:p text:style-name="P10">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0"/>
      <text:p text:style-name="P10"><text:span text:style-name="T7">Ability Score Increase.</text:span> Your Dexterity score increases by 1, and your Wisdom increases by 1. <text:s/></text:p>
      <text:p text:style-name="P10"><text:span text:style-name="T7">Languages.</text:span> You know at least two languages; High Common (language) and Modern Elven (language). <text:s/></text:p>
      <text:p text:style-name="P10"><text:span text:style-name="T7">Skills.</text:span> You are proficient in Intelligence (Religion), Wisdom (Survival), and one set of tools of your choice. <text:s/></text:p>
      <text:p text:style-name="P10"><text:span text:style-name="T7">Mental Discipline. </text:span>You have resistance to psychic damage. You have advantage on all Wisdom saving throws. <text:s/></text:p>
      <text:p text:style-name="P10"/>
      <text:h text:style-name="P138" text:outline-level="3">Golden City</text:h>
      <text:p text:style-name="P10">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0"/>
      <text:p text:style-name="P10">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0"><text:soft-page-break/></text:p>
      <text:p text:style-name="P10">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0"/>
      <text:p text:style-name="P10"><text:span text:style-name="T7">Ability Score Increase.</text:span> Your Charisma score increases by 1, and your Intelligence score increases by 1. <text:s/></text:p>
      <text:p text:style-name="P10"><text:span text:style-name="T7">Languages.</text:span> You know at least these two languages; Desertspeech (language) and Draconic (language). <text:s/></text:p>
      <text:p text:style-name="P10"><text:span text:style-name="T7">Skills.</text:span> You are proficient in Intelligence (History), Charisma (Persuasion), and one set of tools of your choice. <text:s/></text:p>
      <text:p text:style-name="P10"><text:span text:style-name="T7">Desert Proficiency.</text:span> You gain advantage on Dexterity (Initiative) and Dexterity (Stealth) checks while you are in a desert. <text:s/></text:p>
      <text:p text:style-name="P10"/>
      <text:h text:style-name="P138" text:outline-level="3">Democratic Combine of Peoples</text:h>
      <text:p text:style-name="P10">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0"/>
      <text:p text:style-name="P10">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0"/>
      <text:p text:style-name="P10">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0"/>
      <text:p text:style-name="P10"><text:span text:style-name="T7">My Baron Can Beat Up Your Baron.</text:span> You gain either one feat of your choice or an Ability score of your choice increases by 2.</text:p>
      <text:p text:style-name="P10"><text:span text:style-name="T7">Languages.</text:span> You know at least these two languages; Swampish (language) and Aquarian (language). <text:s/></text:p>
      <text:p text:style-name="P10"><text:span text:style-name="T7">Skills.</text:span> You are proficient in Wisdom (Survival), Wisdom (Insight), and one set of tools of your choice. <text:s/></text:p>
      <text:p text:style-name="P10"><text:span text:style-name="T7">War-born.</text:span> When you score a critical hit with a weapon attack, you can roll one of the weapon’s damage dice one additional time and add it to the extra damage of the critical hit.</text:p>
      <text:p text:style-name="P10"/>
      <text:h text:style-name="P138" text:outline-level="3">Coalition City</text:h>
      <text:p text:style-name="P65">Expose</text:p>
      <text:p text:style-name="P65"><text:soft-page-break/>government/dominant culture-ism</text:p>
      <text:p text:style-name="P65">alignment/disposition</text:p>
      <text:p text:style-name="P81"/>
      <text:h text:style-name="P137" text:outline-level="2">Non-Coalition Entities</text:h>
      <text:h text:style-name="P138" text:outline-level="3">Dwarven Kingdom Suremantle</text:h>
      <text:p text:style-name="P10">The Dwarven Kingdom of Suremantle is a monarchy supported by family clans of miner and farmers. These clans are as ancient as Alaturmen, and claim that their ancestors were carved from the stone here, a hundred or more years ago. </text:p>
      <text:p text:style-name="P10"/>
      <text:p text:style-name="P10">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0"/>
      <text:p text:style-name="P10">The culture of Suremantle is one of Neutral Evil. The people here are ignorant and arrogant of other cultures, and they promote a family-before-self-before-other culture. </text:p>
      <text:p text:style-name="P10"/>
      <text:p text:style-name="P10"><text:span text:style-name="T7">Ability Score Increase.</text:span> Your Strength score increases by 1, and your Constitution score increases by 1. <text:s text:c="2"/></text:p>
      <text:p text:style-name="P10"><text:span text:style-name="T7">Languages.</text:span> You know at least these two languages; Dwarven (language) and Desertspeech (language).</text:p>
      <text:p text:style-name="P10"><text:span text:style-name="T7">Skills.</text:span> You are proficient in Intelligence (Investigation), Strength (Athletics), and one set of tools of your choice. <text:s/></text:p>
      <text:p text:style-name="P10"/>
      <text:h text:style-name="P138" text:outline-level="3">Dwarven Kingdom Actstow</text:h>
      <text:p text:style-name="P10">The Dwarven Kingdom of Actstow is a monarchy supported by family clans of miners and farmers. These clans are as ancient as Alaturmen, and claim that their ancestors were carved from the stone here, a hundred or more years ago. </text:p>
      <text:p text:style-name="P10"/>
      <text:p text:style-name="P10">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0"/>
      <text:p text:style-name="P10">The culture of Actstow is one of Neutral Good. The people here are no stranger to evading the law, tax evasion is a specialty, and bodily harm or physical restrictions are never the correct answer when you or yours have been wronged.</text:p>
      <text:p text:style-name="P10"/>
      <text:p text:style-name="P10"><text:span text:style-name="T7">Ability Score Increase.</text:span> Your Intelligence score increases by 1, and your Charisma score increases by 1. <text:s text:c="2"/></text:p>
      <text:p text:style-name="P10"><text:span text:style-name="T7">Languages.</text:span> You know at least these two languages; Dwarven (language) and High Common (language)</text:p>
      <text:p text:style-name="P10"><text:soft-page-break/><text:span text:style-name="T7">Skills.</text:span> You are proficient in Intelligence (Investigation), Strength (Athletics), and one set of tools of your choice. <text:s/></text:p>
      <text:p text:style-name="P10"><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0"/>
      <text:h text:style-name="P138" text:outline-level="3">Cenva Minyo</text:h>
      <text:p text:style-name="P13">For the hatred of fire, we are home here.</text:p>
      <text:p text:style-name="P10"/>
      <text:p text:style-name="P10">Cenva Minyo is an ancient order of lore-keepers who's first members survived the Great Fires. This group is old and respected, and it's people bide their time studying a divine horror and weaving powerful fabrics and magic.</text:p>
      <text:p text:style-name="P10"/>
      <text:p text:style-name="P10">From initiation, a member of Cenva Minyo understands that their duty is to history, to those that came before. The one true goal of this collective is the understanding and extinction of Its Greatness|The Great White Flame.</text:p>
      <text:p text:style-name="P10"/>
      <text:p text:style-name="P10">The culture of Cenva Minyo is one of True Neutrality. The goals of these people are the collection of history and the destruction of a divine enemy, and nothing will stand in the way of the completion of these goals; morality or politics be damned.</text:p>
      <text:p text:style-name="P10"/>
      <text:p text:style-name="P10"><text:span text:style-name="T7">Ability Score Increase.</text:span> Your Intelligence score increases by 1, and your Wisdom score increases by 1. </text:p>
      <text:p text:style-name="P10"><text:span text:style-name="T7">Languages.</text:span> You know at least these two languages; Modern Elven (language) and Dwarven (language). <text:s/></text:p>
      <text:p text:style-name="P10"><text:span text:style-name="T7">Skills.</text:span> You have proficiency in Intelligence (Arcana) and Intelligence (History). <text:s/></text:p>
      <text:p text:style-name="P10"><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0"/>
      <text:h text:style-name="P138" text:outline-level="3">Blood-Hobgoblin Clans</text:h>
      <text:p text:style-name="P10">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0"/>
      <text:p text:style-name="P10">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0"/>
      <text:p text:style-name="P10">The culture of the Blood-Hobgoblin Clans are one of Chaotic Neutrality. These clans have no issue turning on deals they make, and truly only wish for the prosperity of themselves and those they care for.</text:p>
      <text:p text:style-name="P10"/>
      <text:p text:style-name="P10"><text:span text:style-name="T7">Ability Score Increase.</text:span> Your Strength score increases by 1, and your Dexterity score increases by 1. <text:s/></text:p>
      <text:p text:style-name="P10"><text:span text:style-name="T7">Languages.</text:span> You know at least these two languages; Goblin (language) and King's Common (language). <text:s/></text:p>
      <text:p text:style-name="Standard"><text:span text:style-name="T84">Skills.</text:span><text:span text:style-name="T36"> You have proficiency in Intelligence (Nature), Wisdom (Spot), and one set of tools of your choice. <text:s/></text:span></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38" text:outline-level="3">Desert Outlanders</text:h>
      <text:p text:style-name="P10">After the Golden City began to fill beyond its capacity, people were turned away from it's gates. Those who live in The Deserts of Tetrimoc but not the Golden City are known as Outlanders. </text:p>
      <text:p text:style-name="P10"/>
      <text:p text:style-name="P10">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0"/>
      <text:p text:style-name="P10">The culture of these people is one of True Neutrality. These people are forced by their environment to do what they must to survive, although many find hope and purpose in their communities.</text:p>
      <text:p text:style-name="P10"/>
      <text:p text:style-name="P10"><text:span text:style-name="T7">Ability Score Increase.</text:span> Your Dexterity score increases by 1, and your Constitution score increases by 1. <text:s/></text:p>
      <text:p text:style-name="P10"><text:span text:style-name="T7">Languages.</text:span> You know at least these two languages; Desertspeech (language) and your choice of Thieves Cant (language) or Infernal (language). <text:s/></text:p>
      <text:p text:style-name="P10"><text:span text:style-name="T7">Skills.</text:span> You are proficient in Wisdom (Survival), Wisdom (Animal Handling), and one set of tools of your choice. <text:s/></text:p>
      <text:p text:style-name="P10"><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0"/>
      <text:h text:style-name="P136" text:outline-level="2"><text:soft-page-break/>Extraplanar</text:h>
      <text:p text:style-name="P10">You are from beyond Alaturmen, which is not all too uncommon in this realm, but nonetheless I cannot list all cultures in the multiverse. </text:p>
      <text:p text:style-name="P10"/>
      <text:p text:style-name="P10">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0"/>
      <text:h text:style-name="P126" text:outline-level="1"/>
      <text:h text:style-name="P131" text:outline-level="1">Personality &amp; <text:span text:style-name="T119">“Ex-Occupation”</text:span></text:h>
      <text:p text:style-name="P10">While your specific background is likely tied deeply to your character's Culture and Heritage, as well as our ideas about your character's story, what the Player's Handbook calls background I would like to call your character's ex-occupation. </text:p>
      <text:p text:style-name="P10"/>
      <text:p text:style-name="P10">&gt; Once, I was an adventurer like you, then I took an arrow to the knee. I was in the military before, during the Invasion of Orcus, and my training served me well in my days of glory. They only keep me on watch these days. Mind if I bum a joint?</text:p>
      <text:p text:style-name="P10">&gt; \- A guard I just made up</text:p>
      <text:p text:style-name="P10"/>
      <text:p text:style-name="P10">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0"/>
      <text:p text:style-name="P10">In og5e, these backgrounds would come with tables of ideas for a character’s Flaws, Bonds, Ideals, and “Personal” Traits, but I trust that together, we can build a well rounded character and discover during play what we leave blank in prep. </text:p>
      <text:p text:style-name="P10"/>
      <text:h text:style-name="P127"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46">Acolyte</text:p>
          </table:table-cell>
          <table:table-cell table:style-name="Table3.A1" office:value-type="string">
            <text:p text:style-name="P46">Farmer</text:p>
          </table:table-cell>
          <table:table-cell table:style-name="Table3.C1" office:value-type="string">
            <text:p text:style-name="P46">Merchant</text:p>
          </table:table-cell>
        </table:table-row>
        <table:table-row>
          <table:table-cell table:style-name="Table3.A2" office:value-type="string">
            <text:p text:style-name="P46">Charlatan</text:p>
          </table:table-cell>
          <table:table-cell table:style-name="Table3.A2" office:value-type="string">
            <text:p text:style-name="P46">Fisher</text:p>
          </table:table-cell>
          <table:table-cell table:style-name="Table3.C2" office:value-type="string">
            <text:p text:style-name="P46">Miner</text:p>
          </table:table-cell>
        </table:table-row>
        <table:table-row>
          <table:table-cell table:style-name="Table3.A2" office:value-type="string">
            <text:p text:style-name="P46">City Watch</text:p>
          </table:table-cell>
          <table:table-cell table:style-name="Table3.A2" office:value-type="string">
            <text:p text:style-name="P46">Gladiator</text:p>
          </table:table-cell>
          <table:table-cell table:style-name="Table3.C2" office:value-type="string">
            <text:p text:style-name="P46">Noble</text:p>
          </table:table-cell>
        </table:table-row>
        <table:table-row>
          <table:table-cell table:style-name="Table3.A2" office:value-type="string">
            <text:p text:style-name="P46">Criminal</text:p>
          </table:table-cell>
          <table:table-cell table:style-name="Table3.A2" office:value-type="string">
            <text:p text:style-name="P46">Hermit</text:p>
          </table:table-cell>
          <table:table-cell table:style-name="Table3.C2" office:value-type="string">
            <text:p text:style-name="P46">Pirate</text:p>
          </table:table-cell>
        </table:table-row>
        <table:table-row>
          <table:table-cell table:style-name="Table3.A2" office:value-type="string">
            <text:p text:style-name="P46">Entertainer</text:p>
          </table:table-cell>
          <table:table-cell table:style-name="Table3.A2" office:value-type="string">
            <text:p text:style-name="P46">Knight</text:p>
          </table:table-cell>
          <table:table-cell table:style-name="Table3.C2" office:value-type="string">
            <text:p text:style-name="P46">Sage</text:p>
          </table:table-cell>
        </table:table-row>
        <table:table-row>
          <table:table-cell table:style-name="Table3.A2" office:value-type="string">
            <text:p text:style-name="P46">Faction Agent</text:p>
          </table:table-cell>
          <table:table-cell table:style-name="Table3.A2" office:value-type="string">
            <text:p text:style-name="P46">Laboror</text:p>
          </table:table-cell>
          <table:table-cell table:style-name="Table3.C2" office:value-type="string">
            <text:p text:style-name="P46">Smuggler</text:p>
          </table:table-cell>
        </table:table-row>
        <table:table-row>
          <table:table-cell table:style-name="Table3.A2" office:value-type="string">
            <text:p text:style-name="P46">Faction Artisan</text:p>
          </table:table-cell>
          <table:table-cell table:style-name="Table3.A2" office:value-type="string">
            <text:p text:style-name="P46">Mercenary</text:p>
          </table:table-cell>
          <table:table-cell table:style-name="Table3.C2" office:value-type="string">
            <text:p text:style-name="P46">Soldier</text:p>
          </table:table-cell>
        </table:table-row>
      </table:table>
      <text:p text:style-name="P74"/>
      <text:h text:style-name="P132" text:outline-level="1">Class</text:h>
      <text:p text:style-name="P10">All classes (explicitly <text:span text:style-name="T1">including</text:span> Blood Hunter) and sub-classes present on dnd5e.wikidot.com are under the Published heading are available, tweaked by the following changes:</text:p>
      <text:p text:style-name="P10"/>
      <text:p text:style-name="P10">- Barbarian: Path of the Battlerager</text:p>
      <text:p text:style-name="P10"><text:tab/>- Dwarves Only restriction removed.</text:p>
      <text:p text:style-name="P10">- Blood Hunter<text:line-break/><text:tab/>- Blanket permission for Variant: Alternative Hemocraft Ability Score</text:p>
      <text:p text:style-name="P10">- Fighter: Eldritch Knight</text:p>
      <text:p text:style-name="P10"><text:tab/>- Spell List removed<text:line-break/><text:tab/>- Spell School restrictions removed</text:p>
      <text:p text:style-name="P10"><text:tab/>- <text:span text:style-name="T138">Spell Source changed to Arcane</text:span></text:p>
      <text:p text:style-name="Standard"><text:span text:style-name="T36">- Fighter: Psi Warrior<text:line-break/><text:tab/>- <text:s/></text:span><text:span text:style-name="T98">Merged as Psion</text:span></text:p>
      <text:p text:style-name="P10">- Fighter: Samurai</text:p>
      <text:p text:style-name="P10"><text:tab/>- Fighting Spirit uses increased to 1*Prof</text:p>
      <text:p text:style-name="P10">-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0"><text:tab/>- Ascendant Aspect: Explosive Fury ki cost increased to 1 ki point.</text:p>
      <text:p text:style-name="P10">-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0">- Monk: Way of Shadow<text:line-break/><text:tab/>- Renamed to Way of the Shadow Dancer<text:line-break/>- <text:span text:style-name="T138">Paladin<text:line-break/><text:tab/>- Spell List removed<text:line-break/><text:tab/>- Spell Source changed to Divine</text:span></text:p>
      <text:p text:style-name="P10">- Paladin: Oath of the Ancients<text:line-break/><text:tab/>- Renamed to Oath of Nature</text:p>
      <text:p text:style-name="P10"><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0"><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2"><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3"><text:span text:style-name="T22"><text:tab/>- Spell List restrictions removed<text:line-break/><text:tab/>- Spell School restrictions removed<text:line-break/>- Rouge: Soulknife<text:line-break/><text:tab/>- <text:s/></text:span><text:span text:style-name="T23">Merged as Psion</text:span><text:span text:style-name="T22"><text:line-break/>- Rouge: Thief<text:line-break/><text:tab/>- Use Magic Device: In addition, you gain proficiency in the Arcana skill if you do not have it already, or expertise in it if you do.<text:line-break/>- </text:span><text:span text:style-name="T24">Sorcerer<text:line-break/><text:tab/>- Spellcasting: Spellcasting Ability is now Constitution</text:span><text:span text:style-name="T22"><text:line-break/>- </text:span><text:span text:style-name="T24">Sorcerer: Aberrant Mind<text:line-break/><text:tab/>- Merged as Psion<text:line-break/>- Sorcerer: Shadow Magic</text:span></text:p>
      <text:p text:style-name="P33"><text:span text:style-name="T24"><text:tab/>- Strength of the Grave: Vitality “drop to” increased to 15<text:line-break/>- Sorcerer: Wild Magic<text:line-break/></text:span><text:soft-page-break/><text:span text:style-name="T24"><text:tab/>- Wild Magic Surge: After you cast a non-cantrip spell, roll a d20. If the roll is equal to or less than your current Magic Buildup, </text:span><text:span text:style-name="T26">you experience a Wild Magic Surge. Otherwise, your current Magic Buildup increases by one. If the roll is a 20, you may choose to increase or decrease your Magic Buildup by two.</text:span><text:span text:style-name="T24"><text:line-break/>- </text:span><text:span text:style-name="T26">Wizard<text:line-break/><text:tab/>- Blanket approval for Variant: Cantrip Formulas</text:span><text:span text:style-name="T24"><text:line-break/>- </text:span><text:span text:style-name="T25">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2"><text:line-break/><text:line-break/></text:span><text:span text:style-name="T23">In addition to the above, the following classes are available;</text:span></text:p>
      <text:p text:style-name="P24"/>
      <text:p text:style-name="P26"><text:span text:style-name="T23">P</text:span><text:span text:style-name="T22">sion</text:span></text:p>
      <text:p text:style-name="P4">Equipment <text:span text:style-name="T129">&amp; Associated Rules</text:span></text:p>
      <text:p text:style-name="P10">When you create your character, you receive equipment based on your class and ex-occupation. You should decide how your character came about this equipment.</text:p>
      <text:p text:style-name="P10"/>
      <text:p text:style-name="P25">Coins</text:p>
      <text:p text:style-name="P29">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9"/>
      <text:p text:style-name="P39"><text:span text:style-name="T66">As stated in </text:span><text:span text:style-name="T84">Exploring Alaturmen</text:span><text:span text:style-name="T66">, the Kingdom of Prosper has conveniently found itself as </text:span><text:span text:style-name="T71">a</text:span><text:span text:style-name="T66"> </text:span><text:span text:style-name="T71">contender</text:span><text:span text:style-name="T66"> </text:span><text:span text:style-name="T71">for the world’s </text:span><text:span text:style-name="T66">preferred trade coin. </text:span></text:p>
      <text:p text:style-name="P30"/>
      <text:p text:style-name="P39"><text:span text:style-name="T66">The Kingdom uses a 10:1 conversion rate between it's Copper Seeds, Silver Swords, Golden Crowns, and Platinum Halos </text:span><text:span text:style-name="T70">(presented by ascending value)</text:span><text:span text:style-name="T66">. If you imagine a Seed's value to be roughly 1 USD in ~</text:span><text:span text:style-name="T70">2004</text:span><text:span text:style-name="T66">, you have a reasonable understanding of it's value. Prices on equipment are listed in Silver Swords (SS), </text:span><text:span text:style-name="T70">because generally, this is the highest value of coinage most people would have</text:span><text:span text:style-name="T66">.</text:span></text:p>
      <text:list xml:id="list1095977214" text:style-name="L1">
        <text:list-item>
          <text:p text:style-name="P155"><text:span text:style-name="T70">A loaf of bread could be bought from your local baker friend for nearly cost, two and a half Seeds, or the asshole across the street with the </text:span><text:span text:style-name="T40">nice</text:span><text:span text:style-name="T70"> </text:span><text:span text:style-name="T40">imported</text:span><text:span text:style-name="T70"> </text:span><text:span text:style-name="T44">spiced</text:span><text:span text:style-name="T70"> bread for like, maybe</text:span><text:span text:style-name="T71"> – </text:span><text:span text:style-name="T70">if you haggle </text:span><text:span text:style-name="T40">really</text:span><text:span text:style-name="T70"> good</text:span><text:span text:style-name="T71"> – </text:span><text:span text:style-name="T70">a Sword or two.</text:span></text:p>
        </text:list-item>
        <text:list-item>
          <text:p text:style-name="P143"><text:span text:style-name="T71">An 8 ounce bag of table salt is commonly valued at anywhere between five Seeds and a Sword, but an 8 ounce bag of table salt is commonly valued </text:span><text:span text:style-name="T39">anywhere – </text:span><text:span text:style-name="T55">way more folk would be willing to trade for usable spices, like salt </text:span><text:span text:style-name="T57">or saffron, </text:span><text:span text:style-name="T55">than a shiny hunk of rock, like silver or copper (doesnt help me farm? Getthafuckouttaere.)</text:span><text:span text:style-name="T39">.</text:span></text:p>
        </text:list-item>
      </text:list>
      <text:p text:style-name="P14"/>
      <text:p text:style-name="P15">Buyer be-ware, Seller be-care-ful?</text:p>
      <text:p text:style-name="P39"><text:span text:style-name="T66">Throughout the course of our game, you will likely interact with an NPC who you wish to exchange items with, be it coin for goods, goods for coin, or goods for goods. The people of Alaturmen do have </text:span><text:span text:style-name="T38">generally</text:span><text:span text:style-name="T66"> static prices for local goods, but a shrewd buyer will </text:span><text:span text:style-name="T84">always</text:span><text:span text:style-name="T66"> attempt to haggle a seller’</text:span><text:span text:style-name="T71">s price</text:span><text:span text:style-name="T66">, and a shrewd seller will </text:span><text:span text:style-name="T84">always</text:span><text:span text:style-name="T66"> attempt to over</text:span><text:span text:style-name="T71">price</text:span><text:span text:style-name="T66"> what they are selling. </text:span></text:p>
      <text:p text:style-name="P30"/>
      <text:p text:style-name="P27">Containers and Carrying Capacity</text:p>
      <text:p text:style-name="P38"><text:span text:style-name="T66">For the purposes of providing rules to your character’s ability to carry items, we will use a system of </text:span><text:span text:style-name="T76">inter-convertable </text:span><text:span text:style-name="T66">slots that can each hold one item of a certain weight;</text:span></text:p>
      <text:p text:style-name="P31"/>
      <text:list xml:id="list1537925628" text:style-name="L2">
        <text:list-item>
          <text:p text:style-name="P145"><text:span text:style-name="T66">A </text:span><text:span text:style-name="T36">large</text:span><text:span text:style-name="T66"> slot can hold an item weighing up to 75lbs.</text:span></text:p>
          <text:list>
            <text:list-item>
              <text:p text:style-name="P147"><text:soft-page-break/>You may carry heavier items by combining large slots, one slot for every 75lbs, rounding up (meaning if you wanna carry something that ways 76lbs, its gonna cost you two slots).</text:p>
            </text:list-item>
            <text:list-item>
              <text:p text:style-name="P144"><text:span text:style-name="T76">You may use a </text:span><text:span text:style-name="T86">large</text:span><text:span text:style-name="T76"> slot as five </text:span><text:span text:style-name="T86">medium</text:span><text:span text:style-name="T76"> slots.</text:span></text:p>
            </text:list-item>
          </text:list>
        </text:list-item>
        <text:list-item>
          <text:p text:style-name="P151"><text:span text:style-name="T66">A </text:span><text:span text:style-name="T36">medium</text:span><text:span text:style-name="T66"> slot can hold an item weighing up to </text:span><text:span text:style-name="T76">15</text:span><text:span text:style-name="T66">lbs.</text:span></text:p>
          <text:list>
            <text:list-item>
              <text:p text:style-name="P144"><text:span text:style-name="T99">You may use a </text:span><text:span text:style-name="T103">medium</text:span><text:span text:style-name="T99"> slot as three </text:span><text:span text:style-name="T103">small</text:span><text:span text:style-name="T99"> slots.</text:span></text:p>
            </text:list-item>
          </text:list>
        </text:list-item>
        <text:list-item>
          <text:p text:style-name="P151"><text:span text:style-name="T66">A </text:span><text:span text:style-name="T36">small</text:span><text:span text:style-name="T66"> slot can hold an item weighing up to 5lbs.</text:span></text:p>
          <text:list>
            <text:list-item>
              <text:p text:style-name="P148">For the purposes of items weighing much less than five pounds, such as arrows, bolts, bullets, pellets, coins, gems, and the like;</text:p>
              <text:list>
                <text:list-item>
                  <text:p text:style-name="P151"><text:span text:style-name="T66">a </text:span><text:span text:style-name="T36">small</text:span><text:span text:style-name="T66"> slot can hold up to 50 units of munitions with the </text:span><text:span text:style-name="T38">light</text:span><text:span text:style-name="T52"> tag, </text:span><text:span text:style-name="T60">2</text:span><text:span text:style-name="T52">5 units of munitions with out a weight tag, and 5 units of munitions with the </text:span><text:span text:style-name="T38">heavy</text:span><text:span text:style-name="T52"> tag.</text:span></text:p>
                </text:list-item>
                <text:list-item>
                  <text:p text:style-name="P152"><text:span text:style-name="T59">a </text:span><text:span text:style-name="T47">small</text:span><text:span text:style-name="T59"> slot can hold up to 100 carats of (sorted or mixed) gems or 500 coins.</text:span></text:p>
                </text:list-item>
                <text:list-item>
                  <text:p text:style-name="P153"><text:span text:style-name="T52">a </text:span><text:span text:style-name="T46">small</text:span><text:span text:style-name="T52"> slot can hold up to </text:span><text:span text:style-name="T60">1</text:span><text:span text:style-name="T52">0 </text:span><text:span text:style-name="T60">other </text:span><text:span text:style-name="T52">items of one-half-pound or less.</text:span></text:p>
                </text:list-item>
              </text:list>
            </text:list-item>
          </text:list>
        </text:list-item>
      </text:list>
      <text:p text:style-name="P20"/>
      <text:p text:style-name="P21">A character has a number of slots by default and as determined by their Strength Modifier;</text:p>
      <text:list xml:id="list785147507" text:style-name="L3">
        <text:list-item>
          <text:p text:style-name="P150">Backpack Slot</text:p>
          <text:list>
            <text:list-item>
              <text:p text:style-name="P149">This slot is considered <text:span text:style-name="T9">large</text:span><text:span text:style-name="T133">. This slot holds your pack and it’s contents. Until you start pulling things out and putting things in, your default equipment pack simply takes up the whole slot.</text:span></text:p>
            </text:list-item>
          </text:list>
        </text:list-item>
        <text:list-item>
          <text:p text:style-name="P150">Armor Worn Slot</text:p>
          <text:list>
            <text:list-item>
              <text:p text:style-name="P149">This slot is considered <text:span text:style-name="T7">large</text:span>. This slot holds your armor <text:span text:style-name="T133">when you are wearing any</text:span>.</text:p>
            </text:list-item>
          </text:list>
        </text:list-item>
        <text:list-item>
          <text:p text:style-name="P154"><text:span text:style-name="T103">In Hands</text:span><text:span text:style-name="T104"> Slot</text:span></text:p>
          <text:list>
            <text:list-item>
              <text:p text:style-name="P149">This slot is considered two <text:span text:style-name="T7">medium</text:span> slots. <text:span text:style-name="T133">These slots hold any weapons or auxiliary armor while you are wielding them.</text:span></text:p>
            </text:list-item>
          </text:list>
        </text:list-item>
        <text:list-item>
          <text:p text:style-name="P154"><text:span text:style-name="T103">Across Back</text:span><text:span text:style-name="T104"> Slot</text:span></text:p>
          <text:list>
            <text:list-item>
              <text:p text:style-name="P149">This slot <text:span text:style-name="T133">is considered one </text:span><text:span text:style-name="T9">medium</text:span><text:span text:style-name="T133"> slot and one </text:span><text:span text:style-name="T9">small</text:span><text:span text:style-name="T133"> slot. These slots hold any one weapon stowed on your back, say in a scabbard or between your backpack &amp; back or something as the </text:span><text:span text:style-name="T9">medium</text:span><text:span text:style-name="T133"> slot, and a “quiver” of ammunition as the </text:span><text:span text:style-name="T9">small</text:span><text:span text:style-name="T133"> slot.</text:span></text:p>
            </text:list-item>
          </text:list>
        </text:list-item>
      </text:list>
      <text:p text:style-name="P21"/>
      <table:table table:name="Table11" table:style-name="Table11">
        <table:table-column table:style-name="Table11.A" table:number-columns-repeated="3"/>
        <table:table-column table:style-name="Table11.D"/>
        <table:table-row>
          <table:table-cell table:style-name="Table11.A1" office:value-type="string">
            <text:p text:style-name="P50">Strength Modifier</text:p>
          </table:table-cell>
          <table:table-cell table:style-name="Table11.A1" office:value-type="string">
            <text:p text:style-name="P50">Large Slots</text:p>
          </table:table-cell>
          <table:table-cell table:style-name="Table11.A1" office:value-type="string">
            <text:p text:style-name="P50">Medium Slots</text:p>
          </table:table-cell>
          <table:table-cell table:style-name="Table11.D1" office:value-type="string">
            <text:p text:style-name="P50">Small Slots</text:p>
          </table:table-cell>
        </table:table-row>
        <table:table-row>
          <table:table-cell table:style-name="Table11.A2" office:value-type="string">
            <text:p text:style-name="P47">-<text:span text:style-name="T132">5</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0</text:p>
          </table:table-cell>
        </table:table-row>
        <table:table-row>
          <table:table-cell table:style-name="Table11.A2" office:value-type="string">
            <text:p text:style-name="P47">-<text:span text:style-name="T132">4</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1</text:p>
          </table:table-cell>
        </table:table-row>
        <table:table-row>
          <table:table-cell table:style-name="Table11.A2" office:value-type="string">
            <text:p text:style-name="P47">-<text:span text:style-name="T132">3</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2</text:p>
          </table:table-cell>
        </table:table-row>
        <table:table-row>
          <table:table-cell table:style-name="Table11.A2" office:value-type="string">
            <text:p text:style-name="P47">-<text:span text:style-name="T132">2</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3</text:p>
          </table:table-cell>
        </table:table-row>
        <table:table-row>
          <table:table-cell table:style-name="Table11.A2" office:value-type="string">
            <text:p text:style-name="P47">-<text:span text:style-name="T132">1</text:span></text:p>
          </table:table-cell>
          <table:table-cell table:style-name="Table11.A2" office:value-type="string">
            <text:p text:style-name="P49">0</text:p>
          </table:table-cell>
          <table:table-cell table:style-name="Table11.A2" office:value-type="string">
            <text:p text:style-name="P49">1</text:p>
          </table:table-cell>
          <table:table-cell table:style-name="Table11.D2" office:value-type="string">
            <text:p text:style-name="P49">4</text:p>
          </table:table-cell>
        </table:table-row>
        <table:table-row>
          <table:table-cell table:style-name="Table11.A7" office:value-type="string">
            <text:p text:style-name="P49">+0</text:p>
          </table:table-cell>
          <table:table-cell table:style-name="Table11.A7" office:value-type="string">
            <text:p text:style-name="P49">1</text:p>
          </table:table-cell>
          <table:table-cell table:style-name="Table11.A7" office:value-type="string">
            <text:p text:style-name="P49">3</text:p>
          </table:table-cell>
          <table:table-cell table:style-name="Table11.D7" office:value-type="string">
            <text:p text:style-name="P49">5</text:p>
          </table:table-cell>
        </table:table-row>
        <table:table-row>
          <table:table-cell table:style-name="Table11.A7" office:value-type="string">
            <text:p text:style-name="P49">+1</text:p>
          </table:table-cell>
          <table:table-cell table:style-name="Table11.A7" office:value-type="string">
            <text:p text:style-name="P49">1</text:p>
          </table:table-cell>
          <table:table-cell table:style-name="Table11.A7" office:value-type="string">
            <text:p text:style-name="P49">5</text:p>
          </table:table-cell>
          <table:table-cell table:style-name="Table11.D7" office:value-type="string">
            <text:p text:style-name="P49">10</text:p>
          </table:table-cell>
        </table:table-row>
        <text:soft-page-break/>
        <table:table-row>
          <table:table-cell table:style-name="Table11.A7" office:value-type="string">
            <text:p text:style-name="P49">+2</text:p>
          </table:table-cell>
          <table:table-cell table:style-name="Table11.A7" office:value-type="string">
            <text:p text:style-name="P49">2</text:p>
          </table:table-cell>
          <table:table-cell table:style-name="Table11.A7" office:value-type="string">
            <text:p text:style-name="P49">7</text:p>
          </table:table-cell>
          <table:table-cell table:style-name="Table11.D7" office:value-type="string">
            <text:p text:style-name="P49">15</text:p>
          </table:table-cell>
        </table:table-row>
        <table:table-row>
          <table:table-cell table:style-name="Table11.A7" office:value-type="string">
            <text:p text:style-name="P49">+3</text:p>
          </table:table-cell>
          <table:table-cell table:style-name="Table11.A7" office:value-type="string">
            <text:p text:style-name="P49">2</text:p>
          </table:table-cell>
          <table:table-cell table:style-name="Table11.A7" office:value-type="string">
            <text:p text:style-name="P49">9</text:p>
          </table:table-cell>
          <table:table-cell table:style-name="Table11.D7" office:value-type="string">
            <text:p text:style-name="P49">20</text:p>
          </table:table-cell>
        </table:table-row>
        <table:table-row>
          <table:table-cell table:style-name="Table11.A7" office:value-type="string">
            <text:p text:style-name="P49">+4</text:p>
          </table:table-cell>
          <table:table-cell table:style-name="Table11.A7" office:value-type="string">
            <text:p text:style-name="P49">3</text:p>
          </table:table-cell>
          <table:table-cell table:style-name="Table11.A7" office:value-type="string">
            <text:p text:style-name="P49">11</text:p>
          </table:table-cell>
          <table:table-cell table:style-name="Table11.D7" office:value-type="string">
            <text:p text:style-name="P49">25</text:p>
          </table:table-cell>
        </table:table-row>
        <table:table-row>
          <table:table-cell table:style-name="Table11.A7" office:value-type="string">
            <text:p text:style-name="P49">+5</text:p>
          </table:table-cell>
          <table:table-cell table:style-name="Table11.A7" office:value-type="string">
            <text:p text:style-name="P49">3</text:p>
          </table:table-cell>
          <table:table-cell table:style-name="Table11.A7" office:value-type="string">
            <text:p text:style-name="P49">13</text:p>
          </table:table-cell>
          <table:table-cell table:style-name="Table11.D7" office:value-type="string">
            <text:p text:style-name="P49">30</text:p>
          </table:table-cell>
        </table:table-row>
        <table:table-row>
          <table:table-cell table:style-name="Table11.A2" office:value-type="string">
            <text:p text:style-name="P49">+6</text:p>
          </table:table-cell>
          <table:table-cell table:style-name="Table11.A2" office:value-type="string">
            <text:p text:style-name="P49">4</text:p>
          </table:table-cell>
          <table:table-cell table:style-name="Table11.A2" office:value-type="string">
            <text:p text:style-name="P49">15</text:p>
          </table:table-cell>
          <table:table-cell table:style-name="Table11.D2" office:value-type="string">
            <text:p text:style-name="P49">35</text:p>
          </table:table-cell>
        </table:table-row>
        <table:table-row>
          <table:table-cell table:style-name="Table11.A2" office:value-type="string">
            <text:p text:style-name="P49">+7</text:p>
          </table:table-cell>
          <table:table-cell table:style-name="Table11.A2" office:value-type="string">
            <text:p text:style-name="P49">4</text:p>
          </table:table-cell>
          <table:table-cell table:style-name="Table11.A2" office:value-type="string">
            <text:p text:style-name="P49">17</text:p>
          </table:table-cell>
          <table:table-cell table:style-name="Table11.D2" office:value-type="string">
            <text:p text:style-name="P49">40</text:p>
          </table:table-cell>
        </table:table-row>
        <table:table-row>
          <table:table-cell table:style-name="Table11.A2" office:value-type="string">
            <text:p text:style-name="P49">+8</text:p>
          </table:table-cell>
          <table:table-cell table:style-name="Table11.A2" office:value-type="string">
            <text:p text:style-name="P49">5</text:p>
          </table:table-cell>
          <table:table-cell table:style-name="Table11.A2" office:value-type="string">
            <text:p text:style-name="P49">19</text:p>
          </table:table-cell>
          <table:table-cell table:style-name="Table11.D2" office:value-type="string">
            <text:p text:style-name="P48">45</text:p>
          </table:table-cell>
        </table:table-row>
        <table:table-row>
          <table:table-cell table:style-name="Table11.A2" office:value-type="string">
            <text:p text:style-name="P49">And so on...</text:p>
          </table:table-cell>
          <table:table-cell table:style-name="Table11.A2" office:value-type="string">
            <text:p text:style-name="P49">+1 / 2 STR</text:p>
          </table:table-cell>
          <table:table-cell table:style-name="Table11.A2" office:value-type="string">
            <text:p text:style-name="P49">+2 / 1 STR</text:p>
          </table:table-cell>
          <table:table-cell table:style-name="Table11.D2" office:value-type="string">
            <text:p text:style-name="P49">+5 / 1 STR</text:p>
          </table:table-cell>
        </table:table-row>
      </table:table>
      <text:p text:style-name="P21"/>
      <text:p text:style-name="P21"/>
      <text:p text:style-name="P21"><text:span text:style-name="T7">Mounts</text:span> also gain slots according to their Strength Modifier, but do not have any number of slots by default. If the mount is carrying any number of riders, Small creatures count as two <text:span text:style-name="T7">large</text:span> slots and Medium creatures count as three <text:span text:style-name="T7">large</text:span> slots. If a <text:span text:style-name="T7">large</text:span> creature mounts a huge creature, or a huge creature mounts a gigantic one, a large creature counts as six <text:span text:style-name="T7">large</text:span> slots and a huge creature counts as twelve <text:span text:style-name="T7">large</text:span> slots.</text:p>
      <text:p text:style-name="P21"/>
      <text:p text:style-name="P40"><text:span text:style-name="T105">Vehicles</text:span><text:span text:style-name="T100"> have a number of </text:span><text:span text:style-name="T105">large</text:span><text:span text:style-name="T100"> slots based on their type. Some vehicles require animals to pull them, </text:span><text:span text:style-name="T101">the number of which is also presented in the </text:span><text:span text:style-name="T102">section on </text:span><text:span text:style-name="T106">Equipment: Mounts </text:span><text:span text:style-name="T107">&amp;</text:span><text:span text:style-name="T106"> Vehicles</text:span><text:span text:style-name="T102">.</text:span></text:p>
      <text:p text:style-name="P3">Armo<text:span text:style-name="T129">r Rules</text:span></text:p>
      <text:p text:style-name="P111"><text:span text:style-name="T124">The </text:span><text:span text:style-name="T69">presented</text:span><text:span text:style-name="T124"> armors </text:span><text:span text:style-name="T69">of</text:span><text:span text:style-name="T124"> Alaturmen are categorized by their weight, with an additional category for Auxiliary Armor, such as shields. In addition to an armor’s <text:s/>bonus to a character’s AC, some armors have “</text:span><text:span text:style-name="T69">T</text:span><text:span text:style-name="T124">ags” or “</text:span><text:span text:style-name="T126">S</text:span><text:span text:style-name="T124">pecials” that additionally </text:span><text:span text:style-name="T68">augment the armor with</text:span><text:span text:style-name="T124"> a special property or ability </text:span><text:span text:style-name="T125">described below</text:span><text:span text:style-name="T124">.</text:span></text:p>
      <text:p text:style-name="P90">AC Bonus?</text:p>
      <text:p text:style-name="P90"><text:span text:style-name="T10">Damn right! Your ability to completely ignore an attack without spending Vitality is represented by an opponent’s ability to “hit” your Armor Class, or AC, as described in </text:span>Combat: Attacks<text:span text:style-name="T10">. </text:span></text:p>
      <text:p text:style-name="P91"><text:span text:style-name="T11">So, if you’re wearing really good armor, like Plate Mail, you probably just </text:span><text:span text:style-name="T29">wont be hurt</text:span><text:span text:style-name="T11"> by that puny little shitter trying to stab you,</text:span><text:span text:style-name="T12"> </text:span><text:span text:style-name="T11">even if they do, in our fiction, make physical contact with your form. </text:span><text:span text:style-name="T4">“Okay, makes sense… What about Leather Armor, that dagger’</text:span><text:span text:style-name="T5">s</text:span><text:span text:style-name="T4"> gonna cut that like butter!”</text:span><text:span text:style-name="T29"> Yeah yeah! Light and Medium Armors have a base AC, like Heavy Armor, but they also allow you to add your Dexterity Modifier to your Armor Class, though, only to a degree in the case of Medium Armors. </text:span><text:span text:style-name="T32">So when you’re wearing lighter armor, your ability to evade the attacks becomes more representative of what your Armor Class actually means.</text:span></text:p>
      <text:p text:style-name="P121">Armor Tags?</text:p>
      <text:p text:style-name="P113"><text:span text:style-name="T29">Yeah, </text:span><text:span text:style-name="T61">like, a</text:span><text:span text:style-name="T29"> feature </text:span><text:span text:style-name="T35">that's </text:span><text:span text:style-name="T29">consistent across </text:span><text:span text:style-name="T53">items</text:span><text:span text:style-name="T29">. </text:span><text:span text:style-name="T56">E</text:span><text:span text:style-name="T33">ach Tag augments the </text:span><text:span text:style-name="T56">armor</text:span><text:span text:style-name="T33"> in a way, giving </text:span><text:span text:style-name="T56">some</text:span><text:span text:style-name="T33"> </text:span><text:span text:style-name="T56">armors</text:span><text:span text:style-name="T33"> a mechanical difference other than their </text:span><text:span text:style-name="T56">AC bonus.</text:span><text:span text:style-name="T32"> </text:span><text:span text:style-name="T30">These </text:span><text:span text:style-name="T54">T</text:span><text:span text:style-name="T30">ags are pretty transparent </text:span><text:span text:style-name="T32">in their names</text:span><text:span text:style-name="T30">, but hopefully reading them </text:span><text:span text:style-name="T32">though </text:span><text:span text:style-name="T30">will help the concept become concrete;</text:span></text:p>
      <text:list xml:id="list1988994065" text:style-name="L4">
        <text:list-item>
          <text:p text:style-name="P161">Strength Requirement (X)</text:p>
          <text:list>
            <text:list-item>
              <text:p text:style-name="P166">To don or doff this armor, you must have a Strength Score of equal or greater value to the number displayed in parentheses directly after this tag.</text:p>
            </text:list-item>
          </text:list>
        </text:list-item>
        <text:list-item>
          <text:p text:style-name="P161">Stealth Disadvantage</text:p>
          <text:list>
            <text:list-item>
              <text:p text:style-name="P166">While wearing this armor, you have disadvantage on Stealth checks.</text:p>
            </text:list-item>
          </text:list>
        </text:list-item>
        <text:list-item>
          <text:p text:style-name="P161">Stealth Bonus (X)</text:p>
          <text:list>
            <text:list-item>
              <text:p text:style-name="P163">While you are wearing this armor, you have a bonus to any Stealth checks equal to the number displayed in parentheses directly after this tag.</text:p>
            </text:list-item>
          </text:list>
        </text:list-item>
        <text:list-item>
          <text:p text:style-name="P161">Damage Reduction (X)</text:p>
          <text:list>
            <text:list-item>
              <text:p text:style-name="P166"><text:soft-page-break/>While you are wearing this armor, you reduce equal to the number displayed in parentheses directly after this tag.</text:p>
            </text:list-item>
          </text:list>
        </text:list-item>
        <text:list-item>
          <text:p text:style-name="P161">Movement Reduction</text:p>
          <text:list>
            <text:list-item>
              <text:p text:style-name="P163">While you are wearing this armor, your walking speed is reduced by 5ft.</text:p>
            </text:list-item>
          </text:list>
        </text:list-item>
      </text:list>
      <text:p text:style-name="P122">Specials? Like, Fighting Game Specials?</text:p>
      <text:p text:style-name="P92"><text:span text:style-name="T28">I mean, yeah, kinda. Some armors have some special feature that you can use once in between rests. </text:span><text:span text:style-name="T33">If you are not proficient in the armor, you cannot use it’s Special.</text:span></text:p>
      <text:list xml:id="list3570336962" text:style-name="L5">
        <text:list-item>
          <text:p text:style-name="P162">Spike</text:p>
          <text:list>
            <text:list-item>
              <text:p text:style-name="P164">As a Reaction, when another creature moves within 5ft of you, you may have that creature make a Dexterity Saving Throw against your AC. If they fail, you may deal 1d4 slashing damage to that creature.</text:p>
            </text:list-item>
            <text:list-item>
              <text:p text:style-name="P164">This special may be used any number of times in between Rests.</text:p>
            </text:list-item>
          </text:list>
        </text:list-item>
        <text:list-item>
          <text:p text:style-name="P162">Bump</text:p>
          <text:list>
            <text:list-item>
              <text:p text:style-name="P167">As a Bonus Action on your turn, you may make an Athletics Skill Contest versus a creature within 5ft of you. If you succeed, you may push the target up to 5ft away from you or Prone.</text:p>
            </text:list-item>
          </text:list>
        </text:list-item>
        <text:list-item>
          <text:p text:style-name="P162">Bash</text:p>
          <text:list>
            <text:list-item>
              <text:p text:style-name="P164">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8"/>
      <text:p text:style-name="P3">Weapon <text:span text:style-name="T129">Rules</text:span></text:p>
      <text:p text:style-name="P112"><text:span text:style-name="T124">The </text:span><text:span text:style-name="T69">presented</text:span><text:span text:style-name="T124"> </text:span><text:span text:style-name="T70">weapons</text:span><text:span text:style-name="T124"> </text:span><text:span text:style-name="T69">of</text:span><text:span text:style-name="T124"> Alaturmen are categorized by their </text:span><text:span text:style-name="T127">necessary understanding of their martial art; some weapons are </text:span><text:span text:style-name="T70">S</text:span><text:span text:style-name="T127">imple, like a club – your options are usually </text:span><text:span text:style-name="T128">only </text:span><text:span text:style-name="T127">poke, bonk, </text:span><text:span text:style-name="T128">or block</text:span><text:span text:style-name="T127"> – while others, like Martial and Specialized weapons require more training, practice, or just plain know-how to act at their peak potential.</text:span></text:p>
      <text:p text:style-name="P93">Damage Types</text:p>
      <text:p text:style-name="P106">Weapons deal, nearly exclusively, one of three types of damage. Each of these types of damage has an associated effect, ability, feature, or whatever;</text:p>
      <text:list xml:id="list1125914167" text:style-name="L6">
        <text:list-item>
          <text:p text:style-name="P177">Bludgeoning</text:p>
          <text:list>
            <text:list-item>
              <text:p text:style-name="P168">When you miss with an attack that would deal bludgeoning damage, if the attack missed by two or less, you may deal half damage of the attack anyway.</text:p>
            </text:list-item>
            <text:list-item>
              <text:p text:style-name="P176"><text:span text:style-name="T72">Even</text:span><text:span text:style-name="T13"> when I cannot pierce your armor, a bludgeoning weapon does not necessarily have to to still hurt like fuck – even a glancing blow will leave a bruise.</text:span></text:p>
            </text:list-item>
          </text:list>
        </text:list-item>
        <text:list-item>
          <text:p text:style-name="P177">Piercing</text:p>
          <text:list>
            <text:list-item>
              <text:p text:style-name="P168">When you make an attack with a weapon that deals piercing damage, if you have advantage on the attack roll, and you hit with the attack, the attack deals an additional 1d4 damage.</text:p>
            </text:list-item>
            <text:list-item>
              <text:p text:style-name="P168">Using this weapon, I can really get at that weak spot in your armor ‘n make it hurt!</text:p>
            </text:list-item>
          </text:list>
        </text:list-item>
        <text:list-item>
          <text:p text:style-name="P177">Slashing</text:p>
          <text:list>
            <text:list-item>
              <text:p text:style-name="P168">When you hit with an attack that would deal slashing damage, you may choose to reduce the damage of your attack by 1d6 and attempt to apply a stack of Bleed.</text:p>
            </text:list-item>
            <text:list-item>
              <text:p text:style-name="P168">If you do, the creature hit by this attack must make a Constitution Saving throw, the DC of which is equal to this attack's Attack Roll Total. If they fail, you apply one stack of Bleed.</text:p>
            </text:list-item>
            <text:list-item>
              <text:p text:style-name="P168">At the beginning of a Bleeding creatures turn, they take 1d3 untyped damage per stack of Bleed they have.</text:p>
            </text:list-item>
            <text:list-item>
              <text:p text:style-name="P168">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68">Oh fuck, you’re bleeding, shit, shit, shit! I didn’t mean it! I’m sorry!</text:p>
            </text:list-item>
          </text:list>
        </text:list-item>
      </text:list>
      <text:p text:style-name="P93">Tags</text:p>
      <text:p text:style-name="P107">So, I built the Tag and Special systems trying to make Weapons cool <text:span text:style-name="T129">during my free time at College, so</text:span> <text:span text:style-name="T129">I talked with my roommate about it, shout out Tycho, and we developed some stuff we liked. I really don’t know what if any of that’s in here; the concepts are near-ancient in my mind, at this point.</text:span> <text:span text:style-name="T129">And n</text:span>ow we have this document, <text:span text:style-name="T129">which makes more than just Weapons cool</text:span>. <text:span text:style-name="T129">Yay!</text:span></text:p>
      <text:p text:style-name="P107">A weapon can have multiple tags, just one, or a full none! Each augments the weapon in a way, giving each weapon a mechanical difference other than their damage dice;</text:p>
      <text:list xml:id="list4222889920" text:style-name="L7">
        <text:list-item>
          <text:p text:style-name="P178">Heavy</text:p>
          <text:list>
            <text:list-item>
              <text:p text:style-name="P169">A small creature makes attacks with this weapon at disadvantage.</text:p>
            </text:list-item>
            <text:list-item>
              <text:p text:style-name="P169">If this weapon also has the Ammunition (X) tag, the number displayed in parentheses directly after this tag is the number of <text:span text:style-name="T130">munitions</text:span> able to be fired before one must take a Heavy Reload Full Action.</text:p>
            </text:list-item>
          </text:list>
        </text:list-item>
        <text:list-item>
          <text:p text:style-name="P178">Very Heavy</text:p>
          <text:list>
            <text:list-item>
              <text:p text:style-name="P170">A medium creature makes attacks with this weapon at disadvantage.</text:p>
            </text:list-item>
            <text:list-item>
              <text:p text:style-name="P169">If this weapon also has the Ammunition (X) tag, the number displayed in parentheses directly after this tag is the number of <text:span text:style-name="T130">munitions</text:span> able to be fired before one must take a Heavy Reload Full Action.</text:p>
            </text:list-item>
          </text:list>
        </text:list-item>
        <text:list-item>
          <text:p text:style-name="P178">Light</text:p>
          <text:list>
            <text:list-item>
              <text:p text:style-name="P170">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70">A wielder of this weapon may use their Dex modifier in place of their Str modifier when making weapon attacks with this weapon, if they wish to do so.</text:p>
            </text:list-item>
          </text:list>
        </text:list-item>
        <text:list-item>
          <text:p text:style-name="P178">Quick</text:p>
          <text:list>
            <text:list-item>
              <text:p text:style-name="P170"><text:soft-page-break/>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81"><text:span text:style-name="T8">Versatile (d</text:span><text:span text:style-name="T85">X</text:span><text:span text:style-name="T8">)</text:span></text:p>
          <text:list>
            <text:list-item>
              <text:p text:style-name="P173">This weapon can be held in two hands. The dice displayed in the parentheses directly after this tag display the Damage Dice when this weapon is wielded in two hands.</text:p>
            </text:list-item>
            <text:list-item>
              <text:p text:style-name="P181"><text:span text:style-name="T10">Switching your blade-holding stance can be done as a </text:span><text:span text:style-name="T74">F</text:span><text:span text:style-name="T10">ree </text:span><text:span text:style-name="T74">A</text:span><text:span text:style-name="T10">ction on your turn so long as you have a free hand.</text:span></text:p>
            </text:list-item>
            <text:list-item>
              <text:p text:style-name="P173">Characters of size categories Large or higher may always use the higher Damage Dice, even when wielding this weapon with one hand.</text:p>
            </text:list-item>
          </text:list>
        </text:list-item>
        <text:list-item>
          <text:p text:style-name="P178">Two-Handed</text:p>
          <text:list>
            <text:list-item>
              <text:p text:style-name="P170">This weapon must be held in two hands to be wielded effectively. If wielded in one hand, any weapon attacks are made with Disadvantage.</text:p>
            </text:list-item>
            <text:list-item>
              <text:p text:style-name="P170">Characters of size categories Large or higher may ignore this restriction.</text:p>
            </text:list-item>
          </text:list>
        </text:list-item>
        <text:list-item>
          <text:p text:style-name="P178">Unwieldy</text:p>
          <text:list>
            <text:list-item>
              <text:p text:style-name="P170">This weapon is difficult to fight with during a close-quarters combat. When making an attack against a target within five feet of the you, you make the attack with a -2 bonus to the attack roll.</text:p>
            </text:list-item>
          </text:list>
        </text:list-item>
        <text:list-item>
          <text:p text:style-name="P178">Long</text:p>
          <text:list>
            <text:list-item>
              <text:p text:style-name="P170">This weapon has a "reach" of roughly 10 feet, though exactly that much when performing combat calculations.</text:p>
            </text:list-item>
          </text:list>
        </text:list-item>
        <text:list-item>
          <text:p text:style-name="P178">Stashable</text:p>
          <text:list>
            <text:list-item>
              <text:p text:style-name="P170">This weapon can be stored in such a matter that it requires no slots of your carrying capacity to do so.</text:p>
            </text:list-item>
          </text:list>
        </text:list-item>
        <text:list-item>
          <text:p text:style-name="P178">Thrown</text:p>
          <text:list>
            <text:list-item>
              <text:p text:style-name="P170">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78">Ammunition (X)</text:p>
          <text:list>
            <text:list-item>
              <text:p text:style-name="P181"><text:soft-page-break/><text:span text:style-name="T17">This weapon is designed to fire some type of ammunition. The number displayed in parentheses directly after this tag is the number of munitions </text:span><text:span text:style-name="T77">you are able</text:span><text:span text:style-name="T17"> to be fire before </text:span><text:span text:style-name="T77">you</text:span><text:span text:style-name="T17"> must take a Reload Bonus Action.</text:span></text:p>
            </text:list-item>
            <text:list-item>
              <text:p text:style-name="P170">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78">Siege</text:p>
          <text:list>
            <text:list-item>
              <text:p text:style-name="P170">This weapon is so large or unwieldy that it requires a full action to prepare before it can be used to make any kind of weapon attacks or moved. </text:p>
              <text:list>
                <text:list-item>
                  <text:p text:style-name="P170">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70">If this weapon is designed to fire some type of ammunition, the number displayed in parentheses directly after this tag is the number of ammunitions able to be fired before one must take a Heavy Reload Full Action.</text:p>
            </text:list-item>
            <text:list-item>
              <text:p text:style-name="P170">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78">Special (X)</text:p>
          <text:list>
            <text:list-item>
              <text:p text:style-name="P178">Hitch</text:p>
              <text:list>
                <text:list-item>
                  <text:p text:style-name="P170">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78">Lasso</text:p>
              <text:list>
                <text:list-item>
                  <text:p text:style-name="P170">When you make an attack with this weapon, roll a weapon attack as normal. Your target will make a Dexterity Saving Throw versus your total Attack Roll. If they fail, they are restrained by your weapon.</text:p>
                  <text:list>
                    <text:list-item>
                      <text:p text:style-name="P170"><text:soft-page-break/>As an action, a creature under this effect may attempt to free themselves, and end the effect, by succeeding on a Strength Saving Throw of DC 13.</text:p>
                    </text:list-item>
                  </text:list>
                </text:list-item>
                <text:list-item>
                  <text:p text:style-name="P170">This weapon is vulnerable to slashing damage, has an AC of 12, and a Vitality of 1<text:span text:style-name="T131">0</text:span>. It can endure no Wounds.</text:p>
                </text:list-item>
              </text:list>
            </text:list-item>
            <text:list-item>
              <text:p text:style-name="P178">Kurasi-Gama</text:p>
              <text:list>
                <text:list-item>
                  <text:p text:style-name="P170">When you make an attack with this weapon against a creature within 5ft of you, the attack deals slashing damage. When you make an attack with this weapon against a creature with-ou<text:span text:style-name="T131">t</text:span> 5ft of you, the attack deals bludgeoning damage.</text:p>
                </text:list-item>
              </text:list>
            </text:list-item>
            <text:list-item>
              <text:p text:style-name="P178">Net, Rope</text:p>
              <text:list>
                <text:list-item>
                  <text:p text:style-name="P170">When you make an attack with this weapon, roll a weapon attack as normal. Your target will make a Dexterity Saving Throw versus your total Attack Roll. If they fail, they are restrained by your weapon.</text:p>
                  <text:list>
                    <text:list-item>
                      <text:p text:style-name="P171">As an action, a creature under this effect may attempt to free themselves, and end the effect, by succeeding on a Strength Saving Throw of DC 14.</text:p>
                    </text:list-item>
                  </text:list>
                </text:list-item>
                <text:list-item>
                  <text:p text:style-name="P171"><text:span text:style-name="T131">T</text:span>his weapon is vulnerable to slashing damage, has an AC of 1<text:span text:style-name="T131">2</text:span>, and a Vitality of <text:span text:style-name="T131">15</text:span>. It can endure no Wounds.</text:p>
                </text:list-item>
              </text:list>
            </text:list-item>
            <text:list-item>
              <text:p text:style-name="P178">Net, Wire</text:p>
              <text:list>
                <text:list-item>
                  <text:p text:style-name="P171">When you make an attack with this weapon, roll a weapon attack as normal. Your target will make a Dexterity Saving Throw versus your total Attack Roll. If they fail, they are restrained by your weapon.</text:p>
                </text:list-item>
                <text:list-item>
                  <text:p text:style-name="P171">As an action, a creature under this effect may attempt to free themselves, and end the effect, by succeeding on a Strength Saving Throw of DC 16.</text:p>
                </text:list-item>
                <text:list-item>
                  <text:p text:style-name="P182"><text:span text:style-name="T16">T</text:span><text:span text:style-name="T17">his weapon </text:span><text:span text:style-name="T75">h</text:span><text:span text:style-name="T17">as an AC of 14, and a Vitality of 20. It can endure no Wounds.</text:span></text:p>
                </text:list-item>
              </text:list>
            </text:list-item>
            <text:list-item>
              <text:p text:style-name="P178">Burning</text:p>
              <text:list>
                <text:list-item>
                  <text:p text:style-name="P170">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70"><text:soft-page-break/>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93">Specials</text:p>
      <text:p text:style-name="P114"><text:span text:style-name="T16">Like Armors, s</text:span><text:span text:style-name="T31">ome </text:span><text:span text:style-name="T58">Weapons</text:span><text:span text:style-name="T31"> have </text:span><text:span text:style-name="T58">a</text:span><text:span text:style-name="T31"> </text:span><text:span text:style-name="T34">S</text:span><text:span text:style-name="T31">pecial that you can use once in between rests, </text:span><text:span text:style-name="T34">usually in replacement of a weapon attack</text:span><text:span text:style-name="T31">. </text:span><text:span text:style-name="T33">If you are not proficient in the </text:span><text:span text:style-name="T58">Weapon</text:span><text:span text:style-name="T33">, you cannot use it’s Special.</text:span></text:p>
      <text:list xml:id="list4245385175" text:style-name="L8">
        <text:list-item>
          <text:p text:style-name="P179">Bash</text:p>
          <text:list>
            <text:list-item>
              <text:p text:style-name="P172">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79">Pummel</text:p>
          <text:list>
            <text:list-item>
              <text:p text:style-name="P172">As a bonus action on your turn, you may make two melee weapon attacks. You make these attacks with disadvantage.</text:p>
            </text:list-item>
          </text:list>
        </text:list-item>
        <text:list-item>
          <text:p text:style-name="P179">En-route</text:p>
        </text:list-item>
        <text:list-item>
          <text:p text:style-name="P179">Pin</text:p>
        </text:list-item>
        <text:list-item>
          <text:p text:style-name="P179">Charge</text:p>
        </text:list-item>
        <text:list-item>
          <text:p text:style-name="P179">Sunder</text:p>
        </text:list-item>
        <text:list-item>
          <text:p text:style-name="P179">Dismember</text:p>
        </text:list-item>
        <text:list-item>
          <text:p text:style-name="P179">Sweep</text:p>
        </text:list-item>
        <text:list-item>
          <text:p text:style-name="P179">Cross Lock Grab</text:p>
        </text:list-item>
        <text:list-item>
          <text:p text:style-name="P179">Wrap</text:p>
        </text:list-item>
        <text:list-item>
          <text:p text:style-name="P179">Return</text:p>
        </text:list-item>
        <text:list-item>
          <text:p text:style-name="P179">Pointtack</text:p>
        </text:list-item>
        <text:list-item>
          <text:p text:style-name="P179">Scatter</text:p>
        </text:list-item>
      </text:list>
      <table:table table:name="Table46" table:style-name="Table46">
        <table:table-column table:style-name="Table46.A" table:number-columns-repeated="5"/>
        <table:table-column table:style-name="Table46.F"/>
        <table:table-row>
          <table:table-cell table:style-name="Table46.A1" office:value-type="string">
            <text:p text:style-name="P45">Name</text:p>
          </table:table-cell>
          <table:table-cell table:style-name="Table46.A1" office:value-type="string">
            <text:p text:style-name="P45">Damage Dice</text:p>
          </table:table-cell>
          <table:table-cell table:style-name="Table46.A1" office:value-type="string">
            <text:p text:style-name="P45">Damage Type</text:p>
          </table:table-cell>
          <table:table-cell table:style-name="Table46.A1" office:value-type="string">
            <text:p text:style-name="P45">Tags</text:p>
          </table:table-cell>
          <table:table-cell table:style-name="Table46.A1" office:value-type="string">
            <text:p text:style-name="P45">Special</text:p>
          </table:table-cell>
          <table:table-cell table:style-name="Table46.F1" office:value-type="string">
            <text:p text:style-name="P45">Price in SS</text:p>
          </table:table-cell>
        </table:table-row>
        <table:table-row>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F2" office:value-type="string">
            <text:p text:style-name="P41"/>
          </table:table-cell>
        </table:table-row>
      </table:table>
      <text:p text:style-name="P94"/>
      <text:p text:style-name="P96"><text:soft-page-break/>Ammunition</text:p>
      <text:p text:style-name="P109">The following table represents a relatively average small city’s dedicated weapon store/smithy/shoppe/wtfe’s ammunition avalability – but always be sure to ask about the local specialties;</text:p>
      <table:table table:name="Table45" table:style-name="Table45">
        <table:table-column table:style-name="Table45.A"/>
        <table:table-column table:style-name="Table45.B"/>
        <table:table-column table:style-name="Table45.A" table:number-columns-repeated="2"/>
        <table:table-row>
          <table:table-cell table:style-name="Table45.A1" office:value-type="string">
            <text:p text:style-name="P44">Name</text:p>
          </table:table-cell>
          <table:table-cell table:style-name="Table45.A1" office:value-type="string">
            <text:p text:style-name="P44">Tags</text:p>
          </table:table-cell>
          <table:table-cell table:style-name="Table45.A1" office:value-type="string">
            <text:p text:style-name="P44">Notes</text:p>
          </table:table-cell>
          <table:table-cell table:style-name="Table45.D1" office:value-type="string">
            <text:p text:style-name="P64"><text:span text:style-name="T90">Price</text:span><text:span text:style-name="T91"> in SS</text:span></text:p>
          </table:table-cell>
        </table:table-row>
        <table:table-row>
          <table:table-cell table:style-name="Table45.A2" office:value-type="string">
            <text:p text:style-name="P63"/>
          </table:table-cell>
          <table:table-cell table:style-name="Table45.A2" office:value-type="string">
            <text:p text:style-name="P63"/>
          </table:table-cell>
          <table:table-cell table:style-name="Table45.A2" office:value-type="string">
            <text:p text:style-name="P63"/>
          </table:table-cell>
          <table:table-cell table:style-name="Table45.D2" office:value-type="string">
            <text:p text:style-name="P63"/>
          </table:table-cell>
        </table:table-row>
      </table:table>
      <text:p text:style-name="P109"/>
      <text:p text:style-name="P28">Mounts &amp; Vehicles</text:p>
      <text:p text:style-name="P28"/>
      <text:p text:style-name="P28">Gear, Tools, &amp; Trade Goods</text:p>
      <text:p text:style-name="P115"><text:span text:style-name="T14">Ah yes, the rest of it… If it’s not a weapon, armor, </text:span><text:span text:style-name="T18">mount, or vehicle</text:span><text:span text:style-name="T14">, its here. </text:span><text:span text:style-name="T73">O</text:span><text:span text:style-name="T14">r not, and then your Referee gets to make it up, but you have to pretend not to know that they did okay? Its </text:span><text:span text:style-name="T73">actually</text:span><text:span text:style-name="T14"> </text:span><text:span text:style-name="T6">more</text:span><text:span text:style-name="T14"> relevant than this stuff </text:span><text:span text:style-name="T15">because</text:span><text:span text:style-name="T14"> you’re sitting at </text:span><text:span text:style-name="T6">their</text:span><text:span text:style-name="T14"> table.</text:span></text:p>
      <text:p text:style-name="P95">Adventuring Gear</text:p>
      <text:p text:style-name="P95">Tools</text:p>
      <text:p text:style-name="P95">Trade Goods</text:p>
      <text:p text:style-name="P115"><text:span text:style-name="T14">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73">goods</text:span><text:span text:style-name="T14"> to the buyer, as the buyer isn’t getting up and getting the </text:span><text:span text:style-name="T73">goods themselves, meaning that a wandering rapscallion, one such as yourself, perhaps, could make a good chunk of change on the right investments.</text:span><text:span text:style-name="T14"> </text:span></text:p>
      <table:table table:name="Table10" table:style-name="Table10">
        <table:table-column table:style-name="Table10.A" table:number-columns-repeated="5"/>
        <table:table-row>
          <table:table-cell table:style-name="Table10.A1" office:value-type="string">
            <text:p text:style-name="P54">Units of Goods</text:p>
          </table:table-cell>
          <table:table-cell table:style-name="Table10.A1" office:value-type="string">
            <text:p text:style-name="P54">SS value of Local Wholesale</text:p>
          </table:table-cell>
          <table:table-cell table:style-name="Table10.A1" office:value-type="string">
            <text:p text:style-name="P54">SS value of Local Retail</text:p>
          </table:table-cell>
          <table:table-cell table:style-name="Table10.A1" office:value-type="string">
            <text:p text:style-name="P54">SS value of Import Wholesale</text:p>
          </table:table-cell>
          <table:table-cell table:style-name="Table10.E1" office:value-type="string">
            <text:p text:style-name="P54">SS value of Import Retail</text:p>
          </table:table-cell>
        </table:table-row>
      </table:table>
      <text:p text:style-name="P110"/>
      <text:p text:style-name="P4">Customization Options</text:p>
      <text:p text:style-name="P10">In addition to the <text:span text:style-name="T7">Customization Options </text:span><text:span text:style-name="T10">present in the PHB, I present to you the following:</text:span></text:p>
      <text:h text:style-name="P133" text:outline-level="1"><text:span text:style-name="T119">Part</text:span> 2:</text:h>
      <text:h text:style-name="P134" text:outline-level="1">Exploring Alaturmen</text:h>
      <text:h text:style-name="P136" text:outline-level="2">The World is Young</text:h>
      <text:p text:style-name="P10">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0"/>
      <text:p text:style-name="P10">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0"/>
      <text:h text:style-name="P136" text:outline-level="2">About Trade</text:h>
      <text:p text:style-name="P10">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0"/>
      <text:h text:style-name="P136" text:outline-level="2">About Work</text:h>
      <text:p text:style-name="P10">The most common working job is that of the Farmer. The second most common is that of the Defender. The third, the Plunderer. </text:p>
      <text:p text:style-name="P10"/>
      <text:p text:style-name="P10">People of the realm keep an open mind for the most part. Most fear the many dangerous monsters that plague the lands, and seek protection from those powers that be. They want peace and security.</text:p>
      <text:p text:style-name="P10"/>
      <text:h text:style-name="P136" text:outline-level="2">About Technology</text:h>
      <text:p text:style-name="P10">The people of the world have The Worldwide Calendar Systems|different names for the days of the week and months of the year, but they all use a 7 day-week, 4 week-month, and 12 month-year.</text:p>
      <text:p text:style-name="P10"/>
      <text:p text:style-name="P10">The most common languages spoken are Desertspeech, High Common, King's Common, and Swampish. These four are all born of the languages of the humans and great influence from the historical languages of the dragonborn, elves, goblin, and triton respectively.</text:p>
      <text:p text:style-name="P10"><text:soft-page-break/></text:p>
      <text:p text:style-name="P10">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0"/>
      <text:h text:style-name="P136" text:outline-level="2">About Power</text:h>
      <text:p text:style-name="P10">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0"/>
      <text:p text:style-name="P10">Secondarily, many gain power by learning from their elders, peers, and the reading-materials of the past. Three of four people develop the ability to read.</text:p>
      <text:p text:style-name="P10"/>
      <text:p text:style-name="P10">Tertiarily, of course, many people gain power through some physical force; more weaponry, people, or strength.</text:p>
      <text:p text:style-name="P10"/>
      <text:h text:style-name="P136" text:outline-level="2">About Faith</text:h>
      <text:p text:style-name="P10">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0"/>
      <table:table table:name="Table2" table:style-name="Table2">
        <table:table-column table:style-name="Table2.A" table:number-columns-repeated="3"/>
        <table:table-column table:style-name="Table2.D"/>
        <table:table-row>
          <table:table-cell table:style-name="Table2.A1" office:value-type="string">
            <text:p text:style-name="P42">Diety</text:p>
          </table:table-cell>
          <table:table-cell table:style-name="Table2.A1" office:value-type="string">
            <text:p text:style-name="P42">Motifs</text:p>
          </table:table-cell>
          <table:table-cell table:style-name="Table2.A1" office:value-type="string">
            <text:p text:style-name="P42">Alignment</text:p>
          </table:table-cell>
          <table:table-cell table:style-name="Table2.D1" office:value-type="string">
            <text:p text:style-name="P42">Symbol</text:p>
          </table:table-cell>
        </table:table-row>
        <table:table-row>
          <table:table-cell table:style-name="Table2.A2" office:value-type="string">
            <text:p text:style-name="P41">Ar’kraven, manifestation of Grief</text:p>
          </table:table-cell>
          <table:table-cell table:style-name="Table2.A2" office:value-type="string">
            <text:p text:style-name="P41">grief, sadness, void, death</text:p>
          </table:table-cell>
          <table:table-cell table:style-name="Table2.A2" office:value-type="string">
            <text:p text:style-name="P41">TN</text:p>
          </table:table-cell>
          <table:table-cell table:style-name="Table2.D2" office:value-type="string">
            <text:p text:style-name="P41">overhead view of a flying vulture, wings outstretched</text:p>
          </table:table-cell>
        </table:table-row>
        <table:table-row>
          <table:table-cell table:style-name="Table2.A2" office:value-type="string">
            <text:p text:style-name="P41">Sune, manifestation of Love</text:p>
          </table:table-cell>
          <table:table-cell table:style-name="Table2.A2" office:value-type="string">
            <text:p text:style-name="P41">life, beauty, ecstasy</text:p>
          </table:table-cell>
          <table:table-cell table:style-name="Table2.A2" office:value-type="string">
            <text:p text:style-name="P41">NG</text:p>
          </table:table-cell>
          <table:table-cell table:style-name="Table2.D2" office:value-type="string">
            <text:p text:style-name="P41">long curly haired figure laying</text:p>
          </table:table-cell>
        </table:table-row>
        <table:table-row>
          <table:table-cell table:style-name="Table2.A2" office:value-type="string">
            <text:p text:style-name="P41">Tauruin, manifestation of Pride</text:p>
          </table:table-cell>
          <table:table-cell table:style-name="Table2.A2" office:value-type="string">
            <text:p text:style-name="P41">fear, power, domain</text:p>
          </table:table-cell>
          <table:table-cell table:style-name="Table2.A2" office:value-type="string">
            <text:p text:style-name="P41">LE</text:p>
          </table:table-cell>
          <table:table-cell table:style-name="Table2.D2" office:value-type="string">
            <text:p text:style-name="P41">cracked crown</text:p>
          </table:table-cell>
        </table:table-row>
        <table:table-row>
          <table:table-cell table:style-name="Table2.A2" office:value-type="string">
            <text:p text:style-name="P41">Gromosh, manifestation of Anger</text:p>
          </table:table-cell>
          <table:table-cell table:style-name="Table2.A2" office:value-type="string">
            <text:p text:style-name="P41">revenge, hunger, family</text:p>
          </table:table-cell>
          <table:table-cell table:style-name="Table2.A2" office:value-type="string">
            <text:p text:style-name="P41">CE</text:p>
          </table:table-cell>
          <table:table-cell table:style-name="Table2.D2" office:value-type="string">
            <text:p text:style-name="P41">splayed left hand missing it’s ring finger</text:p>
          </table:table-cell>
        </table:table-row>
        <table:table-row>
          <table:table-cell table:style-name="Table2.A2" office:value-type="string">
            <text:p text:style-name="P41">Freruc &amp; Sophie, manifestation of Mischief</text:p>
          </table:table-cell>
          <table:table-cell table:style-name="Table2.A2" office:value-type="string">
            <text:p text:style-name="P41">surprise, longing, trickery</text:p>
          </table:table-cell>
          <table:table-cell table:style-name="Table2.A2" office:value-type="string">
            <text:p text:style-name="P41">CN</text:p>
          </table:table-cell>
          <table:table-cell table:style-name="Table2.D2" office:value-type="string">
            <text:p text:style-name="P41">scissors cutting the string of a yo-yo</text:p>
          </table:table-cell>
        </table:table-row>
        <text:soft-page-break/>
        <table:table-row>
          <table:table-cell table:style-name="Table2.A2" office:value-type="string">
            <text:p text:style-name="P41">Blemon, manifestation of Disease</text:p>
          </table:table-cell>
          <table:table-cell table:style-name="Table2.A2" office:value-type="string">
            <text:p text:style-name="P41">fatigue, healing, addiction</text:p>
          </table:table-cell>
          <table:table-cell table:style-name="Table2.A2" office:value-type="string">
            <text:p text:style-name="P41">TN</text:p>
          </table:table-cell>
          <table:table-cell table:style-name="Table2.D2" office:value-type="string">
            <text:p text:style-name="P41">beak-nosed mask</text:p>
          </table:table-cell>
        </table:table-row>
        <table:table-row>
          <table:table-cell table:style-name="Table2.A2" office:value-type="string">
            <text:p text:style-name="P41">Terran, Idol of Earth</text:p>
          </table:table-cell>
          <table:table-cell table:style-name="Table2.A2" office:value-type="string">
            <text:p text:style-name="P41">green</text:p>
          </table:table-cell>
          <table:table-cell table:style-name="Table2.A2" office:value-type="string">
            <text:p text:style-name="P41">NE</text:p>
          </table:table-cell>
          <table:table-cell table:style-name="Table2.D2" office:value-type="string">
            <text:p text:style-name="P41">square with dot in center</text:p>
          </table:table-cell>
        </table:table-row>
        <table:table-row>
          <table:table-cell table:style-name="Table2.A2" office:value-type="string">
            <text:p text:style-name="P41">Ventan, Idol of Air</text:p>
          </table:table-cell>
          <table:table-cell table:style-name="Table2.A2" office:value-type="string">
            <text:p text:style-name="P41">white</text:p>
          </table:table-cell>
          <table:table-cell table:style-name="Table2.A2" office:value-type="string">
            <text:p text:style-name="P41">NG</text:p>
          </table:table-cell>
          <table:table-cell table:style-name="Table2.D2" office:value-type="string">
            <text:p text:style-name="P41">triangle with dot in center</text:p>
          </table:table-cell>
        </table:table-row>
        <table:table-row>
          <table:table-cell table:style-name="Table2.A2" office:value-type="string">
            <text:p text:style-name="P41">Ignan, Idol of Fire</text:p>
          </table:table-cell>
          <table:table-cell table:style-name="Table2.A2" office:value-type="string">
            <text:p text:style-name="P41">red</text:p>
          </table:table-cell>
          <table:table-cell table:style-name="Table2.A2" office:value-type="string">
            <text:p text:style-name="P41">CN</text:p>
          </table:table-cell>
          <table:table-cell table:style-name="Table2.D2" office:value-type="string">
            <text:p text:style-name="P41">pentagon with dot in center</text:p>
          </table:table-cell>
        </table:table-row>
        <table:table-row>
          <table:table-cell table:style-name="Table2.A2" office:value-type="string">
            <text:p text:style-name="P41">Aquan, Idol of Water</text:p>
          </table:table-cell>
          <table:table-cell table:style-name="Table2.A2" office:value-type="string">
            <text:p text:style-name="P41">blue</text:p>
          </table:table-cell>
          <table:table-cell table:style-name="Table2.A2" office:value-type="string">
            <text:p text:style-name="P41">LN</text:p>
          </table:table-cell>
          <table:table-cell table:style-name="Table2.D2" office:value-type="string">
            <text:p text:style-name="P41">three horizontal lines with dot in center</text:p>
          </table:table-cell>
        </table:table-row>
        <table:table-row>
          <table:table-cell table:style-name="Table2.A2" office:value-type="string">
            <text:p text:style-name="P41">Animan, Idol of Arcane</text:p>
          </table:table-cell>
          <table:table-cell table:style-name="Table2.A2" office:value-type="string">
            <text:p text:style-name="P41">yellow</text:p>
          </table:table-cell>
          <table:table-cell table:style-name="Table2.A2" office:value-type="string">
            <text:p text:style-name="P41">TN</text:p>
          </table:table-cell>
          <table:table-cell table:style-name="Table2.D2" office:value-type="string">
            <text:p text:style-name="P41">circle with dot in center</text:p>
          </table:table-cell>
        </table:table-row>
        <table:table-row>
          <table:table-cell table:style-name="Table2.A2" office:value-type="string">
            <text:p text:style-name="P41">Sama, Patron Saint of Rangers</text:p>
          </table:table-cell>
          <table:table-cell table:style-name="Table2.A2" office:value-type="string">
            <text:p text:style-name="P41">One mind</text:p>
          </table:table-cell>
          <table:table-cell table:style-name="Table2.A2" office:value-type="string">
            <text:p text:style-name="P41">NG</text:p>
          </table:table-cell>
          <table:table-cell table:style-name="Table2.D2" office:value-type="string">
            <text:p text:style-name="P41">cloak with a five leafed clover</text:p>
          </table:table-cell>
        </table:table-row>
        <table:table-row>
          <table:table-cell table:style-name="Table2.A2" office:value-type="string">
            <text:p text:style-name="P41">Yamisch, Patron Saint of Cartographers</text:p>
          </table:table-cell>
          <table:table-cell table:style-name="Table2.A2" office:value-type="string">
            <text:p text:style-name="P41">True sight</text:p>
          </table:table-cell>
          <table:table-cell table:style-name="Table2.A2" office:value-type="string">
            <text:p text:style-name="P41">LN</text:p>
          </table:table-cell>
          <table:table-cell table:style-name="Table2.D2" office:value-type="string">
            <text:p text:style-name="P41">four pointed star connected at the points</text:p>
          </table:table-cell>
        </table:table-row>
        <table:table-row>
          <table:table-cell table:style-name="Table2.A2" office:value-type="string">
            <text:p text:style-name="P41">Certi’Alikor, Patron Saint of Gladiators</text:p>
          </table:table-cell>
          <table:table-cell table:style-name="Table2.A2" office:value-type="string">
            <text:p text:style-name="P41">Quick death</text:p>
          </table:table-cell>
          <table:table-cell table:style-name="Table2.A2" office:value-type="string">
            <text:p text:style-name="P41">NE</text:p>
          </table:table-cell>
          <table:table-cell table:style-name="Table2.D2" office:value-type="string">
            <text:p text:style-name="P41">sword through a heart</text:p>
          </table:table-cell>
        </table:table-row>
        <table:table-row>
          <table:table-cell table:style-name="Table2.A2" office:value-type="string">
            <text:p text:style-name="P41">Burraw, Patron Saint of Farmers</text:p>
          </table:table-cell>
          <table:table-cell table:style-name="Table2.A2" office:value-type="string">
            <text:p text:style-name="P41">Bountiful harvest</text:p>
          </table:table-cell>
          <table:table-cell table:style-name="Table2.A2" office:value-type="string">
            <text:p text:style-name="P41">TN</text:p>
          </table:table-cell>
          <table:table-cell table:style-name="Table2.D2" office:value-type="string">
            <text:p text:style-name="P41">pitchfork holding a square of lines</text:p>
          </table:table-cell>
        </table:table-row>
      </table:table>
      <text:p text:style-name="P10"/>
      <text:p text:style-name="P10"/>
      <text:h text:style-name="P136" text:outline-level="2">About Punishment</text:h>
      <text:p text:style-name="P10">Exile or Execution are common punishments for serious crimes such as treason or murder. Fines or Imprisonment are common for minor crimes, such as swashbucklery, skulldugery or dissent.</text:p>
      <text:p text:style-name="P10"/>
      <text:p text:style-name="P10">Many cultures have unique forms of punishment and unique crimes. A culture's justification for punishment is also often unique, be it a contract, ideal, or some other broken bond.</text:p>
      <text:p text:style-name="P10"/>
      <text:h text:style-name="P136" text:outline-level="2">The Wildlands</text:h>
      <text:p text:style-name="P10">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0"/>
      <text:p text:style-name="P10"/>
      <text:h text:style-name="P133" text:outline-level="1">Part 3:</text:h>
      <text:h text:style-name="P135" text:outline-level="1">“Playing the Game”</text:h>
      <text:p text:style-name="P10"/>
      <text:p text:style-name="P10">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0"/>
      <text:h text:style-name="P136" text:outline-level="2">Using Ability Scores</text:h>
      <text:p text:style-name="P65">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65">While the PHB does a fine job, I typically use the Tomato Analogy to explain;</text:p>
      <text:list xml:id="list415851885" text:style-name="List_20_1">
        <text:list-item>
          <text:p text:style-name="P184"><text:span text:style-name="T7">Strength</text:span> is your ability to hold as many tomatoes as you can.</text:p>
        </text:list-item>
        <text:list-item>
          <text:p text:style-name="P184"><text:span text:style-name="T7">Dexterity</text:span> is your ability to manuever through a mine-field of rotten tomatoes.</text:p>
        </text:list-item>
        <text:list-item>
          <text:p text:style-name="P184"><text:span text:style-name="T7">Constitution</text:span> is your ability to eat your way through a mine-field of rotten tomatoes.</text:p>
        </text:list-item>
        <text:list-item>
          <text:p text:style-name="P184"><text:span text:style-name="T7">Intelligence</text:span> is your ability to recall information about tomatoes, such as the fact that they are a fruit.</text:p>
        </text:list-item>
        <text:list-item>
          <text:p text:style-name="P184"><text:span text:style-name="T7">Wisdom</text:span> is your ability to understand the nature of a tomato, such as the idea that while a tomato may be <text:span text:style-name="T3">technically </text:span><text:span text:style-name="T28">a fruit, one would not put a tomato into a fruit salad.</text:span></text:p>
        </text:list-item>
        <text:list-item>
          <text:p text:style-name="P184"><text:span text:style-name="T27">Charisma</text:span><text:span text:style-name="T28"> is your ability to impose your will upon others, such as convincing someone that eating your tomato-fruit salad is a </text:span><text:span text:style-name="T3">good </text:span><text:span text:style-name="T28">idea, actually.</text:span></text:p>
        </text:list-item>
      </text:list>
      <text:p text:style-name="P76">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51">Score</text:p>
          </table:table-cell>
          <table:table-cell table:style-name="Table4.A1" office:value-type="string">
            <text:p text:style-name="P51">Modifier</text:p>
          </table:table-cell>
          <table:table-cell table:style-name="Table4.A1" office:value-type="string">
            <text:p text:style-name="P51">Score</text:p>
          </table:table-cell>
          <table:table-cell table:style-name="Table4.D1" office:value-type="string">
            <text:p text:style-name="P51">Modifier</text:p>
          </table:table-cell>
        </table:table-row>
        <table:table-row>
          <table:table-cell table:style-name="Table4.A2" office:value-type="string">
            <text:p text:style-name="P52">4</text:p>
          </table:table-cell>
          <table:table-cell table:style-name="Table4.A2" office:value-type="string">
            <text:p text:style-name="P52">-3</text:p>
          </table:table-cell>
          <table:table-cell table:style-name="Table4.A2" office:value-type="string">
            <text:p text:style-name="P52">14</text:p>
          </table:table-cell>
          <table:table-cell table:style-name="Table4.D2" office:value-type="string">
            <text:p text:style-name="P52">+2</text:p>
          </table:table-cell>
        </table:table-row>
        <table:table-row>
          <table:table-cell table:style-name="Table4.A2" office:value-type="string">
            <text:p text:style-name="P52">6</text:p>
          </table:table-cell>
          <table:table-cell table:style-name="Table4.A2" office:value-type="string">
            <text:p text:style-name="P52">-2</text:p>
          </table:table-cell>
          <table:table-cell table:style-name="Table4.A2" office:value-type="string">
            <text:p text:style-name="P52">16</text:p>
          </table:table-cell>
          <table:table-cell table:style-name="Table4.D2" office:value-type="string">
            <text:p text:style-name="P52">+3</text:p>
          </table:table-cell>
        </table:table-row>
        <table:table-row>
          <table:table-cell table:style-name="Table4.A2" office:value-type="string">
            <text:p text:style-name="P52">8</text:p>
          </table:table-cell>
          <table:table-cell table:style-name="Table4.A2" office:value-type="string">
            <text:p text:style-name="P52">-1</text:p>
          </table:table-cell>
          <table:table-cell table:style-name="Table4.A2" office:value-type="string">
            <text:p text:style-name="P52">18</text:p>
          </table:table-cell>
          <table:table-cell table:style-name="Table4.D2" office:value-type="string">
            <text:p text:style-name="P52">+4</text:p>
          </table:table-cell>
        </table:table-row>
        <table:table-row>
          <table:table-cell table:style-name="Table4.A2" office:value-type="string">
            <text:p text:style-name="P52">10</text:p>
          </table:table-cell>
          <table:table-cell table:style-name="Table4.A2" office:value-type="string">
            <text:p text:style-name="P52">0</text:p>
          </table:table-cell>
          <table:table-cell table:style-name="Table4.A2" office:value-type="string">
            <text:p text:style-name="P52">20</text:p>
          </table:table-cell>
          <table:table-cell table:style-name="Table4.D2" office:value-type="string">
            <text:p text:style-name="P52">+5</text:p>
          </table:table-cell>
        </table:table-row>
        <table:table-row>
          <table:table-cell table:style-name="Table4.A2" office:value-type="string">
            <text:p text:style-name="P52">12</text:p>
          </table:table-cell>
          <table:table-cell table:style-name="Table4.A2" office:value-type="string">
            <text:p text:style-name="P52">+1</text:p>
          </table:table-cell>
          <table:table-cell table:style-name="Table4.A2" office:value-type="string">
            <text:p text:style-name="P52">22</text:p>
          </table:table-cell>
          <table:table-cell table:style-name="Table4.D2" office:value-type="string">
            <text:p text:style-name="P52">+6</text:p>
          </table:table-cell>
        </table:table-row>
      </table:table>
      <text:h text:style-name="P141" text:outline-level="3">Difficulty Class</text:h>
      <text:p text:style-name="P10">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0"/>
      <table:table table:name="Table5" table:style-name="Table5">
        <table:table-column table:style-name="Table5.A"/>
        <table:table-column table:style-name="Table5.B"/>
        <table:table-row>
          <table:table-cell table:style-name="Table5.A1" office:value-type="string">
            <text:p text:style-name="P42">Task Difficulty</text:p>
          </table:table-cell>
          <table:table-cell table:style-name="Table5.B1" office:value-type="string">
            <text:p text:style-name="P42">DC Value</text:p>
          </table:table-cell>
        </table:table-row>
        <table:table-row>
          <table:table-cell table:style-name="Table5.A2" office:value-type="string">
            <text:p text:style-name="P41">Embarrassingly Easy</text:p>
          </table:table-cell>
          <table:table-cell table:style-name="Table5.B2" office:value-type="string">
            <text:p text:style-name="P41">5</text:p>
          </table:table-cell>
        </table:table-row>
        <table:table-row>
          <table:table-cell table:style-name="Table5.A2" office:value-type="string">
            <text:p text:style-name="P41">Easy</text:p>
          </table:table-cell>
          <table:table-cell table:style-name="Table5.B2" office:value-type="string">
            <text:p text:style-name="P41">10</text:p>
          </table:table-cell>
        </table:table-row>
        <table:table-row>
          <table:table-cell table:style-name="Table5.A2" office:value-type="string">
            <text:p text:style-name="P41">Effortful</text:p>
          </table:table-cell>
          <table:table-cell table:style-name="Table5.B2" office:value-type="string">
            <text:p text:style-name="P41">15</text:p>
          </table:table-cell>
        </table:table-row>
        <table:table-row>
          <table:table-cell table:style-name="Table5.A2" office:value-type="string">
            <text:p text:style-name="P41">Difficult</text:p>
          </table:table-cell>
          <table:table-cell table:style-name="Table5.B2" office:value-type="string">
            <text:p text:style-name="P41">20</text:p>
          </table:table-cell>
        </table:table-row>
        <table:table-row>
          <table:table-cell table:style-name="Table5.A2" office:value-type="string">
            <text:p text:style-name="P41">Incredibly Difficult</text:p>
          </table:table-cell>
          <table:table-cell table:style-name="Table5.B2" office:value-type="string">
            <text:p text:style-name="P41">25</text:p>
          </table:table-cell>
        </table:table-row>
        <table:table-row>
          <table:table-cell table:style-name="Table5.A2" office:value-type="string">
            <text:p text:style-name="P41">Neigh Impossible</text:p>
          </table:table-cell>
          <table:table-cell table:style-name="Table5.B2" office:value-type="string">
            <text:p text:style-name="P41">30</text:p>
          </table:table-cell>
        </table:table-row>
        <table:table-row>
          <table:table-cell table:style-name="Table5.A2" office:value-type="string">
            <text:p text:style-name="P41">Reality Disturbing</text:p>
          </table:table-cell>
          <table:table-cell table:style-name="Table5.B2" office:value-type="string">
            <text:p text:style-name="P41">45</text:p>
          </table:table-cell>
        </table:table-row>
      </table:table>
      <text:p text:style-name="P10"/>
      <text:p text:style-name="P10">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7">the</text:span><text:span text:style-name="T22"> outcome, and can offer you as the Referee a slew of new options. To those of you familiar with the Moves system of PtbA &amp; their levels of Success, I hope this concept rings familiar.</text:span></text:p>
      <text:p text:style-name="P23"/>
      <text:h text:style-name="P138" text:outline-level="3">Advantage &amp; Disadvantage</text:h>
      <text:p text:style-name="P65">TLDR: “roll twice, take the higher/lower of the two”.</text:p>
      <text:p text:style-name="P65">When you gain advantage on a roll, you will roll two sets of the normal dice pool for this roll, and take the higher value set.</text:p>
      <text:p text:style-name="P65">When you gain disadvantage on a roll, you will roll two sets of the normal dice pool for this roll, and take the lower value set.</text:p>
      <text:h text:style-name="P138" text:outline-level="3"><text:soft-page-break/>Proficiency Bonus</text:h>
      <text:p text:style-name="P65">Characters have a general Proficiency bonus that is determined by their level. This is the 7<text:span text:style-name="T20">th</text:span> most important number in calculating game-mechanic interactions for a character. </text:p>
      <text:p text:style-name="P65">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38" text:outline-level="3">Ability Checks</text:h>
      <text:p text:style-name="P65">An ability check is a test of a character’s ability. When a challenge has a chance of failure, a character’s degree of success is represented by this check, and is compared to a DC.</text:p>
      <text:list xml:id="list141404855613661" text:continue-numbering="true" text:style-name="List_20_1">
        <text:list-item>
          <text:p text:style-name="P185">Skill Checks</text:p>
          <text:list>
            <text:list-item>
              <text:p text:style-name="P184"><text:span text:style-name="T10">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0"> ability as the base if the situation calls for a Skill’s use, but not it’s base Ability’s.</text:span></text:p>
            </text:list-item>
          </text:list>
        </text:list-item>
        <text:list-item>
          <text:p text:style-name="P185">Skill Contests</text:p>
          <text:list>
            <text:list-item>
              <text:p text:style-name="P186">When comparing one character’s skills against one another in fiction, we will represent that by using a Skill Contest. Simply put, the “opposing” character’s Skill Check becomes your character’s success DC.</text:p>
            </text:list-item>
          </text:list>
        </text:list-item>
        <text:list-item>
          <text:p text:style-name="P185">Passive Checks</text:p>
          <text:list>
            <text:list-item>
              <text:p text:style-name="P186">When an activity is innate or repetitive, it may be represented as a Passive Check. This check is special, in that it involves no dice rolls, but instead acts as if you had rolled a 10 for this check.</text:p>
            </text:list-item>
            <text:list-item>
              <text:p text:style-name="P186">If you have advantage on the check, add 5.</text:p>
            </text:list-item>
          </text:list>
        </text:list-item>
        <text:list-item>
          <text:p text:style-name="P185">Group Checks</text:p>
          <text:list>
            <text:list-item>
              <text:p text:style-name="P184"><text:span text:style-name="T10">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0">successes out-way the failures two-to-one, where a Critical Success or an </text:span><text:span text:style-name="T3">extraordinarily</text:span><text:span text:style-name="T10"> successful Success (as deemed by your Referee) count as two.</text:span></text:p>
            </text:list-item>
          </text:list>
        </text:list-item>
      </text:list>
      <text:h text:style-name="P138" text:outline-level="3">Saving Throws</text:h>
      <text:p text:style-name="P65">In an attempt to reduce, prevent, or adequately react to a harmful situation or effect, you may be requested to make a Saving Throw. The difficulty class of success is determined by the situation or effect and your Referee.</text:p>
      <text:h text:style-name="P137" text:outline-level="2">Adventuring</text:h>
      <text:p text:style-name="P65">Hey! This is the thick of it! We’re gaming now!</text:p>
      <text:p text:style-name="P65">As your characters, further referred to in collective as “the Party” follow their hopes, dreams, and curiosities, they are Adventuring. While you are Adventuring, the flow of play should look roughly as follows;</text:p>
      <text:list xml:id="list1088241329" text:style-name="Numbering_20_123">
        <text:list-item>
          <text:p text:style-name="P189">The Referee presents an impacting scene</text:p>
        </text:list-item>
        <text:list-item>
          <text:p text:style-name="P189">The Players, respectfully and in turns when applicable, interpret the scene and role-play their Character’s responses.</text:p>
        </text:list-item>
        <text:list-item>
          <text:p text:style-name="P189">The Referee interprets these responses from the perspective of the rest of the world, and then restarts this process, or transitions into Combat.</text:p>
        </text:list-item>
      </text:list>
      <text:h text:style-name="P138" text:outline-level="3">Time</text:h>
      <text:p text:style-name="P65">It is always important to keep track of the time passed in fiction and reality while we play this game.</text:p>
      <text:p text:style-name="P65">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65">With regards to fiction, there are a number of useful units of time. Mechanics regard specific lengths of time in the following units;</text:p>
      <text:list xml:id="list141403979966395" text:continue-list="list141404855613661" text:style-name="List_20_1">
        <text:list-item>
          <text:list>
            <text:list-item>
              <text:p text:style-name="P184">A <text:span text:style-name="T1">round</text:span> is the length of 6 seconds.</text:p>
            </text:list-item>
            <text:list-item>
              <text:p text:style-name="P184">A <text:span text:style-name="T1">minute</text:span> is the length of 10 rounds</text:p>
            </text:list-item>
            <text:list-item>
              <text:p text:style-name="P184">An <text:span text:style-name="T1">hour</text:span> is the length of 60 minutes or 600 rounds.</text:p>
            </text:list-item>
            <text:list-item>
              <text:p text:style-name="P184">A <text:span text:style-name="T1">watch</text:span> is the length of 4 hours</text:p>
            </text:list-item>
            <text:list-item>
              <text:p text:style-name="P184">A <text:span text:style-name="T1">rest</text:span><text:span text:style-name="T22"> is the length of 2 watches or 8 hours.</text:span></text:p>
            </text:list-item>
            <text:list-item>
              <text:p text:style-name="P184">A <text:span text:style-name="T1">day</text:span> is the length of 6 watches or 3 rests.</text:p>
            </text:list-item>
          </text:list>
        </text:list-item>
      </text:list>
      <text:p text:style-name="P65"/>
      <text:p text:style-name="P65"/>
      <text:h text:style-name="P140" text:outline-level="3"><text:soft-page-break/>Movement while Adventuring</text:h>
      <text:p text:style-name="P65">Moving while Adventuring in og5e to me feels like the scene transition, our Characters move from Interest A to Interest B, and while that is fine, I’d like to do things differently...</text:p>
      <text:p text:style-name="P65">The distance a Character can travel is modulated by many things, including their Pace, Mount or Vehicle, their Activity While Traveling, and the Environment</text:p>
      <text:p text:style-name="P66">Pace</text:p>
      <text:p text:style-name="P81">During each travel Watch, the Party determines their Pace.</text:p>
      <text:list xml:id="list141405110673109" text:continue-numbering="true" text:style-name="List_20_1">
        <text:list-item>
          <text:list>
            <text:list-item>
              <text:p text:style-name="P184"><text:span text:style-name="T10">A </text:span><text:span text:style-name="T3">normal</text:span><text:span text:style-name="T28"> pace is akin to a determined trot. During this time, a Party suffers a -2 to active Stealth to avoid detection. The Party travels 3 miles per hour and 12 miles per watch.</text:span></text:p>
            </text:list-item>
            <text:list-item>
              <text:p text:style-name="P184"><text:span text:style-name="T28">A </text:span><text:span text:style-name="T3">slow</text:span><text:span text:style-name="T28"> pace is careful and purposeful. During this time, a Party gains advantage on Survival checks. The Party travels 2 miles per hour and 9 miles per watch.</text:span></text:p>
            </text:list-item>
            <text:list-item>
              <text:p text:style-name="P183"><text:span text:style-name="T52">An </text:span><text:span text:style-name="T38">exploration</text:span><text:span text:style-name="T52">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183"><text:span text:style-name="T52">A </text:span><text:span text:style-name="T38">fast</text:span><text:span text:style-name="T52">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8">fast</text:span><text:span text:style-name="T52"> pace if any of it’s members currently have a Speed of 20 or less.</text:span></text:p>
            </text:list-item>
            <text:list-item>
              <text:p text:style-name="P183"><text:span text:style-name="T52">Though not a select-able Pace, a </text:span><text:span text:style-name="T38">forced march </text:span><text:span text:style-name="T52">occurs when a Party travels more than 2 watches of a day. During a </text:span><text:span text:style-name="T38">forced march, </text:span><text:span text:style-name="T52">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2">Pace</text:p>
          </table:table-cell>
          <table:table-cell table:style-name="Table6.A1" office:value-type="string">
            <text:p text:style-name="P42">Travel Per Hour</text:p>
          </table:table-cell>
          <table:table-cell table:style-name="Table6.A1" office:value-type="string">
            <text:p text:style-name="P42">Travel Per Watch</text:p>
          </table:table-cell>
          <table:table-cell table:style-name="Table6.A1" office:value-type="string">
            <text:p text:style-name="P42">Stealth</text:p>
          </table:table-cell>
          <table:table-cell table:style-name="Table6.A1" office:value-type="string">
            <text:p text:style-name="P42">Survival</text:p>
          </table:table-cell>
          <table:table-cell table:style-name="Table6.F1" office:value-type="string">
            <text:p text:style-name="P42">Spot</text:p>
          </table:table-cell>
        </table:table-row>
        <table:table-row>
          <table:table-cell table:style-name="Table6.A2" office:value-type="string">
            <text:p text:style-name="P53">Fast</text:p>
          </table:table-cell>
          <table:table-cell table:style-name="Table6.A2" office:value-type="string">
            <text:p text:style-name="P53">4.5 miles</text:p>
          </table:table-cell>
          <table:table-cell table:style-name="Table6.A2" office:value-type="string">
            <text:p text:style-name="P53">18 miles</text:p>
          </table:table-cell>
          <table:table-cell table:style-name="Table6.A2" office:value-type="string">
            <text:p text:style-name="P53">-</text:p>
          </table:table-cell>
          <table:table-cell table:style-name="Table6.A2" office:value-type="string">
            <text:p text:style-name="P53">-5</text:p>
          </table:table-cell>
          <table:table-cell table:style-name="Table6.F2" office:value-type="string">
            <text:p text:style-name="P53">DIS</text:p>
          </table:table-cell>
        </table:table-row>
        <table:table-row>
          <table:table-cell table:style-name="Table6.A2" office:value-type="string">
            <text:p text:style-name="P53">Normal</text:p>
          </table:table-cell>
          <table:table-cell table:style-name="Table6.A2" office:value-type="string">
            <text:p text:style-name="P53">3 miles</text:p>
          </table:table-cell>
          <table:table-cell table:style-name="Table6.A2" office:value-type="string">
            <text:p text:style-name="P53">12 miles</text:p>
          </table:table-cell>
          <table:table-cell table:style-name="Table6.A2" office:value-type="string">
            <text:p text:style-name="P53">-2</text:p>
          </table:table-cell>
          <table:table-cell table:style-name="Table6.A2" office:value-type="string">
            <text:p text:style-name="P53">-</text:p>
          </table:table-cell>
          <table:table-cell table:style-name="Table6.F2" office:value-type="string">
            <text:p text:style-name="P53">-</text:p>
          </table:table-cell>
        </table:table-row>
        <table:table-row>
          <table:table-cell table:style-name="Table6.A2" office:value-type="string">
            <text:p text:style-name="P53">Slow</text:p>
          </table:table-cell>
          <table:table-cell table:style-name="Table6.A2" office:value-type="string">
            <text:p text:style-name="P53">2 miles</text:p>
          </table:table-cell>
          <table:table-cell table:style-name="Table6.A2" office:value-type="string">
            <text:p text:style-name="P53">9 miles</text:p>
          </table:table-cell>
          <table:table-cell table:style-name="Table6.A2" office:value-type="string">
            <text:p text:style-name="P53">+0</text:p>
          </table:table-cell>
          <table:table-cell table:style-name="Table6.A2" office:value-type="string">
            <text:p text:style-name="P53">ADV</text:p>
          </table:table-cell>
          <table:table-cell table:style-name="Table6.F2" office:value-type="string">
            <text:p text:style-name="P53">-</text:p>
          </table:table-cell>
        </table:table-row>
        <table:table-row>
          <table:table-cell table:style-name="Table6.A5" office:value-type="string">
            <text:p text:style-name="P53">Exploration</text:p>
          </table:table-cell>
          <table:table-cell table:style-name="Table6.A5" office:value-type="string">
            <text:p text:style-name="P53">1.5 miles</text:p>
          </table:table-cell>
          <table:table-cell table:style-name="Table6.A5" office:value-type="string">
            <text:p text:style-name="P53">6 miles</text:p>
          </table:table-cell>
          <table:table-cell table:style-name="Table6.A5" office:value-type="string">
            <text:p text:style-name="P53">-</text:p>
          </table:table-cell>
          <table:table-cell table:style-name="Table6.A5" office:value-type="string">
            <text:p text:style-name="P53">ADV</text:p>
          </table:table-cell>
          <table:table-cell table:style-name="Table6.F5" office:value-type="string">
            <text:p text:style-name="P53">ADV</text:p>
          </table:table-cell>
        </table:table-row>
      </table:table>
      <text:p text:style-name="P76"/>
      <text:p text:style-name="P79"><text:soft-page-break/>Mounts &amp; Vehicles</text:p>
      <text:p text:style-name="P76">If a Party is using Mounts or Vehicles during their travel, some additional rules apply. </text:p>
      <text:list xml:id="list141405583921683" text:continue-numbering="true" text:style-name="List_20_1">
        <text:list-item>
          <text:p text:style-name="P190">Each Mount or Vehicle has it’s own speed (see <text:span text:style-name="T7">Equipment</text:span>: Mounts &amp; Vehicles).</text:p>
        </text:list-item>
        <text:list-item>
          <text:p text:style-name="P190">When determining Pace and Navigational Veer, only one member of the Party may control a Mount or Vehicle at one time.</text:p>
        </text:list-item>
        <text:list-item>
          <text:p text:style-name="P183"><text:span text:style-name="T52">Mounts always incur </text:span><text:span text:style-name="T38">forced march</text:span><text:span text:style-name="T52"> at a </text:span><text:span text:style-name="T38">fast</text:span><text:span text:style-name="T52"> pace.</text:span></text:p>
        </text:list-item>
      </text:list>
      <text:p text:style-name="P66">Activity While Traveling</text:p>
      <text:p text:style-name="Text_20_body"><text:span text:style-name="T66">While a Party is Adventuring, they are likely keeping some order of position among themselves. This is known as the </text:span><text:span text:style-name="T84">Marching Order</text:span><text:span text:style-name="T66">. The PBH talks about like, Front and Back ranks, but thats not important to us, your Referee simply needs to know about where your character is in relation to your other Party members.</text:span></text:p>
      <text:p text:style-name="Text_20_body"><text:span text:style-name="T66">While traveling at a </text:span><text:span text:style-name="T38">slow</text:span><text:span text:style-name="T66"> or </text:span><text:span text:style-name="T38">normal</text:span><text:span text:style-name="T52"> pace, a Party may attempt to employ Stealth to avoid detection. To do so, the entire Party makes a Group Stealth Check against any detector’s Spot checks. </text:span></text:p>
      <text:p text:style-name="P81">While traveling, during each watch, each member of the Party may partake in one watch activity. If these are typically consistent, it would be prudent to develop a system of “standing orders” for your Party’s watch activities.</text:p>
      <text:p text:style-name="P66">Watch Activities</text:p>
      <text:list xml:id="list141405236733748" text:continue-numbering="true" text:style-name="List_20_1">
        <text:list-item>
          <text:p text:style-name="P197">Forage</text:p>
          <text:list>
            <text:list-item>
              <text:p text:style-name="P165"><text:span text:style-name="T36">Foragers can, during an active watch or while traveling at a slow pace, make a Wisdom (Survival) check against the Forage DC of the terrain. On a success, the forager either gains 1 ration of food </text:span><text:span text:style-name="T37">or</text:span><text:span text:style-name="T3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190">Some animals (like horses) can simply graze for sustenance. In an appropriate biome (as determined by the Referee), they will be fully fed as long as they are allowed to graze for one watch per day.</text:p>
            </text:list-item>
          </text:list>
        </text:list-item>
        <text:list-item>
          <text:p text:style-name="P192">Navigate</text:p>
          <text:list>
            <text:list-item>
              <text:p text:style-name="P190"><text:soft-page-break/>The expedition’s navigator is responsible for making Navigation Checks versus the environment’s Navigation DC, or the Party may become Lost.</text:p>
            </text:list-item>
          </text:list>
        </text:list-item>
        <text:list-item>
          <text:p text:style-name="P190"><text:span text:style-name="T7">Handle</text:span> <text:span text:style-name="T7">Animals</text:span></text:p>
          <text:list>
            <text:list-item>
              <text:p text:style-name="P190">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192">Rest</text:p>
          <text:list>
            <text:list-item>
              <text:p text:style-name="P190">A character must take the Rest watch action for two watches in a row in order to gain the benefits of a Full Rest (see Needs: Rest).</text:p>
            </text:list-item>
          </text:list>
        </text:list-item>
        <text:list-item>
          <text:p text:style-name="P192">Guard</text:p>
          <text:list>
            <text:list-item>
              <text:p text:style-name="P190">A member of an expedition acting as a guard can make Wisdom (Spot) checks to detect threats or notice anything else out of the ordinary before the Party encounters it.</text:p>
            </text:list-item>
          </text:list>
        </text:list-item>
        <text:list-item>
          <text:p text:style-name="P192">Sight</text:p>
          <text:list>
            <text:list-item>
              <text:p text:style-name="P190">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192">Track</text:p>
          <text:list>
            <text:list-item>
              <text:p text:style-name="P190">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192">Trail-blaze</text:p>
          <text:list>
            <text:list-item>
              <text:p text:style-name="P190">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190"><text:soft-page-break/>If hidden signs are being employed, an additional trailblazer can assist the first on their Wisdom (Stealth) check.</text:p>
            </text:list-item>
            <text:list-item>
              <text:p text:style-name="P190">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81"/>
      <text:p text:style-name="P66">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66">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66">L</text:span>ost, so you can simply track the number of miles traveled.</text:p>
      <text:p text:style-name="Text_20_body">If the <text:span text:style-name="T66">Characters</text:span> are unsure of a landmark but have had previous experience with it, it may be possible to identify it with a Wisdom (Survival) check, at the <text:span text:style-name="T66">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89">I’m Lost…</text:p>
      <text:p text:style-name="P103">Once a character becomes lost, there are several factors to consider.</text:p>
      <text:p text:style-name="P103">Lost navigators continue making a Navigation Check once per watch. </text:p>
      <text:p text:style-name="Text_20_body"><text:span text:style-name="T10">If the check succeeds, they will recognize that they are no longer certain of their direction of travel. Navigators who encounter a clear landmark or unexpectedly enter a distinctly new type of terrain can make an additional </text:span><text:span text:style-name="T66">N</text:span><text:span text:style-name="T10">avigation </text:span><text:span text:style-name="T66">C</text:span><text:span text:style-name="T10">heck to </text:span><text:soft-page-break/><text:span text:style-name="T10">realize that they’ve become lost. Some circumstances may make it obvious to the characters that they have become lost without requiring any check.</text:span></text:p>
      <text:p text:style-name="Text_20_body"><text:span text:style-name="T10">A navigator who realizes that they’ve become </text:span><text:span text:style-name="T66">L</text:span><text:span text:style-name="T10">ost has several options for reorienting themselves;</text:span></text:p>
      <text:list xml:id="list141405838884903" text:continue-numbering="true" text:style-name="List_20_1">
        <text:list-item>
          <text:p text:style-name="P180">Backtracking</text:p>
          <text:list>
            <text:list-item>
              <text:p text:style-name="P183"><text:span text:style-name="T10">A </text:span><text:span text:style-name="T66">L</text:span><text:span text:style-name="T10">ost character can follow their own tracks (see the Tracking watch action). While tracking allows them to retrace their steps, they must still recognize the point at which they went off-track. </text:span></text:p>
            </text:list-item>
            <text:list-item>
              <text:p text:style-name="P174">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185">True North</text:p>
          <text:list>
            <text:list-item>
              <text:p text:style-name="P186">It requires a DC 16 Wisdom (Survival) check to determine true north without a compass or similar device. On a failed check, randomly determine the direction the navigator believes is true north.</text:p>
            </text:list-item>
          </text:list>
        </text:list-item>
        <text:list-item>
          <text:p text:style-name="P180">Setting a New Course</text:p>
          <text:list>
            <text:list-item>
              <text:p text:style-name="P183"><text:span text:style-name="T10">A Lost navigator can attempt to precisely determine the direction they should be traveling in order to reach a known objective by making a </text:span><text:span text:style-name="T66">N</text:span><text:span text:style-name="T10">avigation </text:span><text:span text:style-name="T66">C</text:span><text:span text:style-name="T10">heck at the Navigation DC of the terrain + 10. If the navigator fails the check, they </text:span><text:span text:style-name="T66">stay Lost</text:span><text:span text:style-name="T10">.</text:span></text:p>
            </text:list-item>
          </text:list>
        </text:list-item>
      </text:list>
      <text:p text:style-name="Text_20_body"><text:span text:style-name="T10">If they fail, however, they believe themselves to be on the correct course, and yet, begin to veer off-course (see </text:span><text:span text:style-name="T66">Navigation: Veering</text:span><text:span text:style-name="T10"> in </text:span><text:span text:style-name="T3">A Referee’s Guide to Alaturmen</text:span><text:span text:style-name="T10">). </text:span></text:p>
      <text:p text:style-name="P89">Falling</text:p>
      <text:p text:style-name="P103">At the end of a fall of 10ft or more, a creature takes 1d10 bludgeoning damage for every 10ft it fell up to a maximum of 53d10 (terminal velocity for humans on earth is 528ft/s), and falls prone.</text:p>
      <text:p text:style-name="P89">Suffocating</text:p>
      <text:p text:style-name="P103">A creature can hold it’s breath for a thirty seconds plus number of minutes equal to ¼ its constitution score.</text:p>
      <text:p text:style-name="P103">If a creature needs to breathe and cannot, it takes a Wound at the beginning of it’s turn.</text:p>
      <text:p text:style-name="P89"><text:soft-page-break/>Vision</text:p>
      <text:p text:style-name="P103">A creature may have one or more of four styles of vision;</text:p>
      <text:list xml:id="list3654615634" text:style-name="L9">
        <text:list-item>
          <text:p text:style-name="P175">Normal Sight</text:p>
          <text:list>
            <text:list-item>
              <text:p text:style-name="P175">A creature with Normal Sight requires light to see at all, and bright light to function as intended.</text:p>
            </text:list-item>
          </text:list>
        </text:list-item>
        <text:list-item>
          <text:p text:style-name="P175">Darkvision</text:p>
          <text:list>
            <text:list-item>
              <text:p text:style-name="P175">A creature with Darkvision requires minimal light to see, allowing them to see in <text:span text:style-name="T1">dim</text:span><text:span text:style-name="T22"> light as if it was </text:span><text:span text:style-name="T1">bright</text:span><text:span text:style-name="T22"> and </text:span><text:span text:style-name="T1">darkness</text:span><text:span text:style-name="T22"> as if it were </text:span><text:span text:style-name="T1">dim </text:span><text:span text:style-name="T22">light within a certain range.</text:span></text:p>
            </text:list-item>
          </text:list>
        </text:list-item>
        <text:list-item>
          <text:p text:style-name="P175">Blindsight</text:p>
          <text:list>
            <text:list-item>
              <text:p text:style-name="P198"><text:span text:style-name="T10">A creature with Blindsight does not rely on sight to </text:span><text:span text:style-name="T66">observe</text:span><text:span text:style-name="T10">, allowing them to function within a certain range regardless of light.</text:span></text:p>
            </text:list-item>
          </text:list>
        </text:list-item>
        <text:list-item>
          <text:p text:style-name="P175">Truesight</text:p>
          <text:list>
            <text:list-item>
              <text:p text:style-name="P175">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89">Light and Obscurity</text:p>
      <text:p text:style-name="Text_20_body"><text:span text:style-name="T3">Bright</text:span><text:span text:style-name="T10"> light </text:span><text:span text:style-name="T66">is un-obscured for</text:span><text:span text:style-name="T10"> characters with Normal Sight.</text:span></text:p>
      <text:p text:style-name="Text_20_body"><text:span text:style-name="T3">Dim</text:span><text:span text:style-name="T10"> light </text:span><text:span text:style-name="T66">is </text:span><text:span text:style-name="T84">lightly</text:span><text:span text:style-name="T66"> obscured for</text:span><text:span text:style-name="T10"> characters with Normal Sight </text:span><text:span text:style-name="T66">use their sight</text:span><text:span text:style-name="T10"> at Disadvantage.</text:span></text:p>
      <text:p text:style-name="Text_20_body"><text:span text:style-name="T3">Darkness</text:span><text:span text:style-name="T10"> is </text:span><text:span text:style-name="T7">heavily</text:span><text:span text:style-name="T66"> obscured for characters with Normal Sight.</text:span></text:p>
      <text:p text:style-name="P89"><text:span text:style-name="T10">In </text:span>lightly<text:span text:style-name="T10"> obscured areas, creatures with have disadvantage on Spot checks and attack rolls that rely on a character’s ability to see.</text:span></text:p>
      <text:p text:style-name="Text_20_body"><text:span text:style-name="T10">In </text:span><text:span text:style-name="T7">heavily</text:span><text:span text:style-name="T10"> obscured areas, creatures </text:span><text:span text:style-name="T66">are Blinded</text:span><text:span text:style-name="T10">.</text:span></text:p>
      <text:h text:style-name="P138" text:outline-level="3"/>
      <text:h text:style-name="P142" text:outline-level="3">Needs</text:h>
      <text:p text:style-name="P66">Food</text:p>
      <text:p text:style-name="P81">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66">Water</text:p>
      <text:p text:style-name="P81">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66">Rest</text:p>
      <text:p text:style-name="P81">A character must Rest for, in total, 8 hours every day. Some characters must also Sleep (or otherwise) for some time. While these two are generally convenient to merge, they need not be if the inconvenience arises.</text:p>
      <text:p text:style-name="P81">If a character does not meet their required Sleep and Rest requirements, at the end of the day, they must succeed on a DC 20 Endurance check, or suffer a level of Exhaustion.</text:p>
      <text:p text:style-name="P81">When a character rests, they regain the following benefits and abilities; </text:p>
      <text:list xml:id="list1322898467" text:style-name="L10">
        <text:list-item>
          <text:p text:style-name="P187">At the beginning of a Rest, a character may spend any number of Hit Die they currently have to regain Vitality. </text:p>
        </text:list-item>
        <text:list-item>
          <text:p text:style-name="P187">Several special resources are regained during rest, in correlation to how long the Character rested for;</text:p>
          <text:list>
            <text:list-item>
              <text:p text:style-name="P187">Any abilities that require a “short” rest are restored after a half-hour of Rest.</text:p>
            </text:list-item>
            <text:list-item>
              <text:p text:style-name="P199"><text:span text:style-name="T66">For every hour of contiguous rest, a character regains 1/8</text:span><text:span text:style-name="T21">th</text:span><text:span text:style-name="T66"> their maximum Vitality and Hit Dice.</text:span></text:p>
            </text:list-item>
            <text:list-item>
              <text:p text:style-name="P187">For every hour of contiguous rest, a character regains a number of spell slots equal to their spell-casting ability modifier, up to a spell level equal to the number of hours spent resting.</text:p>
            </text:list-item>
            <text:list-item>
              <text:p text:style-name="P187">For every eight hours of contiguous Rest, a character heals one Wound.</text:p>
            </text:list-item>
          </text:list>
        </text:list-item>
      </text:list>
      <text:h text:style-name="P142"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89">Descriptive Role-playing</text:p>
      <text:p text:style-name="Text_20_body"><text:span text:style-name="T10">In this approach, you the Player describe your Character’s actions, speech, and mannerisms. This can keep your roleplaying short, sweet, and to-the</text:span><text:span text:style-name="T66">-</text:span><text:span text:style-name="T10">point while focusing on your Character’s emotions, attitude, and intent.</text:span></text:p>
      <text:p text:style-name="P89">Active Role-playing</text:p>
      <text:p text:style-name="Text_20_body"><text:span text:style-name="T10">If descriptive role-playing tells your </text:span><text:span text:style-name="T66">Referee</text:span><text:span text:style-name="T10"> and your fellow Players what your Character thinks and does, </text:span><text:span text:style-name="T66">a</text:span><text:span text:style-name="T10">ctive role-playing shows them. </text:span></text:p>
      <text:p text:style-name="Text_20_body"><text:span text:style-name="T66">In this approach</text:span><text:span text:style-name="T10">,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89">Interpreting Role-playing</text:p>
      <text:p text:style-name="Text_20_body"><text:span text:style-name="T10">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66">s</text:span><text:span text:style-name="T10"> is very similar to being alive, if you yourself </text:span><text:span text:style-name="T28">were a character being portrayed by someone else.</text:span></text:p>
      <text:h text:style-name="P137" text:outline-level="2">Combat</text:h>
      <text:p text:style-name="Text_20_body"><text:span text:style-name="T36">When at some point in the cycle of presenting and reacting to scenes, and Referee deems it necessary, Combat begins. Time during combat is represented by </text:span><text:span text:style-name="T37">rounds</text:span><text:span text:style-name="T48"> as discussed in the section on </text:span><text:span text:style-name="T46">Time</text:span><text:span text:style-name="T52">. During a round, each character has access to one of each of the following; a Full Action, a Movement Action, a Bonus Action, and a Reaction. We’ll discuss more about them later. </text:span></text:p>
      <text:p text:style-name="P76">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66">Initiative</text:p>
      <text:p text:style-name="P81">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81">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66">Surprise</text:p>
      <text:p text:style-name="P81">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38" text:outline-level="3">Movement &amp; Positioning</text:h>
      <text:p text:style-name="Text_20_body"><text:span text:style-name="T36">Most </text:span><text:span text:style-name="T66">c</text:span><text:span text:style-name="T3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65">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36">During combat, it is difficult to hit what you cannot see. If you have </text:span><text:span text:style-name="T37">line of sight</text:span><text:span text:style-name="T36">, meaning that a contiguous line can be formed from any corner of your space to any corner of your targets, you are able to at least partially view your target, though they may be granted bonuses from their Cover. </text:span></text:p>
      <text:p text:style-name="Text_20_body"><text:span text:style-name="T36">The following positions and statuses augment combat, providing bonuses to attacks or defenses for your allies </text:span><text:span text:style-name="T37">and</text:span><text:span text:style-name="T48"> enemies</text:span><text:span text:style-name="T36">;</text:span></text:p>
      <text:list xml:id="list1572724453" text:style-name="L11">
        <text:list-item>
          <text:p text:style-name="P196">Prone</text:p>
          <text:list>
            <text:list-item>
              <text:p text:style-name="P196">While you are prone, you may only spend your movement to Crawl or Stand.</text:p>
              <text:list>
                <text:list-item>
                  <text:p text:style-name="P196">Standing costs a character's full movement.</text:p>
                </text:list-item>
              </text:list>
            </text:list-item>
            <text:list-item>
              <text:p text:style-name="P196">While you are prone, you grant advantage to all Melee Attacks against you, and disadvantage to all Ranged Attacks against you.</text:p>
            </text:list-item>
            <text:list-item>
              <text:p text:style-name="P196">While you are prone, you have disadvantage on Dexterity Saving throws.</text:p>
            </text:list-item>
          </text:list>
        </text:list-item>
        <text:list-item>
          <text:p text:style-name="P196">Difficult Terrain</text:p>
        </text:list-item>
        <text:list-item>
          <text:p text:style-name="P196">Cover</text:p>
          <text:list>
            <text:list-item>
              <text:p text:style-name="P196">A creature benefiting from half-cover gains a +2 bonus to their AC and Dexterity Saving Throws.</text:p>
            </text:list-item>
            <text:list-item>
              <text:p text:style-name="P196">A creature benefiting from three-quarters-cover gains a +5 to their AC and Dexterity Saving Throws.</text:p>
            </text:list-item>
            <text:list-item>
              <text:p text:style-name="P196">A creature benefiting from full-cover cannot be the target of a spell or attack.</text:p>
            </text:list-item>
          </text:list>
        </text:list-item>
        <text:list-item>
          <text:p text:style-name="P196">Flanking</text:p>
          <text:list>
            <text:list-item>
              <text:p text:style-name="P196">While you and an ally are directly opposed from one another and are both able to Reach the same enemy, you and that ally are Flanking that enemy.</text:p>
              <text:list>
                <text:list-item>
                  <text:p text:style-name="P196">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196">While you are Flanking any enemy, you gain advantage on melee attacks against that enemy.</text:p>
            </text:list-item>
            <text:list-item>
              <text:p text:style-name="P196">If you are being Flanked, you cannot Flank.</text:p>
              <text:list>
                <text:list-item>
                  <text:p text:style-name="P196"><text:soft-page-break/>If such an occasion arises that a logical infinite loop could be formed, any characters involved are not Flanking or Flanked.</text:p>
                </text:list-item>
              </text:list>
            </text:list-item>
          </text:list>
        </text:list-item>
      </text:list>
      <text:h text:style-name="P138" text:outline-level="3">Actions During Combat</text:h>
      <text:p text:style-name="P65">In addition to your Movement, on your turn, you may spend a Full Action, a Bonus Action, and “6 seconds worth” of Free Actions. You also have access to a Reaction at any time that regains it's use at the beginning of your turn.</text:p>
      <text:p text:style-name="P65">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36">Some features use “Bonus Actions” which is how og5e butchered Minor Actions from 4e, or so I believe. These actions are quick or intuitive for your character, possibly exemplifying </text:span><text:span text:style-name="T48">their</text:span><text:span text:style-name="T36"> unique abilities. If you do not have an ability or feature that allows you to spend a Bonus Action, fret not, you still have it, and may spend it in any way that you and your Referee agree on.</text:span></text:p>
      <text:p text:style-name="P65">Free Actions take very little focus or intent, such as Speaking, Grabbing an Object, or Opening an Unlocked Door. Anyone can do it, at nearly any time.</text:p>
      <text:p text:style-name="P65">Reactions are triggered events, such as a certain amount of time passing, someone coming within reach of someone else, etc. </text:p>
      <text:h text:style-name="P138" text:outline-level="3">Attacks</text:h>
      <text:p text:style-name="P65">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620753141" text:style-name="L12">
        <text:list-item>
          <text:p text:style-name="P200"><text:span text:style-name="T36">If you are proficient in the Weapon or other means of attack, you will add your Proficiency Bonus </text:span><text:span text:style-name="T37">and</text:span><text:span text:style-name="T48"> your relevant Ability Modifier to the Attack Roll.</text:span></text:p>
        </text:list-item>
        <text:list-item>
          <text:p text:style-name="P194">If you roll a 1 on your d20 while rolling to hit, this is known as a Natural One, or Critical Failure. You, no matter what you would add, do not hit your intended target.</text:p>
          <text:list>
            <text:list-item>
              <text:p text:style-name="P200"><text:span text:style-name="T48">If there is another valid target within 5ft of the original target, you make a second attack roll for the same attack against them instead. </text:span><text:soft-page-break/><text:span text:style-name="T48">If there is more than one valid target, determine the new target randomly. If you roll another natural one, this process repeats.</text:span></text:p>
            </text:list-item>
          </text:list>
        </text:list-item>
        <text:list-item>
          <text:p text:style-name="P194">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194">If you are using a ranged attack, be it a weapon, spell, or otherwise, if a enemy is within 5ft of you, you have Disadvantage on the Attack Roll.</text:p>
        </text:list-item>
      </text:list>
      <text:p text:style-name="P80">The following is a list of “special attacks” that alter the generalities of Attacks;</text:p>
      <text:list xml:id="list52717548" text:style-name="L13">
        <text:list-item>
          <text:p text:style-name="P195">Two-Weapon Fighting</text:p>
          <text:list>
            <text:list-item>
              <text:p text:style-name="P195">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195">Opportunity Attacks</text:p>
          <text:list>
            <text:list-item>
              <text:p text:style-name="P195">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195">Grapple</text:p>
          <text:list>
            <text:list-item>
              <text:p text:style-name="P195">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195">To escape your Grappled condition, a creature may spend their Full Action or any number of Full Action: Attacks to engage in an Athletics Skill contest versus you. If they win, they are no longer Grappled by you.</text:p>
                </text:list-item>
                <text:list-item>
                  <text:p text:style-name="P195">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195"><text:soft-page-break/>Push-Shove</text:p>
          <text:list>
            <text:list-item>
              <text:p text:style-name="P195">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38" text:outline-level="3">Damage, Vitality, and Wounds</text:h>
      <text:p text:style-name="Text_20_body"><text:span text:style-name="T36">Most creatures prefer to </text:span><text:span text:style-name="T37">not</text:span><text:span text:style-name="T36"> take damage, whenever possible, and will prevent your attempts to </text:span><text:span text:style-name="T84">Wound</text:span><text:span text:style-name="T36"> them by expending a number of their </text:span><text:span text:style-name="T84">Vitality</text:span><text:span text:style-name="T36"> equal to the damage you dealt. This is true in reverse as well, your character too has a number of </text:span><text:span text:style-name="T84">Vitality</text:span><text:span text:style-name="T36"> that they may expend to prevent becoming </text:span><text:span text:style-name="T84">Wounded</text:span><text:span text:style-name="T36">. </text:span></text:p>
      <text:p text:style-name="P65">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65">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65">When a character performs a <text:span text:style-name="T7">Death Call</text:span>, they are attempting to maintain the status of their wounds, not curing their damages, but preventing them from furthering on their own. To perform a Death Call, roll a d20. Add nothing. <text:span text:style-name="T123">A Death Call is not an Ability or Skill Check, nor is it a Saving Throw. </text:span>If the result is a ten or greater, you succeed, and maintain your status of injury. If you fail, your injuries take their toll on you, and you take one level of Exhaustion.</text:p>
      <text:p text:style-name="P66">Vulnerability, Resistance, and Immunity</text:p>
      <text:list xml:id="list246382575" text:style-name="L14">
        <text:list-item>
          <text:p text:style-name="P188">Vulnerability to a certain type of damage indicates that this creature will take double the normal damage from any sources of this type.</text:p>
        </text:list-item>
        <text:list-item>
          <text:p text:style-name="P188">Resistance to a certain type of damage indicates that this creature will take half the normal damage from any sources of this type.</text:p>
        </text:list-item>
        <text:list-item>
          <text:p text:style-name="P188">Immunity to a certain type of damage indicates that this creature will take none of the normal damage from any sources of this type.</text:p>
        </text:list-item>
        <text:list-item>
          <text:p text:style-name="P188"><text:soft-page-break/>Vulnerability and Resistance stack with themselves and against each-other, resulting in the possibility of taking 0.25x damage, 4x damage, or the normal 1x damage.</text:p>
        </text:list-item>
      </text:list>
      <text:p text:style-name="P66">Recovering Vitality and Healing Wounds</text:p>
      <text:p text:style-name="P81">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81">If a manner of recovering Vitality would put you over your maximum Vitality, you may gain the excess as Temporary Vitality.</text:p>
      <text:p text:style-name="P89"><text:span text:style-name="T66">Healing Wounds is much more difficult. Some spells or remedies can speed up the healing process or outright heal Wounds, but Rest </text:span><text:span text:style-name="T52">is</text:span><text:span text:style-name="T66"> the best medicine in this case.</text:span></text:p>
      <text:p text:style-name="P66">Temporary Vitality</text:p>
      <text:p text:style-name="P81">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37" text:outline-level="2">Magic &amp; Spellcasting</text:h>
      <text:p text:style-name="P86">Where once there were lists and lists of spells sorted by class and level, you now must put effort into imagining your own spells. </text:p>
      <text:p text:style-name="P117"><text:span text:style-name="T112">As a note on the setting of Alaturmen, as I mentioned in </text:span><text:span text:style-name="T87">Equipment: Common Magic Items</text:span><text:span text:style-name="T78">, magic is </text:span><text:span text:style-name="T87">not</text:span><text:span text:style-name="T78"> common. It isn’t exactly rare, either though. Most know of it’s existence, </text:span><text:span text:style-name="T81">t</text:span><text:span text:style-name="T78">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87"> at-will</text:span><text:span text:style-name="T78"> (to a degree) are the exception to the rule. For the same reason some cultures have Magical Schools, others have execution chambers. Magic is powerful, useful, and hard to maintain control of, unless you’re really good at it.</text:span></text:p>
      <text:p text:style-name="P72">Preparing Spells</text:p>
      <text:p text:style-name="P98"><text:span text:style-name="T66">Vancian (van-see-in) magic comes from </text:span><text:span text:style-name="T79">the author Jack Vance’s </text:span><text:span text:style-name="T41">Dying Earth </text:span><text:span text:style-name="T62">novel setting, which supposedly was a Gygaxian favorite but really actually fuck that guy he was </text:span><text:span text:style-name="T50">bad</text:span><text:span text:style-name="T62">, and works on the basis that you prepare your spells for the day like filling a quiver with infinite arrows, but only so many types, and your bow, which is spellcasting in this analogy, can only fire so many arrows of so many types.</text:span></text:p>
      <text:p text:style-name="P77">All that to say, as D&amp;D has grown up it has hybridized it’s magic system, so we’re inheriting a weird system from the get-go here. </text:p>
      <text:p text:style-name="P99"><text:span text:style-name="T62">Those classes that prepare their spells daily (thats </text:span><text:span text:style-name="T63">Arcane Tricksters, </text:span><text:span text:style-name="T62">Artificers, Clerics, </text:span><text:span text:style-name="T63">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78">Got it? </text:p>
      <text:p text:style-name="P78">OKAY!</text:p>
      <text:p text:style-name="P193">Casting Spells</text:p>
      <text:p text:style-name="P193"><text:span text:style-name="T10">To cast a spell, you will expend a spell slot of a level equal or greater than required and follow the process detailed in the spell description. Most spells have a Component requirement, meaning you have to do or use something </text:span><text:soft-page-break/><text:span text:style-name="T10">specific to actually cast this spell, as well as a Casting Time, usually a Full Action, a Bonus Action, or a Reaction.</text:span></text:p>
      <text:p text:style-name="P201"><text:span text:style-name="T65">You may cast two spells in a turn only if one spell is a cantrip and one spell has a bonus action casting time. In theory, these need not be the different spells, but Bonus Action Cantrips are nonexistent due to </text:span><text:span text:style-name="T42">balance concerns</text:span><text:span text:style-name="T65">.</text:span></text:p>
      <text:p text:style-name="P101"><text:span text:style-name="T36">Crafting </text:span><text:span text:style-name="T37">Your</text:span><text:span text:style-name="T36"> Spells</text:span></text:p>
      <text:p text:style-name="P82">When you imagine a wizard, studying in their tower, or a druid, charting the stars, what is it their doing? Like, the purpose. What’s that wizard writing? Whats the druid charting the stars <text:span text:style-name="T1">for</text:span>? </text:p>
      <text:p text:style-name="P202"><text:span text:style-name="T82">MAGIC! </text:span><text:span text:style-name="T43">Spell-c</text:span><text:span text:style-name="T42">rafting</text:span><text:span text:style-name="T82">!</text:span></text:p>
      <text:p text:style-name="P108"><text:span text:style-name="T36">A wizard makes new arcane formulas for experimental spells in the back half of their spellbook, a cleric prays to their diety for a specific use of their powers, and or a druid finally understanding what </text:span><text:span text:style-name="T37">must be</text:span><text:span text:style-name="T36"> to invoke the correct effect.</text:span></text:p>
      <text:p text:style-name="P82">They are making <text:span text:style-name="T7">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73">Spell Tags</text:p>
      <text:p text:style-name="P100"><text:span text:style-name="T66">If you’ve made it this far, I really hope you get what I’m going for here. So; it’s magic right? It can do… </text:span><text:span text:style-name="T38">anything</text:span><text:span text:style-name="T66">? How the hell do I start? With the basics; your spell’s tags. The range, casting time, components, damage, all that.</text:span></text:p>
      <text:p text:style-name="P83">Each tag will have a description, a mechanic, and you will build your desired spell from these components. In addition, these tags have a cost, because Humans desire units, we’ll call it a cost in Spell Creation Points.</text:p>
      <text:p text:style-name="P118"><text:span text:style-name="T80">Once you have finished tagging your spell, or during this process if you wanna be a shark, you will compare the total cost of your spell in Spell Creation Points to the </text:span><text:span text:style-name="T88">Spell Creation Point to Spell </text:span><text:span text:style-name="T92">Level</text:span><text:span text:style-name="T88"> Table</text:span><text:span text:style-name="T80"> </text:span><text:span text:style-name="T83">to determine the final mechanical spell level</text:span><text:span text:style-name="T80">.</text:span></text:p>
      <table:table table:name="Table44" table:style-name="Table44">
        <table:table-column table:style-name="Table44.A" table:number-columns-repeated="3"/>
        <table:table-row>
          <table:table-cell table:style-name="Table44.A1" office:value-type="string">
            <text:p text:style-name="P43">Name</text:p>
          </table:table-cell>
          <table:table-cell table:style-name="Table44.A1" office:value-type="string">
            <text:p text:style-name="P43">Cost <text:span text:style-name="T139">in SCP</text:span></text:p>
          </table:table-cell>
          <table:table-cell table:style-name="Table44.C1" office:value-type="string">
            <text:p text:style-name="P43">Description / Mechanic</text:p>
          </table:table-cell>
        </table:table-row>
        <table:table-row>
          <table:table-cell table:style-name="Table44.A2" office:value-type="string">
            <text:p text:style-name="P159">Range: Touch</text:p>
          </table:table-cell>
          <table:table-cell table:style-name="Table44.A2" office:value-type="string">
            <text:p text:style-name="P62"/>
          </table:table-cell>
          <table:table-cell table:style-name="Table44.C2" office:value-type="string">
            <text:p text:style-name="P62"/>
          </table:table-cell>
        </table:table-row>
        <table:table-row>
          <table:table-cell table:style-name="Table44.A2" office:value-type="string">
            <text:p text:style-name="P159">Range: Self</text:p>
          </table:table-cell>
          <table:table-cell table:style-name="Table44.A2" office:value-type="string">
            <text:p text:style-name="P62"/>
          </table:table-cell>
          <table:table-cell table:style-name="Table44.C2" office:value-type="string">
            <text:p text:style-name="P62"/>
          </table:table-cell>
        </table:table-row>
        <table:table-row>
          <table:table-cell table:style-name="Table44.A2" office:value-type="string">
            <text:p text:style-name="P159">Range: Close</text:p>
          </table:table-cell>
          <table:table-cell table:style-name="Table44.A2" office:value-type="string">
            <text:p text:style-name="P62"/>
          </table:table-cell>
          <table:table-cell table:style-name="Table44.C2" office:value-type="string">
            <text:p text:style-name="P62"/>
          </table:table-cell>
        </table:table-row>
        <table:table-row>
          <table:table-cell table:style-name="Table44.A2" office:value-type="string">
            <text:p text:style-name="P159">Range: Middle</text:p>
          </table:table-cell>
          <table:table-cell table:style-name="Table44.A2" office:value-type="string">
            <text:p text:style-name="P62"/>
          </table:table-cell>
          <table:table-cell table:style-name="Table44.C2" office:value-type="string">
            <text:p text:style-name="P62"/>
          </table:table-cell>
        </table:table-row>
        <table:table-row>
          <table:table-cell table:style-name="Table44.A2" office:value-type="string">
            <text:p text:style-name="P159">Range: Long</text:p>
          </table:table-cell>
          <table:table-cell table:style-name="Table44.A2" office:value-type="string">
            <text:p text:style-name="P62"/>
          </table:table-cell>
          <table:table-cell table:style-name="Table44.C2" office:value-type="string">
            <text:p text:style-name="P62"/>
          </table:table-cell>
        </table:table-row>
        <text:soft-page-break/>
        <table:table-row>
          <table:table-cell table:style-name="Table44.A7" office:value-type="string">
            <text:p text:style-name="P159">Range: Extreme</text:p>
          </table:table-cell>
          <table:table-cell table:style-name="Table44.A7" office:value-type="string">
            <text:p text:style-name="P62"/>
          </table:table-cell>
          <table:table-cell table:style-name="Table44.C7" office:value-type="string">
            <text:p text:style-name="P62"/>
          </table:table-cell>
        </table:table-row>
      </table:table>
      <text:p text:style-name="P84"/>
      <text:p text:style-name="P118"><text:span text:style-name="T88">Spell Creation Point to Spell </text:span><text:span text:style-name="T92">Level</text:span><text:span text:style-name="T88"> Table</text:span></text:p>
      <text:p text:style-name="P102"><text:span text:style-name="T36">Flavoring </text:span><text:span text:style-name="T37">Your</text:span><text:span text:style-name="T36"> Spell</text:span></text:p>
      <text:p text:style-name="P119"><text:span text:style-name="T89">Okay, but you </text:span><text:span text:style-name="T45">do</text:span><text:span text:style-name="T89"> </text:span><text:span text:style-name="T45">have</text:span><text:span text:style-name="T89"> spell lists, right?</text:span></text:p>
      <text:p text:style-name="P105">Yeah… </text:p>
      <text:p text:style-name="P105">I do. </text:p>
      <text:p text:style-name="P105">Dang it! </text:p>
      <text:p text:style-name="P105"/>
      <text:p text:style-name="P105">No-one <text:span text:style-name="T1">ever</text:span> wants to buy <text:span text:style-name="T19">my</text:span> <text:span text:style-name="T135">dinosaur </text:span><text:span text:style-name="T136">figurines</text:span><text:span text:style-name="T137">...</text:span></text:p>
      <text:p text:style-name="P104"/>
      <text:p text:style-name="P104">Spell lists are no longer separated by class, and instead separated by their Source <text:span text:style-name="T134">and sometimes, by a Delineation within that source, representing an interpretation of the source between classes or methods and the like</text:span>. Certain classes get access to certain Sources <text:span text:style-name="T134">or Delineations</text:span>, others don’t. </text:p>
      <text:p text:style-name="P104">It’s <text:span text:style-name="T22">modular</text:span> spell lists, instead of massive ones that repeat too much!</text:p>
      <table:table table:name="Table47" table:style-name="Table47">
        <table:table-column table:style-name="Table47.A" table:number-columns-repeated="2"/>
        <table:table-row>
          <table:table-cell table:style-name="Table47.A1" office:value-type="string">
            <text:p text:style-name="P156">Class</text:p>
          </table:table-cell>
          <table:table-cell table:style-name="Table47.B1" office:value-type="string">
            <text:p text:style-name="P156">Sources and or Delineations</text:p>
          </table:table-cell>
        </table:table-row>
        <table:table-row>
          <table:table-cell table:style-name="Table47.A2" office:value-type="string">
            <text:p text:style-name="P157">Arcane Trickster</text:p>
          </table:table-cell>
          <table:table-cell table:style-name="Table47.B2" office:value-type="string">
            <text:p text:style-name="P157">Arcane</text:p>
          </table:table-cell>
        </table:table-row>
        <table:table-row>
          <table:table-cell table:style-name="Table47.A2" office:value-type="string">
            <text:p text:style-name="P157">Artificer</text:p>
          </table:table-cell>
          <table:table-cell table:style-name="Table47.B2" office:value-type="string">
            <text:p text:style-name="P157">Arcane</text:p>
          </table:table-cell>
        </table:table-row>
        <table:table-row>
          <table:table-cell table:style-name="Table47.A2" office:value-type="string">
            <text:p text:style-name="P157">Bard</text:p>
          </table:table-cell>
          <table:table-cell table:style-name="Table47.B2" office:value-type="string">
            <text:p text:style-name="P157">Fey, Delineation: Fabrim, Arcane</text:p>
          </table:table-cell>
        </table:table-row>
        <table:table-row>
          <table:table-cell table:style-name="Table47.A2" office:value-type="string">
            <text:p text:style-name="P157">Cleric</text:p>
          </table:table-cell>
          <table:table-cell table:style-name="Table47.B2" office:value-type="string">
            <text:p text:style-name="P157">Divine, Delineation: Necrot, Delineation: Spirit</text:p>
          </table:table-cell>
        </table:table-row>
        <table:table-row>
          <table:table-cell table:style-name="Table47.A2" office:value-type="string">
            <text:p text:style-name="P157">Druid</text:p>
          </table:table-cell>
          <table:table-cell table:style-name="Table47.B2" office:value-type="string">
            <text:p text:style-name="P157">Elemental, Delineation: Spirit</text:p>
          </table:table-cell>
        </table:table-row>
        <table:table-row>
          <table:table-cell table:style-name="Table47.A2" office:value-type="string">
            <text:p text:style-name="P157">Eldritch Knight</text:p>
          </table:table-cell>
          <table:table-cell table:style-name="Table47.B2" office:value-type="string">
            <text:p text:style-name="P157">Elemental, Arcane</text:p>
          </table:table-cell>
        </table:table-row>
        <table:table-row>
          <table:table-cell table:style-name="Table47.A2" office:value-type="string">
            <text:p text:style-name="P157">Paladin</text:p>
          </table:table-cell>
          <table:table-cell table:style-name="Table47.B2" office:value-type="string">
            <text:p text:style-name="P157">Divine</text:p>
          </table:table-cell>
        </table:table-row>
        <table:table-row>
          <table:table-cell table:style-name="Table47.A2" office:value-type="string">
            <text:p text:style-name="P157">Ranger</text:p>
          </table:table-cell>
          <table:table-cell table:style-name="Table47.B2" office:value-type="string">
            <text:p text:style-name="P157">Delineation: Spirit</text:p>
          </table:table-cell>
        </table:table-row>
        <table:table-row>
          <table:table-cell table:style-name="Table47.A2" office:value-type="string">
            <text:p text:style-name="P157">Sorcerer</text:p>
          </table:table-cell>
          <table:table-cell table:style-name="Table47.B2" office:value-type="string">
            <text:p text:style-name="P157">A Source or Delineation of your choice based on your subclass</text:p>
          </table:table-cell>
        </table:table-row>
        <table:table-row>
          <table:table-cell table:style-name="Table47.A2" office:value-type="string">
            <text:p text:style-name="P157">Warlock</text:p>
          </table:table-cell>
          <table:table-cell table:style-name="Table47.B2" office:value-type="string">
            <text:p text:style-name="P157">A Source or Delineation of your choice based on your subclass</text:p>
          </table:table-cell>
        </table:table-row>
        <table:table-row>
          <table:table-cell table:style-name="Table47.A2" office:value-type="string">
            <text:p text:style-name="P157">Wizard</text:p>
          </table:table-cell>
          <table:table-cell table:style-name="Table47.B2" office:value-type="string">
            <text:p text:style-name="P157">Elemental, Fey, Arcane</text:p>
            <text:p text:style-name="P158">or</text:p>
            <text:p text:style-name="P157"><text:span text:style-name="T140">Arcane and </text:span>A Source or Delineation of <text:soft-page-break/>your choice based on your subclass</text:p>
          </table:table-cell>
        </table:table-row>
      </table:table>
      <text:p text:style-name="P68"/>
      <text:p text:style-name="P8">Elemental</text:p>
      <table:table table:name="Table12" table:style-name="Table12">
        <table:table-column table:style-name="Table12.A"/>
        <table:table-column table:style-name="Table12.B"/>
        <table:table-row>
          <table:table-cell table:style-name="Table12.A1" office:value-type="string">
            <text:p text:style-name="P55">Cantrips</text:p>
          </table:table-cell>
          <table:table-cell table:style-name="Table12.B1" office:value-type="string">
            <text:p text:style-name="P55">Epic Magics</text:p>
          </table:table-cell>
        </table:table-row>
        <table:table-row>
          <table:table-cell table:style-name="Table12.A2" office:value-type="string">
            <text:p text:style-name="P41"/>
          </table:table-cell>
          <table:table-cell table:style-name="Table12.B2" office:value-type="string">
            <text:p text:style-name="P41"/>
          </table:table-cell>
        </table:table-row>
      </table:table>
      <table:table table:name="Table13" table:style-name="Table13">
        <table:table-column table:style-name="Table13.A" table:number-columns-repeated="3"/>
        <table:table-row>
          <table:table-cell table:style-name="Table13.A1" office:value-type="string">
            <text:p text:style-name="P58">Spell Level One</text:p>
          </table:table-cell>
          <table:table-cell table:style-name="Table13.A1" office:value-type="string">
            <text:p text:style-name="P58">Spell Level Two</text:p>
          </table:table-cell>
          <table:table-cell table:style-name="Table13.C1" office:value-type="string">
            <text:p text:style-name="P58">Spell Level Three</text:p>
          </table:table-cell>
        </table:table-row>
        <table:table-row>
          <table:table-cell table:style-name="Table13.A2" office:value-type="string">
            <text:p text:style-name="P41"/>
          </table:table-cell>
          <table:table-cell table:style-name="Table13.A2" office:value-type="string">
            <text:p text:style-name="P41"/>
          </table:table-cell>
          <table:table-cell table:style-name="Table13.C2" office:value-type="string">
            <text:p text:style-name="P41"/>
          </table:table-cell>
        </table:table-row>
      </table:table>
      <table:table table:name="Table14" table:style-name="Table14">
        <table:table-column table:style-name="Table14.A" table:number-columns-repeated="3"/>
        <table:table-row>
          <table:table-cell table:style-name="Table14.A1" office:value-type="string">
            <text:p text:style-name="P58">Spell Level Four</text:p>
          </table:table-cell>
          <table:table-cell table:style-name="Table14.A1" office:value-type="string">
            <text:p text:style-name="P58">Spell Level Five</text:p>
          </table:table-cell>
          <table:table-cell table:style-name="Table14.C1" office:value-type="string">
            <text:p text:style-name="P58">Spell Level Six</text:p>
          </table:table-cell>
        </table:table-row>
        <table:table-row>
          <table:table-cell table:style-name="Table14.A2" office:value-type="string">
            <text:p text:style-name="P41"/>
          </table:table-cell>
          <table:table-cell table:style-name="Table14.A2" office:value-type="string">
            <text:p text:style-name="P41"/>
          </table:table-cell>
          <table:table-cell table:style-name="Table14.C2" office:value-type="string">
            <text:p text:style-name="P41"/>
          </table:table-cell>
        </table:table-row>
      </table:table>
      <table:table table:name="Table15" table:style-name="Table15">
        <table:table-column table:style-name="Table15.A" table:number-columns-repeated="3"/>
        <table:table-row>
          <table:table-cell table:style-name="Table15.A1" office:value-type="string">
            <text:p text:style-name="P58">Spell Level Seven</text:p>
          </table:table-cell>
          <table:table-cell table:style-name="Table15.A1" office:value-type="string">
            <text:p text:style-name="P58">Spell Level Eight</text:p>
          </table:table-cell>
          <table:table-cell table:style-name="Table15.C1" office:value-type="string">
            <text:p text:style-name="P58">Spell Level Nine</text:p>
          </table:table-cell>
        </table:table-row>
        <table:table-row>
          <table:table-cell table:style-name="Table15.A2" office:value-type="string">
            <text:p text:style-name="P41"/>
          </table:table-cell>
          <table:table-cell table:style-name="Table15.A2" office:value-type="string">
            <text:p text:style-name="P41"/>
          </table:table-cell>
          <table:table-cell table:style-name="Table15.C2" office:value-type="string">
            <text:p text:style-name="P41"/>
          </table:table-cell>
        </table:table-row>
      </table:table>
      <text:p text:style-name="P68"/>
      <text:p text:style-name="P71">Delineation: Spirit</text:p>
      <table:table table:name="Table20" table:style-name="Table20">
        <table:table-column table:style-name="Table20.A"/>
        <table:table-column table:style-name="Table20.B"/>
        <table:table-row>
          <table:table-cell table:style-name="Table20.A1" office:value-type="string">
            <text:p text:style-name="P57">Cantrips</text:p>
          </table:table-cell>
          <table:table-cell table:style-name="Table20.B1" office:value-type="string">
            <text:p text:style-name="P57">Epic Magics</text:p>
          </table:table-cell>
        </table:table-row>
        <table:table-row>
          <table:table-cell table:style-name="Table20.A2" office:value-type="string">
            <text:p text:style-name="P61"/>
          </table:table-cell>
          <table:table-cell table:style-name="Table20.B2" office:value-type="string">
            <text:p text:style-name="P61"/>
          </table:table-cell>
        </table:table-row>
      </table:table>
      <table:table table:name="Table21" table:style-name="Table21">
        <table:table-column table:style-name="Table21.A" table:number-columns-repeated="3"/>
        <table:table-row>
          <table:table-cell table:style-name="Table21.A1" office:value-type="string">
            <text:p text:style-name="P59">Spell Level One</text:p>
          </table:table-cell>
          <table:table-cell table:style-name="Table21.A1" office:value-type="string">
            <text:p text:style-name="P59">Spell Level Two</text:p>
          </table:table-cell>
          <table:table-cell table:style-name="Table21.C1" office:value-type="string">
            <text:p text:style-name="P59">Spell Level Three</text:p>
          </table:table-cell>
        </table:table-row>
        <table:table-row>
          <table:table-cell table:style-name="Table21.A2" office:value-type="string">
            <text:p text:style-name="P61"/>
          </table:table-cell>
          <table:table-cell table:style-name="Table21.A2" office:value-type="string">
            <text:p text:style-name="P61"/>
          </table:table-cell>
          <table:table-cell table:style-name="Table21.C2" office:value-type="string">
            <text:p text:style-name="P61"/>
          </table:table-cell>
        </table:table-row>
      </table:table>
      <table:table table:name="Table22" table:style-name="Table22">
        <table:table-column table:style-name="Table22.A" table:number-columns-repeated="3"/>
        <table:table-row>
          <table:table-cell table:style-name="Table22.A1" office:value-type="string">
            <text:p text:style-name="P59">Spell Level Four</text:p>
          </table:table-cell>
          <table:table-cell table:style-name="Table22.A1" office:value-type="string">
            <text:p text:style-name="P59">Spell Level Five</text:p>
          </table:table-cell>
          <table:table-cell table:style-name="Table22.C1" office:value-type="string">
            <text:p text:style-name="P59">Spell Level Six</text:p>
          </table:table-cell>
        </table:table-row>
        <table:table-row>
          <table:table-cell table:style-name="Table22.A2" office:value-type="string">
            <text:p text:style-name="P61"/>
          </table:table-cell>
          <table:table-cell table:style-name="Table22.A2" office:value-type="string">
            <text:p text:style-name="P61"/>
          </table:table-cell>
          <table:table-cell table:style-name="Table22.C2" office:value-type="string">
            <text:p text:style-name="P61"/>
          </table:table-cell>
        </table:table-row>
      </table:table>
      <table:table table:name="Table23" table:style-name="Table23">
        <table:table-column table:style-name="Table23.A" table:number-columns-repeated="3"/>
        <table:table-row>
          <table:table-cell table:style-name="Table23.A1" office:value-type="string">
            <text:p text:style-name="P59">Spell Level Seven</text:p>
          </table:table-cell>
          <table:table-cell table:style-name="Table23.A1" office:value-type="string">
            <text:p text:style-name="P59">Spell Level Eight</text:p>
          </table:table-cell>
          <table:table-cell table:style-name="Table23.C1" office:value-type="string">
            <text:p text:style-name="P59">Spell Level Nine</text:p>
          </table:table-cell>
        </table:table-row>
        <table:table-row>
          <table:table-cell table:style-name="Table23.A2" office:value-type="string">
            <text:p text:style-name="P61"/>
          </table:table-cell>
          <table:table-cell table:style-name="Table23.A2" office:value-type="string">
            <text:p text:style-name="P61"/>
          </table:table-cell>
          <table:table-cell table:style-name="Table23.C2" office:value-type="string">
            <text:p text:style-name="P61"/>
          </table:table-cell>
        </table:table-row>
      </table:table>
      <text:p text:style-name="P70"/>
      <text:p text:style-name="P7">Fey</text:p>
      <table:table table:name="Table16" table:style-name="Table16">
        <table:table-column table:style-name="Table16.A"/>
        <table:table-column table:style-name="Table16.B"/>
        <table:table-row>
          <table:table-cell table:style-name="Table16.A1" office:value-type="string">
            <text:p text:style-name="P56">Cantrips</text:p>
          </table:table-cell>
          <table:table-cell table:style-name="Table16.B1" office:value-type="string">
            <text:p text:style-name="P56">Epic Magics</text:p>
          </table:table-cell>
        </table:table-row>
        <table:table-row>
          <table:table-cell table:style-name="Table16.A2" office:value-type="string">
            <text:p text:style-name="P60"/>
          </table:table-cell>
          <table:table-cell table:style-name="Table16.B2" office:value-type="string">
            <text:p text:style-name="P60"/>
          </table:table-cell>
        </table:table-row>
      </table:table>
      <table:table table:name="Table17" table:style-name="Table17">
        <table:table-column table:style-name="Table17.A" table:number-columns-repeated="3"/>
        <table:table-row>
          <table:table-cell table:style-name="Table17.A1" office:value-type="string">
            <text:p text:style-name="P58">Spell Level One</text:p>
          </table:table-cell>
          <table:table-cell table:style-name="Table17.A1" office:value-type="string">
            <text:p text:style-name="P58">Spell Level Two</text:p>
          </table:table-cell>
          <table:table-cell table:style-name="Table17.C1" office:value-type="string">
            <text:p text:style-name="P58">Spell Level Three</text:p>
          </table:table-cell>
        </table:table-row>
        <table:table-row>
          <table:table-cell table:style-name="Table17.A2" office:value-type="string">
            <text:p text:style-name="P60"/>
          </table:table-cell>
          <table:table-cell table:style-name="Table17.A2" office:value-type="string">
            <text:p text:style-name="P60"/>
          </table:table-cell>
          <table:table-cell table:style-name="Table17.C2" office:value-type="string">
            <text:p text:style-name="P60"/>
          </table:table-cell>
        </table:table-row>
      </table:table>
      <table:table table:name="Table18" table:style-name="Table18">
        <table:table-column table:style-name="Table18.A" table:number-columns-repeated="3"/>
        <table:table-row>
          <table:table-cell table:style-name="Table18.A1" office:value-type="string">
            <text:p text:style-name="P58">Spell Level Four</text:p>
          </table:table-cell>
          <table:table-cell table:style-name="Table18.A1" office:value-type="string">
            <text:p text:style-name="P58">Spell Level Five</text:p>
          </table:table-cell>
          <table:table-cell table:style-name="Table18.C1" office:value-type="string">
            <text:p text:style-name="P58">Spell Level Six</text:p>
          </table:table-cell>
        </table:table-row>
        <table:table-row>
          <table:table-cell table:style-name="Table18.A2" office:value-type="string">
            <text:p text:style-name="P60"/>
          </table:table-cell>
          <table:table-cell table:style-name="Table18.A2" office:value-type="string">
            <text:p text:style-name="P60"/>
          </table:table-cell>
          <table:table-cell table:style-name="Table18.C2" office:value-type="string">
            <text:p text:style-name="P60"/>
          </table:table-cell>
        </table:table-row>
      </table:table>
      <table:table table:name="Table19" table:style-name="Table19">
        <table:table-column table:style-name="Table19.A" table:number-columns-repeated="3"/>
        <table:table-row>
          <table:table-cell table:style-name="Table19.A1" office:value-type="string">
            <text:p text:style-name="P58">Spell Level Seven</text:p>
          </table:table-cell>
          <table:table-cell table:style-name="Table19.A1" office:value-type="string">
            <text:p text:style-name="P58">Spell Level Eight</text:p>
          </table:table-cell>
          <table:table-cell table:style-name="Table19.C1" office:value-type="string">
            <text:p text:style-name="P58">Spell Level Nine</text:p>
          </table:table-cell>
        </table:table-row>
        <table:table-row>
          <table:table-cell table:style-name="Table19.A2" office:value-type="string">
            <text:p text:style-name="P60"/>
          </table:table-cell>
          <table:table-cell table:style-name="Table19.A2" office:value-type="string">
            <text:p text:style-name="P60"/>
          </table:table-cell>
          <table:table-cell table:style-name="Table19.C2" office:value-type="string">
            <text:p text:style-name="P60"/>
          </table:table-cell>
        </table:table-row>
      </table:table>
      <text:p text:style-name="P69"/>
      <text:p text:style-name="P71">Delineation: Fabrim</text:p>
      <table:table table:name="Table24" table:style-name="Table24">
        <table:table-column table:style-name="Table24.A"/>
        <table:table-column table:style-name="Table24.B"/>
        <table:table-row>
          <table:table-cell table:style-name="Table24.A1" office:value-type="string">
            <text:p text:style-name="P57">Cantrips</text:p>
          </table:table-cell>
          <table:table-cell table:style-name="Table24.B1" office:value-type="string">
            <text:p text:style-name="P57">Epic Magics</text:p>
          </table:table-cell>
        </table:table-row>
        <table:table-row>
          <table:table-cell table:style-name="Table24.A2" office:value-type="string">
            <text:p text:style-name="P61"/>
          </table:table-cell>
          <table:table-cell table:style-name="Table24.B2" office:value-type="string">
            <text:p text:style-name="P61"/>
          </table:table-cell>
        </table:table-row>
      </table:table>
      <table:table table:name="Table25" table:style-name="Table25">
        <table:table-column table:style-name="Table25.A" table:number-columns-repeated="3"/>
        <table:table-row>
          <table:table-cell table:style-name="Table25.A1" office:value-type="string">
            <text:p text:style-name="P59">Spell Level One</text:p>
          </table:table-cell>
          <table:table-cell table:style-name="Table25.A1" office:value-type="string">
            <text:p text:style-name="P59">Spell Level Two</text:p>
          </table:table-cell>
          <table:table-cell table:style-name="Table25.C1" office:value-type="string">
            <text:p text:style-name="P59">Spell Level Three</text:p>
          </table:table-cell>
        </table:table-row>
        <table:table-row>
          <table:table-cell table:style-name="Table25.A2" office:value-type="string">
            <text:p text:style-name="P61"/>
          </table:table-cell>
          <table:table-cell table:style-name="Table25.A2" office:value-type="string">
            <text:p text:style-name="P61"/>
          </table:table-cell>
          <table:table-cell table:style-name="Table25.C2" office:value-type="string">
            <text:p text:style-name="P61"/>
          </table:table-cell>
        </table:table-row>
      </table:table>
      <table:table table:name="Table26" table:style-name="Table26">
        <table:table-column table:style-name="Table26.A" table:number-columns-repeated="3"/>
        <table:table-row>
          <table:table-cell table:style-name="Table26.A1" office:value-type="string">
            <text:p text:style-name="P59">Spell Level Four</text:p>
          </table:table-cell>
          <table:table-cell table:style-name="Table26.A1" office:value-type="string">
            <text:p text:style-name="P59">Spell Level Five</text:p>
          </table:table-cell>
          <table:table-cell table:style-name="Table26.C1" office:value-type="string">
            <text:p text:style-name="P59">Spell Level Six</text:p>
          </table:table-cell>
        </table:table-row>
        <table:table-row>
          <table:table-cell table:style-name="Table26.A2" office:value-type="string">
            <text:p text:style-name="P61"/>
          </table:table-cell>
          <table:table-cell table:style-name="Table26.A2" office:value-type="string">
            <text:p text:style-name="P61"/>
          </table:table-cell>
          <table:table-cell table:style-name="Table26.C2" office:value-type="string">
            <text:p text:style-name="P61"/>
          </table:table-cell>
        </table:table-row>
      </table:table>
      <table:table table:name="Table27" table:style-name="Table27">
        <table:table-column table:style-name="Table27.A" table:number-columns-repeated="3"/>
        <table:table-row>
          <table:table-cell table:style-name="Table27.A1" office:value-type="string">
            <text:p text:style-name="P59">Spell Level Seven</text:p>
          </table:table-cell>
          <table:table-cell table:style-name="Table27.A1" office:value-type="string">
            <text:p text:style-name="P59">Spell Level Eight</text:p>
          </table:table-cell>
          <table:table-cell table:style-name="Table27.C1" office:value-type="string">
            <text:p text:style-name="P59">Spell Level Nine</text:p>
          </table:table-cell>
        </table:table-row>
        <table:table-row>
          <table:table-cell table:style-name="Table27.A2" office:value-type="string">
            <text:p text:style-name="P61"/>
          </table:table-cell>
          <table:table-cell table:style-name="Table27.A2" office:value-type="string">
            <text:p text:style-name="P61"/>
          </table:table-cell>
          <table:table-cell table:style-name="Table27.C2" office:value-type="string">
            <text:p text:style-name="P61"/>
          </table:table-cell>
        </table:table-row>
      </table:table>
      <text:p text:style-name="P70"/>
      <text:p text:style-name="P9">Divine</text:p>
      <table:table table:name="Table28" table:style-name="Table28">
        <table:table-column table:style-name="Table28.A"/>
        <table:table-column table:style-name="Table28.B"/>
        <table:table-row>
          <table:table-cell table:style-name="Table28.A1" office:value-type="string">
            <text:p text:style-name="P57">Cantrips</text:p>
          </table:table-cell>
          <table:table-cell table:style-name="Table28.B1" office:value-type="string">
            <text:p text:style-name="P57">Epic Magics</text:p>
          </table:table-cell>
        </table:table-row>
        <table:table-row>
          <table:table-cell table:style-name="Table28.A2" office:value-type="string">
            <text:p text:style-name="P61"/>
          </table:table-cell>
          <table:table-cell table:style-name="Table28.B2" office:value-type="string">
            <text:p text:style-name="P61"/>
          </table:table-cell>
        </table:table-row>
      </table:table>
      <table:table table:name="Table29" table:style-name="Table29">
        <table:table-column table:style-name="Table29.A" table:number-columns-repeated="3"/>
        <table:table-row>
          <table:table-cell table:style-name="Table29.A1" office:value-type="string">
            <text:p text:style-name="P59">Spell Level One</text:p>
          </table:table-cell>
          <table:table-cell table:style-name="Table29.A1" office:value-type="string">
            <text:p text:style-name="P59">Spell Level Two</text:p>
          </table:table-cell>
          <table:table-cell table:style-name="Table29.C1" office:value-type="string">
            <text:p text:style-name="P59">Spell Level Three</text:p>
          </table:table-cell>
        </table:table-row>
        <table:table-row>
          <table:table-cell table:style-name="Table29.A2" office:value-type="string">
            <text:p text:style-name="P61"/>
          </table:table-cell>
          <table:table-cell table:style-name="Table29.A2" office:value-type="string">
            <text:p text:style-name="P61"/>
          </table:table-cell>
          <table:table-cell table:style-name="Table29.C2" office:value-type="string">
            <text:p text:style-name="P61"/>
          </table:table-cell>
        </table:table-row>
      </table:table>
      <table:table table:name="Table30" table:style-name="Table30">
        <table:table-column table:style-name="Table30.A" table:number-columns-repeated="3"/>
        <table:table-row>
          <table:table-cell table:style-name="Table30.A1" office:value-type="string">
            <text:p text:style-name="P59">Spell Level Four</text:p>
          </table:table-cell>
          <table:table-cell table:style-name="Table30.A1" office:value-type="string">
            <text:p text:style-name="P59">Spell Level Five</text:p>
          </table:table-cell>
          <table:table-cell table:style-name="Table30.C1" office:value-type="string">
            <text:p text:style-name="P59">Spell Level Six</text:p>
          </table:table-cell>
        </table:table-row>
        <table:table-row>
          <table:table-cell table:style-name="Table30.A2" office:value-type="string">
            <text:p text:style-name="P61"/>
          </table:table-cell>
          <table:table-cell table:style-name="Table30.A2" office:value-type="string">
            <text:p text:style-name="P61"/>
          </table:table-cell>
          <table:table-cell table:style-name="Table30.C2" office:value-type="string">
            <text:p text:style-name="P61"/>
          </table:table-cell>
        </table:table-row>
      </table:table>
      <table:table table:name="Table31" table:style-name="Table31">
        <table:table-column table:style-name="Table31.A" table:number-columns-repeated="3"/>
        <table:table-row>
          <table:table-cell table:style-name="Table31.A1" office:value-type="string">
            <text:p text:style-name="P59">Spell Level Seven</text:p>
          </table:table-cell>
          <table:table-cell table:style-name="Table31.A1" office:value-type="string">
            <text:p text:style-name="P59">Spell Level Eight</text:p>
          </table:table-cell>
          <table:table-cell table:style-name="Table31.C1" office:value-type="string">
            <text:p text:style-name="P59">Spell Level Nine</text:p>
          </table:table-cell>
        </table:table-row>
        <table:table-row>
          <table:table-cell table:style-name="Table31.A2" office:value-type="string">
            <text:p text:style-name="P61"/>
          </table:table-cell>
          <table:table-cell table:style-name="Table31.A2" office:value-type="string">
            <text:p text:style-name="P61"/>
          </table:table-cell>
          <table:table-cell table:style-name="Table31.C2" office:value-type="string">
            <text:p text:style-name="P61"/>
          </table:table-cell>
        </table:table-row>
      </table:table>
      <text:p text:style-name="Text_20_body"/>
      <text:p text:style-name="P97">Delineation: Necrot</text:p>
      <table:table table:name="Table40" table:style-name="Table40">
        <table:table-column table:style-name="Table40.A"/>
        <table:table-column table:style-name="Table40.B"/>
        <table:table-row>
          <table:table-cell table:style-name="Table40.A1" office:value-type="string">
            <text:p text:style-name="P57">Cantrips</text:p>
          </table:table-cell>
          <table:table-cell table:style-name="Table40.B1" office:value-type="string">
            <text:p text:style-name="P57">Epic Magics</text:p>
          </table:table-cell>
        </table:table-row>
        <table:table-row>
          <table:table-cell table:style-name="Table40.A2" office:value-type="string">
            <text:p text:style-name="P61"/>
          </table:table-cell>
          <table:table-cell table:style-name="Table40.B2" office:value-type="string">
            <text:p text:style-name="P61"/>
          </table:table-cell>
        </table:table-row>
      </table:table>
      <table:table table:name="Table41" table:style-name="Table41">
        <table:table-column table:style-name="Table41.A" table:number-columns-repeated="3"/>
        <table:table-row>
          <table:table-cell table:style-name="Table41.A1" office:value-type="string">
            <text:p text:style-name="P59">Spell Level One</text:p>
          </table:table-cell>
          <table:table-cell table:style-name="Table41.A1" office:value-type="string">
            <text:p text:style-name="P59">Spell Level Two</text:p>
          </table:table-cell>
          <table:table-cell table:style-name="Table41.C1" office:value-type="string">
            <text:p text:style-name="P59">Spell Level Three</text:p>
          </table:table-cell>
        </table:table-row>
        <table:table-row>
          <table:table-cell table:style-name="Table41.A2" office:value-type="string">
            <text:p text:style-name="P61"/>
          </table:table-cell>
          <table:table-cell table:style-name="Table41.A2" office:value-type="string">
            <text:p text:style-name="P61"/>
          </table:table-cell>
          <table:table-cell table:style-name="Table41.C2" office:value-type="string">
            <text:p text:style-name="P61"/>
          </table:table-cell>
        </table:table-row>
      </table:table>
      <table:table table:name="Table42" table:style-name="Table42">
        <table:table-column table:style-name="Table42.A" table:number-columns-repeated="3"/>
        <table:table-row>
          <table:table-cell table:style-name="Table42.A1" office:value-type="string">
            <text:p text:style-name="P59">Spell Level Four</text:p>
          </table:table-cell>
          <table:table-cell table:style-name="Table42.A1" office:value-type="string">
            <text:p text:style-name="P59">Spell Level Five</text:p>
          </table:table-cell>
          <table:table-cell table:style-name="Table42.C1" office:value-type="string">
            <text:p text:style-name="P59">Spell Level Six</text:p>
          </table:table-cell>
        </table:table-row>
        <table:table-row>
          <table:table-cell table:style-name="Table42.A2" office:value-type="string">
            <text:p text:style-name="P61"/>
          </table:table-cell>
          <table:table-cell table:style-name="Table42.A2" office:value-type="string">
            <text:p text:style-name="P61"/>
          </table:table-cell>
          <table:table-cell table:style-name="Table42.C2" office:value-type="string">
            <text:p text:style-name="P61"/>
          </table:table-cell>
        </table:table-row>
      </table:table>
      <table:table table:name="Table43" table:style-name="Table43">
        <table:table-column table:style-name="Table43.A" table:number-columns-repeated="3"/>
        <table:table-row>
          <table:table-cell table:style-name="Table43.A1" office:value-type="string">
            <text:p text:style-name="P59">Spell Level Seven</text:p>
          </table:table-cell>
          <table:table-cell table:style-name="Table43.A1" office:value-type="string">
            <text:p text:style-name="P59">Spell Level Eight</text:p>
          </table:table-cell>
          <table:table-cell table:style-name="Table43.C1" office:value-type="string">
            <text:p text:style-name="P59">Spell Level Nine</text:p>
          </table:table-cell>
        </table:table-row>
        <table:table-row>
          <table:table-cell table:style-name="Table43.A2" office:value-type="string">
            <text:p text:style-name="P61"/>
          </table:table-cell>
          <table:table-cell table:style-name="Table43.A2" office:value-type="string">
            <text:p text:style-name="P61"/>
          </table:table-cell>
          <table:table-cell table:style-name="Table43.C2" office:value-type="string">
            <text:p text:style-name="P61"/>
          </table:table-cell>
        </table:table-row>
      </table:table>
      <text:p text:style-name="P70"/>
      <text:p text:style-name="P67"/>
      <text:p text:style-name="P9">Arcane</text:p>
      <table:table table:name="Table32" table:style-name="Table32">
        <table:table-column table:style-name="Table32.A"/>
        <table:table-column table:style-name="Table32.B"/>
        <table:table-row>
          <table:table-cell table:style-name="Table32.A1" office:value-type="string">
            <text:p text:style-name="P57">Cantrips</text:p>
          </table:table-cell>
          <table:table-cell table:style-name="Table32.B1" office:value-type="string">
            <text:p text:style-name="P57">Epic Magics</text:p>
          </table:table-cell>
        </table:table-row>
        <table:table-row>
          <table:table-cell table:style-name="Table32.A2" office:value-type="string">
            <text:p text:style-name="P61"/>
          </table:table-cell>
          <table:table-cell table:style-name="Table32.B2" office:value-type="string">
            <text:p text:style-name="P61"/>
          </table:table-cell>
        </table:table-row>
      </table:table>
      <table:table table:name="Table33" table:style-name="Table33">
        <table:table-column table:style-name="Table33.A" table:number-columns-repeated="3"/>
        <table:table-row>
          <table:table-cell table:style-name="Table33.A1" office:value-type="string">
            <text:p text:style-name="P59">Spell Level One</text:p>
          </table:table-cell>
          <table:table-cell table:style-name="Table33.A1" office:value-type="string">
            <text:p text:style-name="P59">Spell Level Two</text:p>
          </table:table-cell>
          <table:table-cell table:style-name="Table33.C1" office:value-type="string">
            <text:p text:style-name="P59">Spell Level Three</text:p>
          </table:table-cell>
        </table:table-row>
        <table:table-row>
          <table:table-cell table:style-name="Table33.A2" office:value-type="string">
            <text:p text:style-name="P61"/>
          </table:table-cell>
          <table:table-cell table:style-name="Table33.A2" office:value-type="string">
            <text:p text:style-name="P61"/>
          </table:table-cell>
          <table:table-cell table:style-name="Table33.C2" office:value-type="string">
            <text:p text:style-name="P61"/>
          </table:table-cell>
        </table:table-row>
      </table:table>
      <table:table table:name="Table34" table:style-name="Table34">
        <table:table-column table:style-name="Table34.A" table:number-columns-repeated="3"/>
        <table:table-row>
          <table:table-cell table:style-name="Table34.A1" office:value-type="string">
            <text:p text:style-name="P59">Spell Level Four</text:p>
          </table:table-cell>
          <table:table-cell table:style-name="Table34.A1" office:value-type="string">
            <text:p text:style-name="P59">Spell Level Five</text:p>
          </table:table-cell>
          <table:table-cell table:style-name="Table34.C1" office:value-type="string">
            <text:p text:style-name="P59">Spell Level Six</text:p>
          </table:table-cell>
        </table:table-row>
        <table:table-row>
          <table:table-cell table:style-name="Table34.A2" office:value-type="string">
            <text:p text:style-name="P61"/>
          </table:table-cell>
          <table:table-cell table:style-name="Table34.A2" office:value-type="string">
            <text:p text:style-name="P61"/>
          </table:table-cell>
          <table:table-cell table:style-name="Table34.C2" office:value-type="string">
            <text:p text:style-name="P61"/>
          </table:table-cell>
        </table:table-row>
      </table:table>
      <table:table table:name="Table35" table:style-name="Table35">
        <table:table-column table:style-name="Table35.A" table:number-columns-repeated="3"/>
        <table:table-row>
          <table:table-cell table:style-name="Table35.A1" office:value-type="string">
            <text:p text:style-name="P59">Spell Level Seven</text:p>
          </table:table-cell>
          <table:table-cell table:style-name="Table35.A1" office:value-type="string">
            <text:p text:style-name="P59">Spell Level Eight</text:p>
          </table:table-cell>
          <table:table-cell table:style-name="Table35.C1" office:value-type="string">
            <text:p text:style-name="P59">Spell Level Nine</text:p>
          </table:table-cell>
        </table:table-row>
        <table:table-row>
          <table:table-cell table:style-name="Table35.A2" office:value-type="string">
            <text:p text:style-name="P61"/>
          </table:table-cell>
          <table:table-cell table:style-name="Table35.A2" office:value-type="string">
            <text:p text:style-name="P61"/>
          </table:table-cell>
          <table:table-cell table:style-name="Table35.C2" office:value-type="string">
            <text:p text:style-name="P61"/>
          </table:table-cell>
        </table:table-row>
      </table:table>
      <text:p text:style-name="Text_20_body"/>
      <text:p text:style-name="P97">Delineation: Dunam</text:p>
      <table:table table:name="Table36" table:style-name="Table36">
        <table:table-column table:style-name="Table36.A"/>
        <table:table-column table:style-name="Table36.B"/>
        <table:table-row>
          <table:table-cell table:style-name="Table36.A1" office:value-type="string">
            <text:p text:style-name="P57">Cantrips</text:p>
          </table:table-cell>
          <table:table-cell table:style-name="Table36.B1" office:value-type="string">
            <text:p text:style-name="P57">Epic Magics</text:p>
          </table:table-cell>
        </table:table-row>
        <table:table-row>
          <table:table-cell table:style-name="Table36.A2" office:value-type="string">
            <text:p text:style-name="P61"/>
          </table:table-cell>
          <table:table-cell table:style-name="Table36.B2" office:value-type="string">
            <text:p text:style-name="P61"/>
          </table:table-cell>
        </table:table-row>
      </table:table>
      <table:table table:name="Table37" table:style-name="Table37">
        <table:table-column table:style-name="Table37.A" table:number-columns-repeated="3"/>
        <table:table-row>
          <table:table-cell table:style-name="Table37.A1" office:value-type="string">
            <text:p text:style-name="P59">Spell Level One</text:p>
          </table:table-cell>
          <table:table-cell table:style-name="Table37.A1" office:value-type="string">
            <text:p text:style-name="P59">Spell Level Two</text:p>
          </table:table-cell>
          <table:table-cell table:style-name="Table37.C1" office:value-type="string">
            <text:p text:style-name="P59">Spell Level Three</text:p>
          </table:table-cell>
        </table:table-row>
        <table:table-row>
          <table:table-cell table:style-name="Table37.A2" office:value-type="string">
            <text:p text:style-name="P61"/>
          </table:table-cell>
          <table:table-cell table:style-name="Table37.A2" office:value-type="string">
            <text:p text:style-name="P61"/>
          </table:table-cell>
          <table:table-cell table:style-name="Table37.C2" office:value-type="string">
            <text:p text:style-name="P61"/>
          </table:table-cell>
        </table:table-row>
      </table:table>
      <table:table table:name="Table38" table:style-name="Table38">
        <table:table-column table:style-name="Table38.A" table:number-columns-repeated="3"/>
        <table:table-row>
          <table:table-cell table:style-name="Table38.A1" office:value-type="string">
            <text:p text:style-name="P59">Spell Level Four</text:p>
          </table:table-cell>
          <table:table-cell table:style-name="Table38.A1" office:value-type="string">
            <text:p text:style-name="P59">Spell Level Five</text:p>
          </table:table-cell>
          <table:table-cell table:style-name="Table38.C1" office:value-type="string">
            <text:p text:style-name="P59">Spell Level Six</text:p>
          </table:table-cell>
        </table:table-row>
        <table:table-row>
          <table:table-cell table:style-name="Table38.A2" office:value-type="string">
            <text:p text:style-name="P61"/>
          </table:table-cell>
          <table:table-cell table:style-name="Table38.A2" office:value-type="string">
            <text:p text:style-name="P61"/>
          </table:table-cell>
          <table:table-cell table:style-name="Table38.C2" office:value-type="string">
            <text:p text:style-name="P61"/>
          </table:table-cell>
        </table:table-row>
      </table:table>
      <table:table table:name="Table39" table:style-name="Table39">
        <table:table-column table:style-name="Table39.A" table:number-columns-repeated="3"/>
        <table:table-row>
          <table:table-cell table:style-name="Table39.A1" office:value-type="string">
            <text:p text:style-name="P59">Spell Level Seven</text:p>
          </table:table-cell>
          <table:table-cell table:style-name="Table39.A1" office:value-type="string">
            <text:p text:style-name="P59">Spell Level Eight</text:p>
          </table:table-cell>
          <table:table-cell table:style-name="Table39.C1" office:value-type="string">
            <text:p text:style-name="P59">Spell Level Nine</text:p>
          </table:table-cell>
        </table:table-row>
        <table:table-row>
          <table:table-cell table:style-name="Table39.A2" office:value-type="string">
            <text:p text:style-name="P61"/>
          </table:table-cell>
          <table:table-cell table:style-name="Table39.A2" office:value-type="string">
            <text:p text:style-name="P61"/>
          </table:table-cell>
          <table:table-cell table:style-name="Table39.C2" office:value-type="string">
            <text:p text:style-name="P61"/>
          </table:table-cell>
        </table:table-row>
      </table:table>
      <text:p text:style-name="P70"/>
      <text:h text:style-name="P142"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2">Terrain</text:p>
          </table:table-cell>
          <table:table-cell table:style-name="Table7.A1" office:value-type="string">
            <text:p text:style-name="P42">Speed Modifier</text:p>
          </table:table-cell>
          <table:table-cell table:style-name="Table7.A1" office:value-type="string">
            <text:p text:style-name="P42">Navigation DC</text:p>
          </table:table-cell>
          <table:table-cell table:style-name="Table7.D1" office:value-type="string">
            <text:p text:style-name="P42">Foraging DC</text:p>
          </table:table-cell>
        </table:table-row>
        <table:table-row>
          <table:table-cell table:style-name="Table7.A2" office:value-type="string">
            <text:p text:style-name="P53">Desert</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18</text:p>
          </table:table-cell>
        </table:table-row>
        <table:table-row>
          <table:table-cell table:style-name="Table7.A2" office:value-type="string">
            <text:p text:style-name="P53">Forest (sparse)</text:p>
          </table:table-cell>
          <table:table-cell table:style-name="Table7.A2" office:value-type="string">
            <text:p text:style-name="P53">x1</text:p>
          </table:table-cell>
          <table:table-cell table:style-name="Table7.A2" office:value-type="string">
            <text:p text:style-name="P53">14</text:p>
          </table:table-cell>
          <table:table-cell table:style-name="Table7.D2" office:value-type="string">
            <text:p text:style-name="P53">14</text:p>
          </table:table-cell>
        </table:table-row>
        <table:table-row>
          <table:table-cell table:style-name="Table7.A2" office:value-type="string">
            <text:p text:style-name="P53">Forest (dense)</text:p>
          </table:table-cell>
          <table:table-cell table:style-name="Table7.A2" office:value-type="string">
            <text:p text:style-name="P53">x0.8</text:p>
          </table:table-cell>
          <table:table-cell table:style-name="Table7.A2" office:value-type="string">
            <text:p text:style-name="P53">16</text:p>
          </table:table-cell>
          <table:table-cell table:style-name="Table7.D2" office:value-type="string">
            <text:p text:style-name="P53">13</text:p>
          </table:table-cell>
        </table:table-row>
        <table:table-row>
          <table:table-cell table:style-name="Table7.A2" office:value-type="string">
            <text:p text:style-name="P53">Hills</text:p>
          </table:table-cell>
          <table:table-cell table:style-name="Table7.A2" office:value-type="string">
            <text:p text:style-name="P53">x0.8</text:p>
          </table:table-cell>
          <table:table-cell table:style-name="Table7.A2" office:value-type="string">
            <text:p text:style-name="P53">14</text:p>
          </table:table-cell>
          <table:table-cell table:style-name="Table7.D2" office:value-type="string">
            <text:p text:style-name="P53">14</text:p>
          </table:table-cell>
        </table:table-row>
        <table:table-row>
          <table:table-cell table:style-name="Table7.A2" office:value-type="string">
            <text:p text:style-name="P53">Holyl’nd</text:p>
          </table:table-cell>
          <table:table-cell table:style-name="Table7.A2" office:value-type="string">
            <text:p text:style-name="P53">x1</text:p>
          </table:table-cell>
          <table:table-cell table:style-name="Table7.A2" office:value-type="string">
            <text:p text:style-name="P53">13</text:p>
          </table:table-cell>
          <table:table-cell table:style-name="Table7.D2" office:value-type="string">
            <text:p text:style-name="P53">17</text:p>
          </table:table-cell>
        </table:table-row>
        <table:table-row>
          <table:table-cell table:style-name="Table7.A2" office:value-type="string">
            <text:p text:style-name="P53">Jungle</text:p>
          </table:table-cell>
          <table:table-cell table:style-name="Table7.A2" office:value-type="string">
            <text:p text:style-name="P53">x0.6</text:p>
          </table:table-cell>
          <table:table-cell table:style-name="Table7.A2" office:value-type="string">
            <text:p text:style-name="P53">18</text:p>
          </table:table-cell>
          <table:table-cell table:style-name="Table7.D2" office:value-type="string">
            <text:p text:style-name="P53">12</text:p>
          </table:table-cell>
        </table:table-row>
        <table:table-row>
          <table:table-cell table:style-name="Table7.A2" office:value-type="string">
            <text:p text:style-name="P53">Mountains</text:p>
          </table:table-cell>
          <table:table-cell table:style-name="Table7.A2" office:value-type="string">
            <text:p text:style-name="P53">x0.6</text:p>
          </table:table-cell>
          <table:table-cell table:style-name="Table7.A2" office:value-type="string">
            <text:p text:style-name="P53">16</text:p>
          </table:table-cell>
          <table:table-cell table:style-name="Table7.D2" office:value-type="string">
            <text:p text:style-name="P53">19</text:p>
          </table:table-cell>
        </table:table-row>
        <table:table-row>
          <table:table-cell table:style-name="Table7.A2" office:value-type="string">
            <text:p text:style-name="P53">Plains</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12</text:p>
          </table:table-cell>
        </table:table-row>
        <table:table-row>
          <table:table-cell table:style-name="Table7.A2" office:value-type="string">
            <text:p text:style-name="P53">Steepes</text:p>
          </table:table-cell>
          <table:table-cell table:style-name="Table7.A2" office:value-type="string">
            <text:p text:style-name="P53">x1</text:p>
          </table:table-cell>
          <table:table-cell table:style-name="Table7.A2" office:value-type="string">
            <text:p text:style-name="P53">13</text:p>
          </table:table-cell>
          <table:table-cell table:style-name="Table7.D2" office:value-type="string">
            <text:p text:style-name="P53">13</text:p>
          </table:table-cell>
        </table:table-row>
        <table:table-row>
          <table:table-cell table:style-name="Table7.A2" office:value-type="string">
            <text:p text:style-name="P53">Swamp</text:p>
          </table:table-cell>
          <table:table-cell table:style-name="Table7.A2" office:value-type="string">
            <text:p text:style-name="P53">x0.8</text:p>
          </table:table-cell>
          <table:table-cell table:style-name="Table7.A2" office:value-type="string">
            <text:p text:style-name="P53">15</text:p>
          </table:table-cell>
          <table:table-cell table:style-name="Table7.D2" office:value-type="string">
            <text:p text:style-name="P53">15</text:p>
          </table:table-cell>
        </table:table-row>
        <table:table-row>
          <table:table-cell table:style-name="Table7.A2" office:value-type="string">
            <text:p text:style-name="P53">Tundra</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20</text:p>
          </table:table-cell>
        </table:table-row>
        <table:table-row>
          <table:table-cell table:style-name="Table7.A2" office:value-type="string">
            <text:p text:style-name="P53">+ Highway</text:p>
          </table:table-cell>
          <table:table-cell table:style-name="Table7.A2" office:value-type="string">
            <text:p text:style-name="P53">x1.5</text:p>
          </table:table-cell>
          <table:table-cell table:style-name="Table7.A2" office:value-type="string">
            <text:p text:style-name="P53">-8</text:p>
          </table:table-cell>
          <table:table-cell table:style-name="Table7.D2" office:value-type="string">
            <text:p text:style-name="P53">+8</text:p>
          </table:table-cell>
        </table:table-row>
        <table:table-row>
          <table:table-cell table:style-name="Table7.A2" office:value-type="string">
            <text:p text:style-name="P53">+ Road</text:p>
          </table:table-cell>
          <table:table-cell table:style-name="Table7.A2" office:value-type="string">
            <text:p text:style-name="P53">x1.3</text:p>
          </table:table-cell>
          <table:table-cell table:style-name="Table7.A2" office:value-type="string">
            <text:p text:style-name="P53">-4</text:p>
          </table:table-cell>
          <table:table-cell table:style-name="Table7.D2" office:value-type="string">
            <text:p text:style-name="P53">+4</text:p>
          </table:table-cell>
        </table:table-row>
        <table:table-row>
          <table:table-cell table:style-name="Table7.A2" office:value-type="string">
            <text:p text:style-name="P53">+ Trail</text:p>
          </table:table-cell>
          <table:table-cell table:style-name="Table7.A2" office:value-type="string">
            <text:p text:style-name="P53">x1.1</text:p>
          </table:table-cell>
          <table:table-cell table:style-name="Table7.A2" office:value-type="string">
            <text:p text:style-name="P53">-2</text:p>
          </table:table-cell>
          <table:table-cell table:style-name="Table7.D2" office:value-type="string">
            <text:p text:style-name="P53">+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2">Weather</text:p>
          </table:table-cell>
          <table:table-cell table:style-name="Table8.A1" office:value-type="string">
            <text:p text:style-name="P42">Speed Modifier</text:p>
          </table:table-cell>
          <table:table-cell table:style-name="Table8.A1" office:value-type="string">
            <text:p text:style-name="P42">Navigation DC</text:p>
          </table:table-cell>
          <table:table-cell table:style-name="Table8.D1" office:value-type="string">
            <text:p text:style-name="P42">Foraging DC</text:p>
          </table:table-cell>
        </table:table-row>
        <table:table-row>
          <table:table-cell table:style-name="Table8.A2" office:value-type="string">
            <text:p text:style-name="P53">Clear or Noneffecting</text:p>
          </table:table-cell>
          <table:table-cell table:style-name="Table8.A2" office:value-type="string">
            <text:p text:style-name="P53">x1</text:p>
          </table:table-cell>
          <table:table-cell table:style-name="Table8.A2" office:value-type="string">
            <text:p text:style-name="P53">x1</text:p>
          </table:table-cell>
          <table:table-cell table:style-name="Table8.D2" office:value-type="string">
            <text:p text:style-name="P53">x1</text:p>
          </table:table-cell>
        </table:table-row>
        <table:table-row>
          <table:table-cell table:style-name="Table8.A2" office:value-type="string">
            <text:p text:style-name="P53">Light Rain</text:p>
          </table:table-cell>
          <table:table-cell table:style-name="Table8.A2" office:value-type="string">
            <text:p text:style-name="P53">x1</text:p>
          </table:table-cell>
          <table:table-cell table:style-name="Table8.A2" office:value-type="string">
            <text:p text:style-name="P53">x1.2</text:p>
          </table:table-cell>
          <table:table-cell table:style-name="Table8.D2" office:value-type="string">
            <text:p text:style-name="P53">x1</text:p>
          </table:table-cell>
        </table:table-row>
        <table:table-row>
          <table:table-cell table:style-name="Table8.A2" office:value-type="string">
            <text:p text:style-name="P53">Heavy Rain</text:p>
          </table:table-cell>
          <table:table-cell table:style-name="Table8.A2" office:value-type="string">
            <text:p text:style-name="P53">x0.8</text:p>
          </table:table-cell>
          <table:table-cell table:style-name="Table8.A2" office:value-type="string">
            <text:p text:style-name="P53">x1.2</text:p>
          </table:table-cell>
          <table:table-cell table:style-name="Table8.D2" office:value-type="string">
            <text:p text:style-name="P53">x1.2</text:p>
          </table:table-cell>
        </table:table-row>
        <table:table-row>
          <table:table-cell table:style-name="Table8.A2" office:value-type="string">
            <text:p text:style-name="P53">Light Snow</text:p>
          </table:table-cell>
          <table:table-cell table:style-name="Table8.A2" office:value-type="string">
            <text:p text:style-name="P53">x0.8</text:p>
          </table:table-cell>
          <table:table-cell table:style-name="Table8.A2" office:value-type="string">
            <text:p text:style-name="P53">x1.2</text:p>
          </table:table-cell>
          <table:table-cell table:style-name="Table8.D2" office:value-type="string">
            <text:p text:style-name="P53">x1.2</text:p>
          </table:table-cell>
        </table:table-row>
        <table:table-row>
          <table:table-cell table:style-name="Table8.A2" office:value-type="string">
            <text:p text:style-name="P53">Heavy Snow</text:p>
          </table:table-cell>
          <table:table-cell table:style-name="Table8.A2" office:value-type="string">
            <text:p text:style-name="P53">x0.5</text:p>
          </table:table-cell>
          <table:table-cell table:style-name="Table8.A2" office:value-type="string">
            <text:p text:style-name="P53">x1.5</text:p>
          </table:table-cell>
          <table:table-cell table:style-name="Table8.D2" office:value-type="string">
            <text:p text:style-name="P53">x2</text:p>
          </table:table-cell>
        </table:table-row>
        <table:table-row>
          <table:table-cell table:style-name="Table8.A2" office:value-type="string">
            <text:p text:style-name="P53">Storm Event</text:p>
          </table:table-cell>
          <table:table-cell table:style-name="Table8.A2" office:value-type="string">
            <text:p text:style-name="P53">x0.2</text:p>
          </table:table-cell>
          <table:table-cell table:style-name="Table8.A2" office:value-type="string">
            <text:p text:style-name="P53">x2</text:p>
          </table:table-cell>
          <table:table-cell table:style-name="Table8.D2" office:value-type="string">
            <text:p text:style-name="P53">x3</text:p>
          </table:table-cell>
        </table:table-row>
        <table:table-row>
          <table:table-cell table:style-name="Table8.A2" office:value-type="string">
            <text:p text:style-name="P53">Abnormally Cold or Hot</text:p>
          </table:table-cell>
          <table:table-cell table:style-name="Table8.A2" office:value-type="string">
            <text:p text:style-name="P53">x0.8</text:p>
          </table:table-cell>
          <table:table-cell table:style-name="Table8.A2" office:value-type="string">
            <text:p text:style-name="P53">x1</text:p>
          </table:table-cell>
          <table:table-cell table:style-name="Table8.D2" office:value-type="string">
            <text:p text:style-name="P53">x1</text:p>
          </table:table-cell>
        </table:table-row>
        <table:table-row>
          <table:table-cell table:style-name="Table8.A2" office:value-type="string">
            <text:p text:style-name="P53">Fog</text:p>
          </table:table-cell>
          <table:table-cell table:style-name="Table8.A2" office:value-type="string">
            <text:p text:style-name="P53">x1</text:p>
          </table:table-cell>
          <table:table-cell table:style-name="Table8.A2" office:value-type="string">
            <text:p text:style-name="P53">x1.5</text:p>
          </table:table-cell>
          <table:table-cell table:style-name="Table8.D2" office:value-type="string">
            <text:p text:style-name="P53">x1</text:p>
          </table:table-cell>
        </table:table-row>
      </table:table>
      <text:p text:style-name="Standard"/>
      <text:h text:style-name="P142" text:outline-level="3">Appendix B: Sighting &amp; Tracking</text:h>
      <text:p text:style-name="P66">Sight Lines</text:p>
      <text:p text:style-name="P81">At sea level, an average height human can see for three miles before the horizon obscures. Shorter people can see for less than that, sometimes only two miles or even just one.</text:p>
      <text:p text:style-name="P81">At an elevation, much more can be seen than at sea level, and at sea level, elevation can be seen from much further away.</text:p>
      <text:p text:style-name="P81">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81">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2">Current Height Above Sea Level</text:p>
          </table:table-cell>
          <table:table-cell table:style-name="Table9.A1" office:value-type="string">
            <text:p text:style-name="P42">Distance to Visible Horizon</text:p>
          </table:table-cell>
          <table:table-cell table:style-name="Table9.A1" office:value-type="string">
            <text:p text:style-name="P42">Current Height</text:p>
          </table:table-cell>
          <table:table-cell table:style-name="Table9.D1" office:value-type="string">
            <text:p text:style-name="P42">Distance to Visible Horizon</text:p>
          </table:table-cell>
        </table:table-row>
        <table:table-row>
          <table:table-cell table:style-name="Table9.A2" office:value-type="string">
            <text:p text:style-name="P41">0ft</text:p>
          </table:table-cell>
          <table:table-cell table:style-name="Table9.A2" office:value-type="string">
            <text:p text:style-name="P41">2-3 miles</text:p>
          </table:table-cell>
          <table:table-cell table:style-name="Table9.A2" office:value-type="string">
            <text:p text:style-name="P41">400ft</text:p>
          </table:table-cell>
          <table:table-cell table:style-name="Table9.D2" office:value-type="string">
            <text:p text:style-name="P41">24 miles</text:p>
          </table:table-cell>
        </table:table-row>
        <table:table-row>
          <table:table-cell table:style-name="Table9.A2" office:value-type="string">
            <text:p text:style-name="P41">10ft</text:p>
          </table:table-cell>
          <table:table-cell table:style-name="Table9.A2" office:value-type="string">
            <text:p text:style-name="P41">4 miles</text:p>
          </table:table-cell>
          <table:table-cell table:style-name="Table9.A2" office:value-type="string">
            <text:p text:style-name="P41">1000ft</text:p>
          </table:table-cell>
          <table:table-cell table:style-name="Table9.D2" office:value-type="string">
            <text:p text:style-name="P41">38 miles</text:p>
          </table:table-cell>
        </table:table-row>
        <table:table-row>
          <table:table-cell table:style-name="Table9.A2" office:value-type="string">
            <text:p text:style-name="P41">25ft</text:p>
          </table:table-cell>
          <table:table-cell table:style-name="Table9.A2" office:value-type="string">
            <text:p text:style-name="P41">6 miles</text:p>
          </table:table-cell>
          <table:table-cell table:style-name="Table9.A2" office:value-type="string">
            <text:p text:style-name="P41">1500ft</text:p>
          </table:table-cell>
          <table:table-cell table:style-name="Table9.D2" office:value-type="string">
            <text:p text:style-name="P41">48 miles</text:p>
          </table:table-cell>
        </table:table-row>
        <table:table-row>
          <table:table-cell table:style-name="Table9.A2" office:value-type="string">
            <text:p text:style-name="P41">50ft</text:p>
          </table:table-cell>
          <table:table-cell table:style-name="Table9.A2" office:value-type="string">
            <text:p text:style-name="P41">9 miles</text:p>
          </table:table-cell>
          <table:table-cell table:style-name="Table9.A2" office:value-type="string">
            <text:p text:style-name="P41">2500ft</text:p>
          </table:table-cell>
          <table:table-cell table:style-name="Table9.D2" office:value-type="string">
            <text:p text:style-name="P41">61 miles</text:p>
          </table:table-cell>
        </table:table-row>
        <table:table-row>
          <table:table-cell table:style-name="Table9.A2" office:value-type="string">
            <text:p text:style-name="P41">100ft</text:p>
          </table:table-cell>
          <table:table-cell table:style-name="Table9.A2" office:value-type="string">
            <text:p text:style-name="P41">12 miles</text:p>
          </table:table-cell>
          <table:table-cell table:style-name="Table9.A2" office:value-type="string">
            <text:p text:style-name="P41">3500ft</text:p>
          </table:table-cell>
          <table:table-cell table:style-name="Table9.D2" office:value-type="string">
            <text:p text:style-name="P41">72 miles</text:p>
          </table:table-cell>
        </table:table-row>
      </table:table>
      <text:p text:style-name="P81"/>
      <text:p text:style-name="P66">Types of Tracks</text:p>
      <text:list xml:id="list141405996289134" text:continue-list="list141405838884903" text:style-name="List_20_1">
        <text:list-item>
          <text:p text:style-name="P186">Spoor</text:p>
          <text:list>
            <text:list-item>
              <text:p text:style-name="P186">Both physical prints and sets</text:p>
            </text:list-item>
            <text:list-item>
              <text:p text:style-name="P186">Runs &amp; Trails</text:p>
            </text:list-item>
          </text:list>
        </text:list-item>
        <text:list-item>
          <text:p text:style-name="P186">Sounds</text:p>
        </text:list-item>
        <text:list-item>
          <text:p text:style-name="P186">Smells</text:p>
        </text:list-item>
        <text:list-item>
          <text:p text:style-name="P186">Moulting</text:p>
          <text:list>
            <text:list-item>
              <text:p text:style-name="P186">Anything shed by a creature, including skin, tails, exoskeletons, etc</text:p>
            </text:list-item>
          </text:list>
        </text:list-item>
        <text:list-item>
          <text:p text:style-name="P186"><text:soft-page-break/>Food</text:p>
          <text:list>
            <text:list-item>
              <text:p text:style-name="P186">Food stores</text:p>
            </text:list-item>
            <text:list-item>
              <text:p text:style-name="P186">Partially consumed meals</text:p>
            </text:list-item>
          </text:list>
        </text:list-item>
        <text:list-item>
          <text:p text:style-name="P186">Fewmets</text:p>
          <text:list>
            <text:list-item>
              <text:p text:style-name="P186">Scat, Excrement, Urine &amp; the like</text:p>
            </text:list-item>
          </text:list>
        </text:list-item>
        <text:list-item>
          <text:p text:style-name="P186">Kill Sites</text:p>
          <text:list>
            <text:list-item>
              <text:p text:style-name="P186">Butchery or Consumption refuse, such as bone, sinew, pellets, etc</text:p>
            </text:list-item>
            <text:list-item>
              <text:p text:style-name="P186">Blood stains or trails</text:p>
            </text:list-item>
            <text:list-item>
              <text:p text:style-name="P186">sprung/reset traps</text:p>
            </text:list-item>
          </text:list>
        </text:list-item>
        <text:list-item>
          <text:p text:style-name="P186">Glyphs</text:p>
          <text:list>
            <text:list-item>
              <text:p text:style-name="P186">intentional markings left by intelligent creatures</text:p>
            </text:list-item>
          </text:list>
        </text:list-item>
        <text:list-item>
          <text:p text:style-name="P186">Sleeping Areas</text:p>
          <text:list>
            <text:list-item>
              <text:p text:style-name="P186">crushed vegitation</text:p>
            </text:list-item>
            <text:list-item>
              <text:p text:style-name="P186">intelligent camp</text:p>
            </text:list-item>
          </text:list>
        </text:list-item>
        <text:list-item>
          <text:p text:style-name="P186">Marring</text:p>
          <text:list>
            <text:list-item>
              <text:p text:style-name="P186">damage to the natural environment, such as rubs, gnaws, chews, scratchings, burns, etc</text:p>
            </text:list-item>
          </text:list>
        </text:list-item>
      </text:list>
      <text:p text:style-name="P66">Scale of Tracks</text:p>
      <text:list xml:id="list141405777177847" text:continue-numbering="true" text:style-name="List_20_1">
        <text:list-item>
          <text:p text:style-name="P186">Large</text:p>
          <text:list>
            <text:list-item>
              <text:p text:style-name="P186">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186">Medium</text:p>
          <text:list>
            <text:list-item>
              <text:p text:style-name="P186">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186">Small</text:p>
          <text:list>
            <text:list-item>
              <text:p text:style-name="P180"><text:span text:style-name="T66">Requires a sharp eye, special training, or both. They include many of the same signs as previous categories, but are subtler, sometimes as the result of </text:span><text:soft-page-break/><text:span text:style-name="T66">extreme age. These are faint pawprints on hard ground, a handful of partially buried bones left from a months-old kill, or an orcish arrowhead buried deep in a tree trunk.</text:span></text:p>
            </text:list-item>
          </text:list>
        </text:list-item>
        <text:list-item>
          <text:p text:style-name="P186">Ghost</text:p>
          <text:list>
            <text:list-item>
              <text:p text:style-name="P183"><text:span text:style-name="T66">almost certainly require training and experience to spot and interpret. They also frequently disappear quickly. This can include </text:span><text:span text:style-name="T38">dullings</text:span><text:span text:style-name="T66"> (in which a creature passing through the morning dew leaves a “dull” area by brushing the water off foliage), </text:span><text:span text:style-name="T38">shinings</text:span><text:span text:style-name="T66"> (later in the day, creatures walking through the grass press it down, revealing its shiny side), and other incredibly subtle tracks (like leaf depressions).</text:span></text:p>
            </text:list-item>
          </text:list>
        </text:list-item>
      </text:list>
      <text:p text:style-name="P8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14:14:03.035000000</dc:date>
    <meta:editing-duration>PT10H54M47S</meta:editing-duration>
    <meta:editing-cycles>64</meta:editing-cycles>
    <meta:generator>LibreOffice/6.4.2.2$Windows_X86_64 LibreOffice_project/4e471d8c02c9c90f512f7f9ead8875b57fcb1ec3</meta:generator>
    <meta:document-statistic meta:table-count="47" meta:image-count="0" meta:object-count="0" meta:page-count="85" meta:paragraph-count="1390" meta:word-count="23643" meta:character-count="134609" meta:non-whitespace-character-count="112042"/>
  </office:meta>
</office:document-meta>
</file>